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522cm"/>
    </style:style>
    <style:style style:name="co11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0.7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5.479cm"/>
    </style:style>
    <style:style style:name="co9" style:family="table-column">
      <style:table-column-properties fo:break-before="auto" style:column-width="0.36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7.989cm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266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43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24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</style:style>
    <style:style style:name="ce525" style:family="table-cell" style:parent-style-name="Default" style:data-style-name="N84">
      <style:table-cell-properties fo:border-bottom="none" fo:background-color="#ccccff" fo:border-left="0.002cm solid #000000" fo:border-right="0.002cm solid #000000" fo:border-top="0.002cm solid #000000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73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</style:style>
    <style:style style:name="ce32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</style:style>
    <style:style style:name="ce526" style:family="table-cell" style:parent-style-name="Default" style:data-style-name="N84">
      <style:table-cell-properties fo:border-bottom="none" fo:background-color="transparent" fo:border-left="0.002cm solid #000000" fo:border-right="0.002cm solid #000000" fo:border-top="0.002cm solid #000000"/>
      <style:text-properties fo:color="#ff0000"/>
    </style:style>
    <style:style style:name="ce527" style:family="table-cell" style:parent-style-name="Default" style:data-style-name="N84">
      <style:table-cell-properties fo:background-color="transparent" fo:border="0.002cm solid #000000"/>
    </style:style>
    <style:style style:name="ce528" style:family="table-cell" style:parent-style-name="Default">
      <style:table-cell-properties fo:background-color="#ccccff" fo:border="0.002cm solid #000000"/>
    </style:style>
    <style:style style:name="ce52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530" style:family="table-cell" style:parent-style-name="Default" style:data-style-name="N84"/>
    <style:style style:name="ce531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fo:color="#00ae00"/>
    </style:style>
    <style:style style:name="ce532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color="#6b2394"/>
    </style:style>
    <style:style style:name="ce533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ffcc99"/>
    </style:style>
    <style:style style:name="ce534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  <style:text-properties fo:color="#ff0000"/>
    </style:style>
    <style:style style:name="ce535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color="#e6ff00"/>
    </style:style>
    <style:style style:name="ce536" style:family="table-cell" style:parent-style-name="Default">
      <style:table-cell-properties fo:background-color="#996633"/>
    </style:style>
    <style:style style:name="ce537" style:family="table-cell" style:parent-style-name="Default">
      <style:table-cell-properties fo:background-color="#0099ff" style:text-align-source="fix" style:repeat-content="false" fo:border="0.002cm solid #000000"/>
      <style:paragraph-properties fo:text-align="center" fo:margin-left="0cm"/>
    </style:style>
    <style:style style:name="ce538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663300"/>
    </style:style>
    <style:style style:name="ce53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540" style:family="table-cell" style:parent-style-name="Default">
      <style:table-cell-properties fo:background-color="#00ae00" style:text-align-source="fix" style:repeat-content="false" fo:border="0.002cm solid #000000"/>
      <style:paragraph-properties fo:text-align="center" fo:margin-left="0cm"/>
      <style:text-properties fo:color="#00ae00"/>
    </style:style>
    <style:style style:name="ce541" style:family="table-cell" style:parent-style-name="Default">
      <style:table-cell-properties fo:background-color="#9966cc" style:text-align-source="fix" style:repeat-content="false" fo:border="0.002cm solid #000000"/>
      <style:paragraph-properties fo:text-align="center" fo:margin-left="0cm"/>
      <style:text-properties fo:color="#6b2394"/>
    </style:style>
    <style:style style:name="ce542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4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e6ff00"/>
    </style:style>
    <style:style style:name="ce544" style:family="table-cell" style:parent-style-name="Default">
      <style:table-cell-properties fo:background-color="#2300dc" style:text-align-source="fix" style:repeat-content="false" fo:border="0.002cm solid #000000"/>
      <style:paragraph-properties fo:text-align="center" fo:margin-left="0cm"/>
    </style:style>
    <style:style style:name="ce545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27" style:family="table-cell" style:parent-style-name="Default" style:data-style-name="N75">
      <style:table-cell-properties style:glyph-orientation-vertical="0" fo:border-bottom="none" fo:background-color="#cccc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8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9" style:family="table-cell" style:parent-style-name="Default" style:data-style-name="N75">
      <style:table-cell-properties style:glyph-orientation-vertical="0" fo:background-color="#ffd32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/>
    </style:style>
    <style:style style:name="ce30" style:family="table-cell" style:parent-style-name="Default" style:data-style-name="N75">
      <style:table-cell-properties style:glyph-orientation-vertical="0" fo:background-color="#cfe7f5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1" style:family="table-cell" style:parent-style-name="Default" style:data-style-name="N75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2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4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fo:color="#000000" style:font-name="Bahnschrift Light Condensed"/>
    </style:style>
    <style:style style:name="ce35" style:family="table-cell" style:parent-style-name="pas_20_livraison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legumes" style:base-cell-address="Sheet1.B2"/>
    </style:style>
    <style:style style:name="ce36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" style:base-cell-address="Sheet1.B2"/>
    </style:style>
    <style:style style:name="ce37" style:family="table-cell" style:parent-style-name="pas_20_livraison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legumes" style:base-cell-address="Sheet1.B2"/>
    </style:style>
    <style:style style:name="ce38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" style:base-cell-address="Sheet1.B2"/>
    </style:style>
    <style:style style:name="ce39" style:family="table-cell" style:parent-style-name="pas_20_livraison">
      <style:table-cell-properties fo:background-color="#cfe7f5"/>
      <style:map style:condition="cell-content-is-between(1,100)" style:apply-style-name="legumes" style:base-cell-address="Sheet1.B2"/>
    </style:style>
    <style:style style:name="ce40" style:family="table-cell" style:parent-style-name="pas_20_livraison">
      <style:table-cell-properties fo:background-color="#666666" style:text-align-source="fix" style:repeat-content="false" fo:border="none" style:vertical-align="middle"/>
      <style:paragraph-properties fo:text-align="center" fo:margin-left="0cm"/>
      <style:map style:condition="cell-content-is-between(1,100)" style:apply-style-name="legumes" style:base-cell-address="Sheet1.B2"/>
    </style:style>
    <style:style style:name="ce41" style:family="table-cell" style:parent-style-name="pas_20_livraison">
      <style:table-cell-properties fo:border-bottom="0.002cm solid #000000" fo:background-color="#666666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map style:condition="cell-content-is-between(1,100)" style:apply-style-name="legumes" style:base-cell-address="Sheet1.B2"/>
    </style:style>
    <style:style style:name="ce42" style:family="table-cell" style:parent-style-name="pas_20_livraison">
      <style:table-cell-properties fo:background-color="#ffffff" style:text-align-source="fix" style:repeat-content="false" fo:border="0.002cm solid #000000"/>
      <style:paragraph-properties fo:text-align="center" fo:margin-left="0cm"/>
      <style:map style:condition="cell-content-is-between(1,100)" style:apply-style-name="legumes" style:base-cell-address="Sheet1.B2"/>
    </style:style>
    <style:style style:name="ce43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" style:base-cell-address="Sheet1.B2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  <style:map style:condition="cell-content-is-between(1,100)" style:apply-style-name="legumes" style:base-cell-address="Sheet1.B2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font-name="Bahnschrift Light Condensed"/>
    </style:style>
    <style:style style:name="ce4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4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4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3" style:family="table-cell" style:parent-style-name="pas_20_livraison">
      <style:table-cell-properties fo:background-color="#cfe7f5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4" style:family="table-cell" style:parent-style-name="pas_20_livraison">
      <style:table-cell-properties fo:background-color="#cfe7f5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5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59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24"/>
      <style:map style:condition="cell-content-is-not-between(1,100)" style:apply-style-name="pas_20_livraison" style:base-cell-address="Sheet1.C124"/>
    </style:style>
    <style:style style:name="ce60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25"/>
      <style:map style:condition="cell-content-is-not-between(1,100)" style:apply-style-name="pas_20_livraison" style:base-cell-address="Sheet1.C125"/>
    </style:style>
    <style:style style:name="ce61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26"/>
      <style:map style:condition="cell-content-is-not-between(1,100)" style:apply-style-name="pas_20_livraison" style:base-cell-address="Sheet1.C126"/>
    </style:style>
    <style:style style:name="ce62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27"/>
      <style:map style:condition="cell-content-is-not-between(1,100)" style:apply-style-name="pas_20_livraison" style:base-cell-address="Sheet1.C127"/>
    </style:style>
    <style:style style:name="ce63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28"/>
      <style:map style:condition="cell-content-is-not-between(1,100)" style:apply-style-name="pas_20_livraison" style:base-cell-address="Sheet1.C128"/>
    </style:style>
    <style:style style:name="ce64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29"/>
      <style:map style:condition="cell-content-is-not-between(1,100)" style:apply-style-name="pas_20_livraison" style:base-cell-address="Sheet1.C129"/>
    </style:style>
    <style:style style:name="ce65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0"/>
      <style:map style:condition="cell-content-is-not-between(1,100)" style:apply-style-name="pas_20_livraison" style:base-cell-address="Sheet1.C130"/>
    </style:style>
    <style:style style:name="ce66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1"/>
      <style:map style:condition="cell-content-is-not-between(1,100)" style:apply-style-name="pas_20_livraison" style:base-cell-address="Sheet1.C131"/>
    </style:style>
    <style:style style:name="ce67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2"/>
      <style:map style:condition="cell-content-is-not-between(1,100)" style:apply-style-name="pas_20_livraison" style:base-cell-address="Sheet1.C132"/>
    </style:style>
    <style:style style:name="ce68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3"/>
      <style:map style:condition="cell-content-is-not-between(1,100)" style:apply-style-name="pas_20_livraison" style:base-cell-address="Sheet1.C133"/>
    </style:style>
    <style:style style:name="ce69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4"/>
      <style:map style:condition="cell-content-is-not-between(1,100)" style:apply-style-name="pas_20_livraison" style:base-cell-address="Sheet1.C134"/>
    </style:style>
    <style:style style:name="ce70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5"/>
      <style:map style:condition="cell-content-is-not-between(1,100)" style:apply-style-name="pas_20_livraison" style:base-cell-address="Sheet1.C135"/>
    </style:style>
    <style:style style:name="ce71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6"/>
      <style:map style:condition="cell-content-is-not-between(1,100)" style:apply-style-name="pas_20_livraison" style:base-cell-address="Sheet1.C136"/>
    </style:style>
    <style:style style:name="ce72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7"/>
      <style:map style:condition="cell-content-is-not-between(1,100)" style:apply-style-name="pas_20_livraison" style:base-cell-address="Sheet1.C137"/>
    </style:style>
    <style:style style:name="ce73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8"/>
      <style:map style:condition="cell-content-is-not-between(1,100)" style:apply-style-name="pas_20_livraison" style:base-cell-address="Sheet1.C138"/>
    </style:style>
    <style:style style:name="ce74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39"/>
      <style:map style:condition="cell-content-is-not-between(1,100)" style:apply-style-name="pas_20_livraison" style:base-cell-address="Sheet1.C139"/>
    </style:style>
    <style:style style:name="ce75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legumes" style:base-cell-address="Sheet1.B2"/>
    </style:style>
    <style:style style:name="ce76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41"/>
      <style:map style:condition="cell-content-is-not-between(1,100)" style:apply-style-name="pas_20_livraison" style:base-cell-address="Sheet1.C141"/>
    </style:style>
    <style:style style:name="ce77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42"/>
      <style:map style:condition="cell-content-is-not-between(1,100)" style:apply-style-name="pas_20_livraison" style:base-cell-address="Sheet1.C142"/>
    </style:style>
    <style:style style:name="ce78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43"/>
      <style:map style:condition="cell-content-is-not-between(1,100)" style:apply-style-name="pas_20_livraison" style:base-cell-address="Sheet1.C143"/>
    </style:style>
    <style:style style:name="ce79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  <style:map style:condition="cell-content-is-between(1,100)" style:apply-style-name="pain" style:base-cell-address="Sheet1.C144"/>
      <style:map style:condition="cell-content-is-not-between(1,100)" style:apply-style-name="pas_20_livraison" style:base-cell-address="Sheet1.C144"/>
    </style:style>
    <style:style style:name="ce8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pain" style:base-cell-address="Sheet1.C2"/>
      <style:map style:condition="cell-content-is-not-between(1,100)" style:apply-style-name="pas_20_livraison" style:base-cell-address="Sheet1.C2"/>
    </style:style>
    <style:style style:name="ce82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3" style:family="table-cell" style:parent-style-name="Default">
      <style:table-cell-properties fo:background-color="#ff8080" style:text-align-source="fix" style:repeat-content="false" fo:border="0.002cm solid #000000"/>
      <style:paragraph-properties fo:text-align="center" fo:margin-left="0cm"/>
      <style:text-properties fo:color="#000000" fo:font-size="7pt" style:font-size-asian="7pt" style:font-size-complex="7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6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8" style:family="table-cell" style:parent-style-name="oeufs_20_">
      <style:table-cell-properties style:text-align-source="fix" style:repeat-content="false"/>
      <style:paragraph-properties fo:text-align="center" fo:margin-left="0c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89" style:family="table-cell" style:parent-style-name="oeufs_20_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0" style:family="table-cell" style:parent-style-name="pas_20_livraison">
      <style:table-cell-properties fo:background-color="#cfe7f5" style:text-align-source="fix" style:repeat-content="false"/>
      <style:paragraph-properties fo:text-align="center" fo:margin-left="0c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1" style:family="table-cell" style:parent-style-name="pas_20_livraison">
      <style:table-cell-properties fo:background-color="#cfe7f5" style:text-align-source="fix" style:repeat-content="false"/>
      <style:paragraph-properties fo:text-align="center" fo:margin-left="0c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5" style:family="table-cell" style:parent-style-name="Default">
      <style:table-cell-properties fo:background-color="#fff200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98" style:family="table-cell" style:parent-style-name="Default">
      <style:table-cell-properties fo:background-color="#fff200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cell-content-is-between(1,100)" style:apply-style-name="oeufs_20_" style:base-cell-address="Sheet1.D120"/>
      <style:map style:condition="cell-content-is-not-between(1,100)" style:apply-style-name="pas_20_livraison" style:base-cell-address="Sheet1.D120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oeufs_20_" style:base-cell-address="Sheet1.D120"/>
      <style:map style:condition="cell-content-is-not-between(1,100)" style:apply-style-name="pas_20_livraison" style:base-cell-address="Sheet1.D120"/>
    </style:style>
    <style:style style:name="ce10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0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/>
      <style:map style:condition="cell-content-is-between(1,100)" style:apply-style-name="oeufs_20_" style:base-cell-address="Sheet1.D2"/>
      <style:map style:condition="cell-content-is-not-between(1,100)" style:apply-style-name="pas_20_livraison" style:base-cell-address="Sheet1.D2"/>
    </style:style>
    <style:style style:name="ce104" style:family="table-cell" style:parent-style-name="Default">
      <style:table-cell-properties fo:background-color="#996633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poulet" style:base-cell-address="Sheet1.E2"/>
    </style:style>
    <style:style style:name="ce1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0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poulet" style:base-cell-address="Sheet1.E2"/>
    </style:style>
    <style:style style:name="ce10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0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09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10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2"/>
    </style:style>
    <style:style style:name="ce111" style:family="table-cell" style:parent-style-name="pas_20_livraison">
      <style:table-cell-properties fo:background-color="#cfe7f5"/>
      <style:map style:condition="cell-content-is-between(1,100)" style:apply-style-name="poulet" style:base-cell-address="Sheet1.E2"/>
    </style:style>
    <style:style style:name="ce112" style:family="table-cell" style:parent-style-name="pas_20_livraison">
      <style:table-cell-properties fo:background-color="#cfe7f5"/>
      <style:map style:condition="cell-content-is-between(1,100)" style:apply-style-name="poulet" style:base-cell-address="Sheet1.E2"/>
    </style:style>
    <style:style style:name="ce1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14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08"/>
    </style:style>
    <style:style style:name="ce115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12"/>
    </style:style>
    <style:style style:name="ce116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16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1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-is-between(1,100)" style:apply-style-name="poulet" style:base-cell-address="Sheet1.E2"/>
    </style:style>
    <style:style style:name="ce119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20"/>
    </style:style>
    <style:style style:name="ce120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24"/>
    </style:style>
    <style:style style:name="ce121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28"/>
    </style:style>
    <style:style style:name="ce122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32"/>
    </style:style>
    <style:style style:name="ce12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E2"/>
    </style:style>
    <style:style style:name="ce124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36"/>
    </style:style>
    <style:style style:name="ce125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39"/>
    </style:style>
    <style:style style:name="ce126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44"/>
    </style:style>
    <style:style style:name="ce127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52"/>
    </style:style>
    <style:style style:name="ce128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E156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poulet" style:base-cell-address="Sheet1.E2"/>
    </style:style>
    <style:style style:name="ce130" style:family="table-cell" style:parent-style-name="Default">
      <style:table-cell-properties fo:background-color="#996633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poulet" style:base-cell-address="Sheet1.F2"/>
    </style:style>
    <style:style style:name="ce1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3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34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35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2"/>
    </style:style>
    <style:style style:name="ce136" style:family="table-cell" style:parent-style-name="pas_20_livraison">
      <style:table-cell-properties fo:background-color="#cfe7f5"/>
      <style:map style:condition="cell-content-is-between(1,100)" style:apply-style-name="poulet" style:base-cell-address="Sheet1.F2"/>
    </style:style>
    <style:style style:name="ce137" style:family="table-cell" style:parent-style-name="pas_20_livraison">
      <style:table-cell-properties fo:background-color="#cfe7f5"/>
      <style:map style:condition="cell-content-is-between(1,100)" style:apply-style-name="poulet" style:base-cell-address="Sheet1.F2"/>
    </style:style>
    <style:style style:name="ce1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39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06"/>
    </style:style>
    <style:style style:name="ce140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10"/>
    </style:style>
    <style:style style:name="ce141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14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4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-is-between(1,100)" style:apply-style-name="poulet" style:base-cell-address="Sheet1.F2"/>
    </style:style>
    <style:style style:name="ce144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22"/>
    </style:style>
    <style:style style:name="ce145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26"/>
    </style:style>
    <style:style style:name="ce146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30"/>
    </style:style>
    <style:style style:name="ce14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map style:condition="cell-content-is-between(1,100)" style:apply-style-name="poulet" style:base-cell-address="Sheet1.F2"/>
    </style:style>
    <style:style style:name="ce148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34"/>
    </style:style>
    <style:style style:name="ce149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36"/>
    </style:style>
    <style:style style:name="ce150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38"/>
    </style:style>
    <style:style style:name="ce151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42"/>
    </style:style>
    <style:style style:name="ce152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46"/>
    </style:style>
    <style:style style:name="ce153" style:family="table-cell" style:parent-style-name="poulet">
      <style:table-cell-properties style:text-align-source="fix" style:repeat-content="false"/>
      <style:paragraph-properties fo:text-align="center" fo:margin-left="0cm"/>
      <style:map style:condition="cell-content-is-between(1,100)" style:apply-style-name="poulet" style:base-cell-address="Sheet1.F154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poulet" style:base-cell-address="Sheet1.F2"/>
    </style:style>
    <style:style style:name="ce155" style:family="table-cell" style:parent-style-name="Default">
      <style:table-cell-properties fo:background-color="#ccccff" style:text-align-source="fix" style:repeat-content="false" fo:border="0.002cm solid #000000" style:rotation-angle="90" style:vertical-align="middle"/>
      <style:paragraph-properties fo:text-align="center" fo:margin-left="0cm"/>
      <style:text-properties style:use-window-font-color="true" style:font-name="Bahnschrift Light Condensed"/>
    </style:style>
    <style:style style:name="ce15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G2"/>
    </style:style>
    <style:style style:name="ce15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" style:base-cell-address="Sheet1.G2"/>
    </style:style>
    <style:style style:name="ce15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G2"/>
    </style:style>
    <style:style style:name="ce15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G2"/>
    </style:style>
    <style:style style:name="ce160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G2"/>
    </style:style>
    <style:style style:name="ce16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ampignons" style:base-cell-address="Sheet1.G2"/>
    </style:style>
    <style:style style:name="ce162" style:family="table-cell" style:parent-style-name="pas_20_livraison">
      <style:table-cell-properties fo:background-color="#cfe7f5"/>
      <style:map style:condition="cell-content-is-between(1,100)" style:apply-style-name="champignons" style:base-cell-address="Sheet1.G2"/>
    </style:style>
    <style:style style:name="ce163" style:family="table-cell" style:parent-style-name="pas_20_livraison">
      <style:table-cell-properties fo:background-color="#cfe7f5"/>
      <style:map style:condition="cell-content-is-between(1,100)" style:apply-style-name="champignons" style:base-cell-address="Sheet1.G2"/>
    </style:style>
    <style:style style:name="ce16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ampignons" style:base-cell-address="Sheet1.G2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-is-between(1,100)" style:apply-style-name="champignons" style:base-cell-address="Sheet1.G2"/>
    </style:style>
    <style:style style:name="ce16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-is-between(1,100)" style:apply-style-name="champignons" style:base-cell-address="Sheet1.G2"/>
    </style:style>
    <style:style style:name="ce16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G2"/>
    </style:style>
    <style:style style:name="ce1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champignons" style:base-cell-address="Sheet1.G2"/>
    </style:style>
    <style:style style:name="ce1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7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ampignons" style:base-cell-address="Sheet1.H2"/>
    </style:style>
    <style:style style:name="ce17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7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73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74" style:family="table-cell" style:parent-style-name="pas_20_livraison">
      <style:table-cell-properties fo:background-color="#cfe7f5"/>
      <style:map style:condition="cell-content-is-between(1,100)" style:apply-style-name="champignons" style:base-cell-address="Sheet1.H2"/>
    </style:style>
    <style:style style:name="ce175" style:family="table-cell" style:parent-style-name="pas_20_livraison">
      <style:table-cell-properties fo:background-color="#cfe7f5"/>
      <style:map style:condition="cell-content-is-between(1,100)" style:apply-style-name="champignons" style:base-cell-address="Sheet1.H2"/>
    </style:style>
    <style:style style:name="ce1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7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7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map style:condition="cell-content-is-between(1,100)" style:apply-style-name="champignons" style:base-cell-address="Sheet1.H2"/>
    </style:style>
    <style:style style:name="ce179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map style:condition="cell-content-is-between(1,100)" style:apply-style-name="champignons" style:base-cell-address="Sheet1.H2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champignons" style:base-cell-address="Sheet1.H2"/>
    </style:style>
    <style:style style:name="ce181" style:family="table-cell" style:parent-style-name="Default">
      <style:table-cell-properties fo:background-color="#ccccff" style:text-align-source="fix" style:repeat-content="false" fo:wrap-option="wrap" fo:border="0.002cm solid #000000" style:rotation-angle="90" style:vertical-align="middle"/>
      <style:paragraph-properties fo:text-align="center" fo:margin-left="0cm"/>
      <style:text-properties style:font-name="Bahnschrift Light Condensed"/>
    </style:style>
    <style:style style:name="ce18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color="#6b2394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7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89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0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2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produits_20_laitiers" style:base-cell-address="Sheet1.I2"/>
      <style:map style:condition="cell-content-is-not-between(1,100)" style:apply-style-name="pas_20_livraison" style:base-cell-address="Sheet1.I2"/>
    </style:style>
    <style:style style:name="ce19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J2"/>
    </style:style>
    <style:style style:name="ce19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6b2394"/>
      <style:map style:condition="cell-content-is-between(1,100)" style:apply-style-name="produits_20_laitiers" style:base-cell-address="Sheet1.J2"/>
    </style:style>
    <style:style style:name="ce19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color="#6b2394"/>
      <style:map style:condition="cell-content-is-between(1,100)" style:apply-style-name="produits_20_laitiers" style:base-cell-address="Sheet1.J2"/>
    </style:style>
    <style:style style:name="ce19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produits_20_laitiers" style:base-cell-address="Sheet1.J2"/>
    </style:style>
    <style:style style:name="ce200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J2"/>
    </style:style>
    <style:style style:name="ce20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000000"/>
      <style:map style:condition="cell-content-is-between(1,100)" style:apply-style-name="produits_20_laitiers" style:base-cell-address="Sheet1.J2"/>
    </style:style>
    <style:style style:name="ce202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roduits_20_laitiers" style:base-cell-address="Sheet1.J2"/>
    </style:style>
    <style:style style:name="ce203" style:family="table-cell" style:parent-style-name="pas_20_livraison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map style:condition="cell-content-is-between(1,100)" style:apply-style-name="produits_20_laitiers" style:base-cell-address="Sheet1.J2"/>
    </style:style>
    <style:style style:name="ce20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205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J2"/>
    </style:style>
    <style:style style:name="ce206" style:family="table-cell" style:parent-style-name="pas_20_livraison">
      <style:table-cell-properties fo:background-color="#cfe7f5"/>
      <style:map style:condition="cell-content-is-between(1,100)" style:apply-style-name="produits_20_laitiers" style:base-cell-address="Sheet1.J2"/>
    </style:style>
    <style:style style:name="ce20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20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210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roduits_20_laitiers" style:base-cell-address="Sheet1.J2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produits_20_laitiers" style:base-cell-address="Sheet1.J2"/>
    </style:style>
    <style:style style:name="ce212" style:family="table-cell" style:parent-style-name="pomme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7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1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0" style:family="table-cell" style:parent-style-name="pomme">
      <style:table-cell-properties style:text-align-source="fix" style:repeat-content="false"/>
      <style:paragraph-properties fo:text-align="center" fo:margin-left="0cm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1" style:family="table-cell" style:parent-style-name="pas_20_livraison">
      <style:table-cell-properties fo:background-color="#cfe7f5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2" style:family="table-cell" style:parent-style-name="pas_20_livraison">
      <style:table-cell-properties fo:background-color="#cfe7f5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3" style:family="table-cell" style:parent-style-name="pomme">
      <style:table-cell-properties style:text-align-source="value-type" style:repeat-content="false"/>
      <style:paragraph-properties fo:margin-left="0cm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5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  <style:map style:condition="cell-content-is-between(1,100)" style:apply-style-name="pomme" style:base-cell-address="Sheet1.K2"/>
      <style:map style:condition="cell-content-is-not-between(1,100)" style:apply-style-name="pas_20_livraison" style:base-cell-address="Sheet1.K2"/>
    </style:style>
    <style:style style:name="ce2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3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4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7" style:family="table-cell" style:parent-style-name="pas_20_livraison">
      <style:table-cell-properties fo:background-color="#cfe7f5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8" style:family="table-cell" style:parent-style-name="pas_20_livraison">
      <style:table-cell-properties fo:background-color="#cfe7f5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3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4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4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map style:condition="cell-content-is-between(1,100)" style:apply-style-name="chevre" style:base-cell-address="Sheet1.L2"/>
      <style:map style:condition="cell-content-is-not-between(1,100)" style:apply-style-name="pas_20_livraison" style:base-cell-address="Sheet1.L2"/>
    </style:style>
    <style:style style:name="ce244" style:family="table-cell" style:parent-style-name="Default">
      <style:table-cell-properties fo:background-color="#23ff23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Kiwis" style:base-cell-address="Sheet1.M2"/>
    </style:style>
    <style:style style:name="ce24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48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49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1" style:family="table-cell" style:parent-style-name="Default">
      <style:table-cell-properties fo:background-color="#006600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2" style:family="table-cell" style:parent-style-name="pas_20_livraison">
      <style:table-cell-properties fo:background-color="#cfe7f5"/>
      <style:map style:condition="cell-content-is-between(1,100)" style:apply-style-name="Kiwis" style:base-cell-address="Sheet1.M2"/>
    </style:style>
    <style:style style:name="ce253" style:family="table-cell" style:parent-style-name="pas_20_livraison">
      <style:table-cell-properties fo:background-color="#cfe7f5"/>
      <style:map style:condition="cell-content-is-between(1,100)" style:apply-style-name="Kiwis" style:base-cell-address="Sheet1.M2"/>
    </style:style>
    <style:style style:name="ce25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  <style:map style:condition="cell-content-is-between(1,100)" style:apply-style-name="Kiwis" style:base-cell-address="Sheet1.M2"/>
    </style:style>
    <style:style style:name="ce25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</style:style>
    <style:style style:name="ce259" style:family="table-cell" style:parent-style-name="Default">
      <style:table-cell-properties fo:background-color="#fff2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Millet" style:base-cell-address="Sheet1.N2"/>
    </style:style>
    <style:style style:name="ce2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Millet" style:base-cell-address="Sheet1.N2"/>
    </style:style>
    <style:style style:name="ce26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Millet" style:base-cell-address="Sheet1.N2"/>
    </style:style>
    <style:style style:name="ce2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Millet" style:base-cell-address="Sheet1.N2"/>
    </style:style>
    <style:style style:name="ce263" style:family="table-cell" style:parent-style-name="Default">
      <style:table-cell-properties fo:background-color="#006600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Millet" style:base-cell-address="Sheet1.N2"/>
    </style:style>
    <style:style style:name="ce264" style:family="table-cell" style:parent-style-name="pas_20_livraison">
      <style:table-cell-properties fo:background-color="#cfe7f5"/>
      <style:map style:condition="cell-content-is-between(1,100)" style:apply-style-name="Millet" style:base-cell-address="Sheet1.N2"/>
    </style:style>
    <style:style style:name="ce2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Millet" style:base-cell-address="Sheet1.N2"/>
    </style:style>
    <style:style style:name="ce266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  <style:map style:condition="cell-content-is-between(1,100)" style:apply-style-name="Millet" style:base-cell-address="Sheet1.N2"/>
    </style:style>
    <style:style style:name="ce267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  <style:map style:condition="cell-content-is-between(1,100)" style:apply-style-name="Millet" style:base-cell-address="Sheet1.N2"/>
    </style:style>
    <style:style style:name="ce26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Millet" style:base-cell-address="Sheet1.N2"/>
    </style:style>
    <style:style style:name="ce2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  <style:map style:condition="cell-content-is-between(1,100)" style:apply-style-name="Millet" style:base-cell-address="Sheet1.N2"/>
    </style:style>
    <style:style style:name="ce2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</style:style>
    <style:style style:name="ce271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</style:style>
    <style:style style:name="ce272" style:family="table-cell" style:parent-style-name="Default">
      <style:table-cell-properties fo:background-color="#006600" style:text-align-source="fix" style:repeat-content="false" fo:border="0.002cm solid #000000"/>
      <style:paragraph-properties fo:text-align="center" fo:margin-left="0cm"/>
      <style:text-properties fo:color="#ffffff"/>
    </style:style>
    <style:style style:name="ce274" style:family="table-cell" style:parent-style-name="pas_20_livraison">
      <style:table-cell-properties fo:background-color="#cfe7f5"/>
    </style:style>
    <style:style style:name="ce2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7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</style:style>
    <style:style style:name="ce277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</style:style>
    <style:style style:name="ce27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ffffff"/>
    </style:style>
    <style:style style:name="ce2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Fraises" style:base-cell-address="Sheet1.P2"/>
    </style:style>
    <style:style style:name="ce280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Fraises" style:base-cell-address="Sheet1.P2"/>
    </style:style>
    <style:style style:name="ce28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Fraises" style:base-cell-address="Sheet1.P2"/>
    </style:style>
    <style:style style:name="ce282" style:family="table-cell" style:parent-style-name="Default">
      <style:table-cell-properties fo:background-color="#006600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Fraises" style:base-cell-address="Sheet1.P2"/>
    </style:style>
    <style:style style:name="ce283" style:family="table-cell" style:parent-style-name="pas_20_livraison">
      <style:table-cell-properties fo:background-color="#cfe7f5"/>
      <style:map style:condition="cell-content-is-between(1,100)" style:apply-style-name="Fraises" style:base-cell-address="Sheet1.P2"/>
    </style:style>
    <style:style style:name="ce2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Fraises" style:base-cell-address="Sheet1.P2"/>
    </style:style>
    <style:style style:name="ce28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-is-between(1,100)" style:apply-style-name="Fraises" style:base-cell-address="Sheet1.P2"/>
    </style:style>
    <style:style style:name="ce286" style:family="table-cell" style:parent-style-name="fraises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-is-between(1,100)" style:apply-style-name="Fraises" style:base-cell-address="Sheet1.P2"/>
    </style:style>
    <style:style style:name="ce287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  <style:map style:condition="cell-content-is-between(1,100)" style:apply-style-name="Fraises" style:base-cell-address="Sheet1.P2"/>
    </style:style>
    <style:style style:name="ce28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ffffff"/>
      <style:map style:condition="cell-content-is-between(1,100)" style:apply-style-name="Fraises" style:base-cell-address="Sheet1.P2"/>
    </style:style>
    <style:style style:name="ce2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/>
      <style:map style:condition="cell-content-is-between(1,100)" style:apply-style-name="Fraises" style:base-cell-address="Sheet1.P2"/>
    </style:style>
    <style:style style:name="ce290" style:family="table-cell" style:parent-style-name="Default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text-properties fo:color="#ffffff"/>
    </style:style>
    <style:style style:name="ce29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92" style:family="table-cell" style:parent-style-name="Default" style:data-style-name="N75">
      <style:table-cell-properties style:glyph-orientation-vertical="0"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/>
    </style:style>
    <style:style style:name="ce293" style:family="table-cell" style:parent-style-name="Default" style:data-style-name="N75">
      <style:table-cell-properties style:glyph-orientation-vertical="0" fo:border-bottom="none" fo:background-color="#666666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/>
    </style:style>
    <style:style style:name="ce294" style:family="table-cell" style:parent-style-name="Default">
      <style:table-cell-properties fo:border-bottom="none" fo:border-left="none" fo:border-right="0.002cm solid #000000" fo:border-top="none"/>
    </style:style>
    <style:style style:name="ce295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96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</style:style>
    <style:style style:name="ce29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-ranges="Sheet1.A1:Sheet1.Q172">
        <office:forms form:automatic-focus="false" form:apply-design-mode="false"/>
        <table:table-column table:style-name="co4" table:default-cell-style-name="ce33"/>
        <table:table-column table:style-name="co5" table:default-cell-style-name="ce45"/>
        <table:table-column table:style-name="co5" table:default-cell-style-name="ce33"/>
        <table:table-column table:style-name="co6" table:default-cell-style-name="ce45"/>
        <table:table-column table:style-name="co7" table:number-columns-repeated="4" table:default-cell-style-name="ce33"/>
        <table:table-column table:style-name="co5" table:number-columns-repeated="2" table:default-cell-style-name="ce33"/>
        <table:table-column table:style-name="co5" table:default-cell-style-name="ce229"/>
        <table:table-column table:style-name="co5" table:default-cell-style-name="ce33"/>
        <table:table-column table:style-name="co5" table:number-columns-repeated="4" table:default-cell-style-name="ce258"/>
        <table:table-column table:style-name="co8" table:default-cell-style-name="ce33"/>
        <table:table-column table:style-name="co9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0" table:number-columns-repeated="1000" table:default-cell-style-name="Default"/>
        <table:table-column table:style-name="co11" table:default-cell-style-name="Default"/>
        <table:table-row table:style-name="ro5">
          <table:table-cell table:style-name="ce26" office:value-type="string">
            <text:p>Dates</text:p>
          </table:table-cell>
          <table:table-cell table:style-name="ce34" office:value-type="string">
            <text:p>Légumes</text:p>
          </table:table-cell>
          <table:table-cell table:style-name="ce46" office:value-type="string">
            <text:p>Pains</text:p>
          </table:table-cell>
          <table:table-cell table:style-name="ce34" office:value-type="string">
            <text:p>Oeufs</text:p>
          </table:table-cell>
          <table:table-cell table:style-name="ce46" office:value-type="string">
            <text:p>Poulets </text:p>
            <text:p>1/mois</text:p>
          </table:table-cell>
          <table:table-cell table:style-name="ce46" office:value-type="string">
            <text:p>Poulets</text:p>
            <text:p>2/mois</text:p>
          </table:table-cell>
          <table:table-cell table:style-name="ce155" office:value-type="string">
            <text:p>Champi</text:p>
            <text:p>2/mois</text:p>
          </table:table-cell>
          <table:table-cell table:style-name="ce155" office:value-type="string">
            <text:p>Champi </text:p>
            <text:p>1/mois</text:p>
          </table:table-cell>
          <table:table-cell table:style-name="ce181" office:value-type="string">
            <text:p>Produits</text:p>
            <text:p>Laitiers</text:p>
          </table:table-cell>
          <table:table-cell table:style-name="ce181" office:value-type="string">
            <text:p>Tomme</text:p>
          </table:table-cell>
          <table:table-cell table:style-name="ce155" office:value-type="string">
            <text:p>Pommes</text:p>
          </table:table-cell>
          <table:table-cell table:style-name="ce155" office:value-type="string">
            <text:p>Chèvre</text:p>
          </table:table-cell>
          <table:table-cell table:style-name="ce155" office:value-type="string">
            <text:p>Kiwis</text:p>
          </table:table-cell>
          <table:table-cell table:style-name="ce155" office:value-type="string">
            <text:p>Millet</text:p>
          </table:table-cell>
          <table:table-cell table:style-name="ce155" office:value-type="string">
            <text:p>Pâtes</text:p>
          </table:table-cell>
          <table:table-cell table:style-name="ce155" office:value-type="string">
            <text:p>Tisanes</text:p>
          </table:table-cell>
          <table:table-cell table:style-name="ce26" office:value-type="string">
            <text:p>Commentaires</text:p>
          </table:table-cell>
          <table:table-cell table:style-name="ce296"/>
          <table:table-cell table:style-name="ce297" table:number-columns-repeated="4"/>
          <table:table-cell table:style-name="ce296" table:number-columns-repeated="1000"/>
          <table:table-cell/>
        </table:table-row>
        <table:table-row table:style-name="ro6">
          <table:table-cell table:style-name="ce26"/>
          <table:table-cell table:style-name="ce35" office:value-type="float" office:value="1">
            <text:p>1</text:p>
          </table:table-cell>
          <table:table-cell table:style-name="ce47" office:value-type="string">
            <text:p>x</text:p>
          </table:table-cell>
          <table:table-cell table:style-name="ce82" office:value-type="string">
            <text:p>x</text:p>
          </table:table-cell>
          <table:table-cell table:style-name="ce104" office:value-type="string">
            <text:p>x</text:p>
          </table:table-cell>
          <table:table-cell table:style-name="ce130" office:value-type="string">
            <text:p>x</text:p>
          </table:table-cell>
          <table:table-cell table:style-name="ce156" office:value-type="string">
            <text:p>x</text:p>
          </table:table-cell>
          <table:table-cell table:style-name="ce169" office:value-type="string">
            <text:p>x</text:p>
          </table:table-cell>
          <table:table-cell table:number-columns-repeated="2" table:style-name="ce182" office:value-type="string">
            <text:p>x</text:p>
          </table:table-cell>
          <table:table-cell table:style-name="ce212" office:value-type="string">
            <text:p>x</text:p>
          </table:table-cell>
          <table:table-cell table:style-name="ce230" office:value-type="string">
            <text:p>X</text:p>
          </table:table-cell>
          <table:table-cell table:style-name="ce244" office:value-type="string">
            <text:p>x</text:p>
          </table:table-cell>
          <table:table-cell table:style-name="ce259" office:value-type="string">
            <text:p>x</text:p>
          </table:table-cell>
          <table:table-cell table:style-name="ce155" table:number-columns-repeated="2"/>
          <table:table-cell table:style-name="ce26"/>
          <table:table-cell table:style-name="ce296"/>
          <table:table-cell table:style-name="ce297" table:number-columns-repeated="4"/>
          <table:table-cell table:style-name="ce296" table:number-columns-repeated="1000"/>
          <table:table-cell/>
        </table:table-row>
        <table:table-row table:style-name="ro9" table:visibility="collapse">
          <table:table-cell table:style-name="ce27" office:value-type="date" office:date-value="2016-10-07">
            <text:p>7 oct. 2016</text:p>
          </table:table-cell>
          <table:table-cell table:style-name="ce35" table:formula="of:=MIN(#ref!)-1" office:value-type="string" office:string-value="Err :511">
            <text:p>Err :511</text:p>
          </table:table-cell>
          <table:table-cell table:style-name="ce47" office:value-type="string">
            <text:p><text:s/></text:p>
          </table:table-cell>
          <table:table-cell table:style-name="ce82" office:value-type="float" office:value="48">
            <text:p>48</text:p>
          </table:table-cell>
          <table:table-cell table:style-name="ce104" office:value-type="float" office:value="22">
            <text:p>22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6"/>
          <table:table-cell table:style-name="ce213"/>
          <table:table-cell table:style-name="ce230" office:value-type="float" office:value="3">
            <text:p>3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9" table:visibility="collapse">
          <table:table-cell table:style-name="ce27" table:formula="of:=[.A3]+7" office:value-type="date" office:date-value="2016-10-14">
            <text:p>14 oct. 2016</text:p>
          </table:table-cell>
          <table:table-cell table:style-name="ce35" office:value-type="float" office:value="48">
            <text:p>48</text:p>
          </table:table-cell>
          <table:table-cell table:style-name="ce47" office:value-type="string">
            <text:p><text:s/></text:p>
          </table:table-cell>
          <table:table-cell table:style-name="ce82" table:formula="of:=MIN([.D3:.D$3])-1" office:value-type="float" office:value="47">
            <text:p>47</text:p>
          </table:table-cell>
          <table:table-cell table:style-name="ce105"/>
          <table:table-cell table:style-name="ce131"/>
          <table:table-cell table:style-name="ce156" office:value-type="float" office:value="11">
            <text:p>11</text:p>
          </table:table-cell>
          <table:table-cell table:style-name="ce169"/>
          <table:table-cell table:style-name="ce182" office:value-type="float" office:value="1">
            <text:p>1</text:p>
          </table:table-cell>
          <table:table-cell table:style-name="ce197"/>
          <table:table-cell table:style-name="ce212" office:value-type="float" office:value="5">
            <text:p>5</text:p>
          </table:table-cell>
          <table:table-cell table:style-name="ce230"/>
          <table:table-cell table:style-name="ce244" office:value-type="float" office:value="4">
            <text:p>4</text:p>
          </table:table-cell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9" table:visibility="collapse">
          <table:table-cell table:style-name="ce27" table:formula="of:=[.A4]+7" office:value-type="date" office:date-value="2016-10-21">
            <text:p>21 oct. 2016</text:p>
          </table:table-cell>
          <table:table-cell table:style-name="ce35" table:formula="of:=MIN([.B$4:.B4])-1" office:value-type="float" office:value="47">
            <text:p>47</text:p>
          </table:table-cell>
          <table:table-cell table:style-name="ce47" office:value-type="string">
            <text:p><text:s/></text:p>
          </table:table-cell>
          <table:table-cell table:style-name="ce82" table:formula="of:=MIN([.D$3:.D4])-1" office:value-type="float" office:value="46">
            <text:p>46</text:p>
          </table:table-cell>
          <table:table-cell table:style-name="ce104" table:formula="of:=MIN([.E$3:.E4])-1" office:value-type="float" office:value="21">
            <text:p>21</text:p>
          </table:table-cell>
          <table:table-cell table:style-name="ce130" office:value-type="float" office:value="12">
            <text:p>12</text:p>
          </table:table-cell>
          <table:table-cell table:style-name="ce156"/>
          <table:table-cell table:style-name="ce169"/>
          <table:table-cell table:style-name="ce183"/>
          <table:table-cell table:style-name="ce196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9" table:visibility="collapse">
          <table:table-cell table:style-name="ce27" table:formula="of:=[.A5]+7" office:value-type="date" office:date-value="2016-10-28">
            <text:p>28 oct. 2016</text:p>
          </table:table-cell>
          <table:table-cell table:style-name="ce35" table:formula="of:=MIN([.B$4:.B5])-1" office:value-type="float" office:value="46">
            <text:p>46</text:p>
          </table:table-cell>
          <table:table-cell table:style-name="ce47" office:value-type="string">
            <text:p><text:s/></text:p>
          </table:table-cell>
          <table:table-cell table:style-name="ce82" table:formula="of:=MIN([.D$3:.D5])-1" office:value-type="float" office:value="45">
            <text:p>45</text:p>
          </table:table-cell>
          <table:table-cell table:style-name="ce105"/>
          <table:table-cell table:style-name="ce131"/>
          <table:table-cell table:style-name="ce156" office:value-type="float" office:value="10">
            <text:p>10</text:p>
          </table:table-cell>
          <table:table-cell table:style-name="ce169" office:value-type="float" office:value="6">
            <text:p>6</text:p>
          </table:table-cell>
          <table:table-cell table:style-name="ce182" office:value-type="float" office:value="20">
            <text:p>20</text:p>
          </table:table-cell>
          <table:table-cell table:style-name="ce197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9" table:visibility="collapse">
          <table:table-cell table:style-name="ce28" table:formula="of:=[.A6]+7" office:value-type="date" office:date-value="2016-11-04">
            <text:p>4 nov. 2016</text:p>
          </table:table-cell>
          <table:table-cell table:style-name="ce35" table:formula="of:=MIN([.B$4:.B6])-1" office:value-type="float" office:value="45">
            <text:p>45</text:p>
          </table:table-cell>
          <table:table-cell table:style-name="ce47" office:value-type="string">
            <text:p><text:s/></text:p>
          </table:table-cell>
          <table:table-cell table:style-name="ce82" table:formula="of:=MIN([.D$3:.D6])-1" office:value-type="float" office:value="44">
            <text:p>44</text:p>
          </table:table-cell>
          <table:table-cell table:style-name="ce104" table:formula="of:=MIN([.E$3:.E6])-1" office:value-type="float" office:value="20">
            <text:p>20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6"/>
          <table:table-cell table:style-name="ce213"/>
          <table:table-cell table:style-name="ce230" office:value-type="float" office:value="2">
            <text:p>2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9" table:visibility="collapse">
          <table:table-cell table:style-name="ce29" table:formula="of:=[.A7]+6" office:value-type="date" office:date-value="2016-11-10">
            <text:p>10 nov. 2016</text:p>
          </table:table-cell>
          <table:table-cell table:style-name="ce35" table:formula="of:=MIN([.B$4:.B7])-1" office:value-type="float" office:value="44">
            <text:p>44</text:p>
          </table:table-cell>
          <table:table-cell table:style-name="ce47"/>
          <table:table-cell table:style-name="ce82" table:formula="of:=MIN([.D$3:.D7])-1" office:value-type="float" office:value="43">
            <text:p>43</text:p>
          </table:table-cell>
          <table:table-cell table:style-name="ce105"/>
          <table:table-cell table:style-name="ce131"/>
          <table:table-cell table:style-name="ce156"/>
          <table:table-cell table:style-name="ce169"/>
          <table:table-cell table:style-name="ce182" office:value-type="float" office:value="19">
            <text:p>19</text:p>
          </table:table-cell>
          <table:table-cell table:style-name="ce198" office:value-type="float" office:value="10">
            <text:p>10</text:p>
          </table:table-cell>
          <table:table-cell table:style-name="ce212" office:value-type="float" office:value="4">
            <text:p>4</text:p>
          </table:table-cell>
          <table:table-cell table:style-name="ce230"/>
          <table:table-cell table:style-name="ce244" office:value-type="float" office:value="3">
            <text:p>3</text:p>
          </table:table-cell>
          <table:table-cell table:style-name="ce260"/>
          <table:table-cell table:style-name="ce270"/>
          <table:table-cell table:style-name="ce279"/>
          <table:table-cell table:style-name="ce102" office:value-type="string">
            <text:p>Livraison le jeudi soir</text:p>
          </table:table-cell>
          <table:table-cell table:number-columns-repeated="1006"/>
        </table:table-row>
        <table:table-row table:style-name="ro9" table:visibility="collapse">
          <table:table-cell table:style-name="ce28" table:formula="of:=[.A8]+8" office:value-type="date" office:date-value="2016-11-18">
            <text:p>18 nov. 2016</text:p>
          </table:table-cell>
          <table:table-cell table:style-name="ce35" table:formula="of:=MIN([.B$4:.B8])-1" office:value-type="float" office:value="43">
            <text:p>43</text:p>
          </table:table-cell>
          <table:table-cell table:style-name="ce47" office:value-type="string">
            <text:p><text:s/></text:p>
          </table:table-cell>
          <table:table-cell table:style-name="ce82" office:value-type="float" office:value="42">
            <text:p>42</text:p>
          </table:table-cell>
          <table:table-cell table:style-name="ce104" table:formula="of:=MIN([.E$3:.E8])-1" office:value-type="float" office:value="19">
            <text:p>19</text:p>
          </table:table-cell>
          <table:table-cell table:style-name="ce130" table:formula="of:=MIN([.F$5:.F8])-1" office:value-type="float" office:value="11">
            <text:p>11</text:p>
          </table:table-cell>
          <table:table-cell table:style-name="ce156"/>
          <table:table-cell table:style-name="ce169"/>
          <table:table-cell table:style-name="ce183"/>
          <table:table-cell table:style-name="ce196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9]+7" office:value-type="date" office:date-value="2016-11-25">
            <text:p>25 nov. 2016</text:p>
          </table:table-cell>
          <table:table-cell table:style-name="ce35" table:formula="of:=MIN([.B$4:.B9])-1" office:value-type="float" office:value="42">
            <text:p>42</text:p>
          </table:table-cell>
          <table:table-cell table:style-name="ce47" office:value-type="string">
            <text:p><text:s/></text:p>
          </table:table-cell>
          <table:table-cell table:style-name="ce82" table:formula="of:=MIN([.D3:.D$9])-1" office:value-type="float" office:value="41">
            <text:p>41</text:p>
          </table:table-cell>
          <table:table-cell table:style-name="ce105"/>
          <table:table-cell table:style-name="ce131"/>
          <table:table-cell table:style-name="ce156" office:value-type="float" office:value="9">
            <text:p>9</text:p>
          </table:table-cell>
          <table:table-cell table:style-name="ce169"/>
          <table:table-cell table:style-name="ce182" office:value-type="float" office:value="18">
            <text:p>18</text:p>
          </table:table-cell>
          <table:table-cell table:style-name="ce197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7" table:formula="of:=[.A10]+7" office:value-type="date" office:date-value="2016-12-02">
            <text:p>2 déc. 2016</text:p>
          </table:table-cell>
          <table:table-cell table:style-name="ce35" table:formula="of:=MIN([.B$4:.B10])-1" office:value-type="float" office:value="41">
            <text:p>41</text:p>
          </table:table-cell>
          <table:table-cell table:style-name="ce47" office:value-type="string">
            <text:p><text:s/></text:p>
          </table:table-cell>
          <table:table-cell table:style-name="ce82" table:formula="of:=MIN([.D4:.D$9])-1" office:value-type="float" office:value="41">
            <text:p>41</text:p>
          </table:table-cell>
          <table:table-cell table:style-name="ce104" table:formula="of:=MIN([.E$3:.E10])-1" office:value-type="float" office:value="18">
            <text:p>18</text:p>
          </table:table-cell>
          <table:table-cell table:style-name="ce131"/>
          <table:table-cell table:style-name="ce157"/>
          <table:table-cell table:style-name="ce170"/>
          <table:table-cell table:style-name="ce184"/>
          <table:table-cell table:style-name="ce199"/>
          <table:table-cell table:style-name="ce214"/>
          <table:table-cell table:style-name="ce231" office:value-type="float" office:value="1">
            <text:p>1</text:p>
          </table:table-cell>
          <table:table-cell table:style-name="ce246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11]+7" office:value-type="date" office:date-value="2016-12-09">
            <text:p>9 déc. 2016</text:p>
          </table:table-cell>
          <table:table-cell table:style-name="ce35" table:formula="of:=MIN([.B$4:.B11])-1" office:value-type="float" office:value="40">
            <text:p>40</text:p>
          </table:table-cell>
          <table:table-cell table:style-name="ce47" office:value-type="string">
            <text:p><text:s/></text:p>
          </table:table-cell>
          <table:table-cell table:style-name="ce82" table:formula="of:=MIN([.D5:.D$9])-1" office:value-type="float" office:value="41">
            <text:p>41</text:p>
          </table:table-cell>
          <table:table-cell table:style-name="ce106"/>
          <table:table-cell table:style-name="ce131"/>
          <table:table-cell table:style-name="ce157" office:value-type="float" office:value="8">
            <text:p>8</text:p>
          </table:table-cell>
          <table:table-cell table:style-name="ce170" office:value-type="float" office:value="5">
            <text:p>5</text:p>
          </table:table-cell>
          <table:table-cell table:style-name="ce182" office:value-type="float" office:value="17">
            <text:p>17</text:p>
          </table:table-cell>
          <table:table-cell table:style-name="ce198" office:value-type="float" office:value="9">
            <text:p>9</text:p>
          </table:table-cell>
          <table:table-cell table:style-name="ce212" office:value-type="float" office:value="3">
            <text:p>3</text:p>
          </table:table-cell>
          <table:table-cell table:style-name="ce231"/>
          <table:table-cell table:style-name="ce244" office:value-type="float" office:value="2">
            <text:p>2</text:p>
          </table:table-cell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12]+7" office:value-type="date" office:date-value="2016-12-16">
            <text:p>16 déc. 2016</text:p>
          </table:table-cell>
          <table:table-cell table:style-name="ce35" table:formula="of:=MIN([.B$4:.B12])-1" office:value-type="float" office:value="39">
            <text:p>39</text:p>
          </table:table-cell>
          <table:table-cell table:style-name="ce47" office:value-type="string">
            <text:p><text:s/></text:p>
          </table:table-cell>
          <table:table-cell table:style-name="ce83" office:value-type="string">
            <text:p>38+37</text:p>
          </table:table-cell>
          <table:table-cell table:style-name="ce104" table:formula="of:=MIN([.E$3:.E12])-1" office:value-type="float" office:value="17">
            <text:p>17</text:p>
          </table:table-cell>
          <table:table-cell table:style-name="ce130" table:formula="of:=MIN([.F$5:.F12])-1" office:value-type="float" office:value="10">
            <text:p>10</text:p>
          </table:table-cell>
          <table:table-cell table:style-name="ce157"/>
          <table:table-cell table:style-name="ce170"/>
          <table:table-cell table:style-name="ce184"/>
          <table:table-cell table:style-name="ce199"/>
          <table:table-cell table:style-name="ce214"/>
          <table:table-cell table:style-name="ce231"/>
          <table:table-cell table:style-name="ce246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7" table:visibility="collapse">
          <table:table-cell table:style-name="ce27" table:formula="of:=[.A13]+7" office:value-type="date" office:date-value="2016-12-23">
            <text:p>23 déc. 2016</text:p>
          </table:table-cell>
          <table:table-cell table:style-name="ce36" office:value-type="string" table:number-columns-spanned="12" table:number-rows-spanned="2">
            <text:p>pas de distribution</text:p>
          </table:table-cell>
          <table:covered-table-cell table:style-name="ce48"/>
          <table:covered-table-cell table:style-name="ce84"/>
          <table:covered-table-cell table:style-name="ce107"/>
          <table:covered-table-cell table:style-name="ce132"/>
          <table:covered-table-cell table:style-name="ce158"/>
          <table:covered-table-cell table:style-name="ce171"/>
          <table:covered-table-cell table:style-name="ce185"/>
          <table:covered-table-cell table:style-name="ce200"/>
          <table:covered-table-cell table:style-name="ce215"/>
          <table:covered-table-cell table:style-name="ce232"/>
          <table:covered-table-cell table:style-name="ce247"/>
          <table:table-cell table:style-name="ce260"/>
          <table:table-cell table:style-name="ce270"/>
          <table:table-cell table:style-name="ce279"/>
          <table:table-cell table:style-name="ce290" office:value-type="string" table:number-columns-spanned="1" table:number-rows-spanned="2">
            <text:p>vacances de Noël : pas de salle</text:p>
          </table:table-cell>
          <table:table-cell table:number-columns-repeated="1006"/>
        </table:table-row>
        <table:table-row table:style-name="ro7" table:visibility="collapse">
          <table:table-cell table:style-name="ce27" table:formula="of:=[.A14]+7" office:value-type="date" office:date-value="2016-12-30">
            <text:p>30 déc. 2016</text:p>
          </table:table-cell>
          <table:covered-table-cell table:style-name="ce37"/>
          <table:covered-table-cell table:style-name="ce49"/>
          <table:covered-table-cell table:style-name="ce85"/>
          <table:covered-table-cell table:style-name="ce108"/>
          <table:covered-table-cell table:style-name="ce133"/>
          <table:covered-table-cell table:style-name="ce159"/>
          <table:covered-table-cell table:style-name="ce172"/>
          <table:covered-table-cell table:style-name="ce186"/>
          <table:covered-table-cell table:style-name="ce201"/>
          <table:covered-table-cell table:style-name="ce216"/>
          <table:covered-table-cell table:style-name="ce233"/>
          <table:covered-table-cell table:style-name="ce248"/>
          <table:table-cell table:style-name="ce260"/>
          <table:table-cell table:style-name="ce270"/>
          <table:table-cell table:style-name="ce279"/>
          <table:covered-table-cell table:style-name="ce291"/>
          <table:table-cell table:number-columns-repeated="1006"/>
        </table:table-row>
        <table:table-row table:style-name="ro10" table:visibility="collapse">
          <table:table-cell table:style-name="ce28" table:formula="of:=[.A15]+7" office:value-type="date" office:date-value="2017-01-06">
            <text:p>6 janv. 2017</text:p>
          </table:table-cell>
          <table:table-cell table:style-name="ce35" table:formula="of:=MIN([.B$4:.B15])-1" office:value-type="float" office:value="38">
            <text:p>38</text:p>
          </table:table-cell>
          <table:table-cell table:style-name="ce47" office:value-type="string">
            <text:p><text:s/></text:p>
          </table:table-cell>
          <table:table-cell table:style-name="ce83" office:value-type="string">
            <text:p>36+35</text:p>
          </table:table-cell>
          <table:table-cell table:style-name="ce105"/>
          <table:table-cell table:style-name="ce131"/>
          <table:table-cell table:style-name="ce156" office:value-type="float" office:value="7">
            <text:p>7</text:p>
          </table:table-cell>
          <table:table-cell table:style-name="ce169"/>
          <table:table-cell table:style-name="ce182" office:value-type="float" office:value="16">
            <text:p>16</text:p>
          </table:table-cell>
          <table:table-cell table:style-name="ce198" office:value-type="float" office:value="8">
            <text:p>8</text:p>
          </table:table-cell>
          <table:table-cell table:style-name="ce212" office:value-type="float" office:value="2">
            <text:p>2</text:p>
          </table:table-cell>
          <table:table-cell table:style-name="ce230"/>
          <table:table-cell table:style-name="ce244" office:value-type="float" office:value="1">
            <text:p>1</text:p>
          </table:table-cell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16]+7" office:value-type="date" office:date-value="2017-01-13">
            <text:p>13 janv. 2017</text:p>
          </table:table-cell>
          <table:table-cell table:style-name="ce35" table:formula="of:=MIN([.B$4:.B16])-1" office:value-type="float" office:value="37">
            <text:p>37</text:p>
          </table:table-cell>
          <table:table-cell table:style-name="ce47" office:value-type="string">
            <text:p><text:s/></text:p>
          </table:table-cell>
          <table:table-cell table:style-name="ce82" office:value-type="float" office:value="34">
            <text:p>34</text:p>
          </table:table-cell>
          <table:table-cell table:style-name="ce104" table:formula="of:=MIN([.E$3:.E16])-1" office:value-type="float" office:value="16">
            <text:p>16</text:p>
          </table:table-cell>
          <table:table-cell table:style-name="ce130" table:formula="of:=MIN([.F$3:.F16])-1" office:value-type="float" office:value="9">
            <text:p>9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17]+7" office:value-type="date" office:date-value="2017-01-20">
            <text:p>20 janv. 2017</text:p>
          </table:table-cell>
          <table:table-cell table:style-name="ce35" table:formula="of:=MIN([.B$4:.B17])-1" office:value-type="float" office:value="36">
            <text:p>36</text:p>
          </table:table-cell>
          <table:table-cell table:style-name="ce47" office:value-type="string">
            <text:p><text:s/></text:p>
          </table:table-cell>
          <table:table-cell table:style-name="ce82" table:formula="of:=MIN([.D$3:.D17])-1" office:value-type="float" office:value="33">
            <text:p>33</text:p>
          </table:table-cell>
          <table:table-cell table:style-name="ce105"/>
          <table:table-cell table:style-name="ce131"/>
          <table:table-cell table:style-name="ce156" office:value-type="float" office:value="6">
            <text:p>6</text:p>
          </table:table-cell>
          <table:table-cell table:style-name="ce169" office:value-type="float" office:value="4">
            <text:p>4</text:p>
          </table:table-cell>
          <table:table-cell table:style-name="ce182" office:value-type="float" office:value="15">
            <text:p>15</text:p>
          </table:table-cell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18]+7" office:value-type="date" office:date-value="2017-01-27">
            <text:p>27 janv. 2017</text:p>
          </table:table-cell>
          <table:table-cell table:style-name="ce35" table:formula="of:=MIN([.B$4:.B18])-1" office:value-type="float" office:value="35">
            <text:p>35</text:p>
          </table:table-cell>
          <table:table-cell table:style-name="ce47" office:value-type="string">
            <text:p><text:s/></text:p>
          </table:table-cell>
          <table:table-cell table:style-name="ce82" table:formula="of:=MIN([.D$3:.D18])-1" office:value-type="float" office:value="32">
            <text:p>32</text:p>
          </table:table-cell>
          <table:table-cell table:style-name="ce104" table:formula="of:=MIN([.E$3:.E18])-1" office:value-type="float" office:value="15">
            <text:p>15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7" table:formula="of:=[.A19]+7" office:value-type="date" office:date-value="2017-02-03">
            <text:p>3 févr. 2017</text:p>
          </table:table-cell>
          <table:table-cell table:style-name="ce35" table:formula="of:=MIN([.B$4:.B19])-1" office:value-type="float" office:value="34">
            <text:p>34</text:p>
          </table:table-cell>
          <table:table-cell table:style-name="ce47" office:value-type="string">
            <text:p><text:s/></text:p>
          </table:table-cell>
          <table:table-cell table:style-name="ce82" table:formula="of:=MIN([.D$3:.D19])-1" office:value-type="float" office:value="31">
            <text:p>31</text:p>
          </table:table-cell>
          <table:table-cell table:style-name="ce105"/>
          <table:table-cell table:style-name="ce131"/>
          <table:table-cell table:style-name="ce156" office:value-type="float" office:value="5">
            <text:p>5</text:p>
          </table:table-cell>
          <table:table-cell table:style-name="ce169"/>
          <table:table-cell table:style-name="ce182" office:value-type="float" office:value="14">
            <text:p>14</text:p>
          </table:table-cell>
          <table:table-cell table:style-name="ce198" office:value-type="float" office:value="7">
            <text:p>7</text:p>
          </table:table-cell>
          <table:table-cell table:style-name="ce212" office:value-type="float" office:value="1">
            <text:p>1</text:p>
          </table:table-cell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20]+7" office:value-type="date" office:date-value="2017-02-10">
            <text:p>10 févr. 2017</text:p>
          </table:table-cell>
          <table:table-cell table:style-name="ce35" table:formula="of:=MIN([.B$4:.B20])-1" office:value-type="float" office:value="33">
            <text:p>33</text:p>
          </table:table-cell>
          <table:table-cell table:style-name="ce47" office:value-type="string">
            <text:p><text:s/></text:p>
          </table:table-cell>
          <table:table-cell table:style-name="ce82" table:formula="of:=MIN([.D$3:.D20])-1" office:value-type="float" office:value="30">
            <text:p>30</text:p>
          </table:table-cell>
          <table:table-cell table:style-name="ce104" table:formula="of:=MIN([.E$3:.E20])-1" office:value-type="float" office:value="14">
            <text:p>14</text:p>
          </table:table-cell>
          <table:table-cell table:style-name="ce130" table:formula="of:=MIN([.F$3:.F20])-1" office:value-type="float" office:value="8">
            <text:p>8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21]+7" office:value-type="date" office:date-value="2017-02-17">
            <text:p>17 févr. 2017</text:p>
          </table:table-cell>
          <table:table-cell table:style-name="ce35" table:formula="of:=MIN([.B$4:.B21])-1" office:value-type="float" office:value="32">
            <text:p>32</text:p>
          </table:table-cell>
          <table:table-cell table:style-name="ce47" office:value-type="string">
            <text:p><text:s/></text:p>
          </table:table-cell>
          <table:table-cell table:style-name="ce82" table:formula="of:=MIN([.D$3:.D21])-1" office:value-type="float" office:value="29">
            <text:p>29</text:p>
          </table:table-cell>
          <table:table-cell table:style-name="ce105"/>
          <table:table-cell table:style-name="ce131"/>
          <table:table-cell table:style-name="ce156" office:value-type="float" office:value="4">
            <text:p>4</text:p>
          </table:table-cell>
          <table:table-cell table:style-name="ce169" office:value-type="float" office:value="3">
            <text:p>3</text:p>
          </table:table-cell>
          <table:table-cell table:style-name="ce182" office:value-type="float" office:value="13">
            <text:p>13</text:p>
          </table:table-cell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22]+7" office:value-type="date" office:date-value="2017-02-24">
            <text:p>24 févr. 2017</text:p>
          </table:table-cell>
          <table:table-cell table:style-name="ce35" table:formula="of:=MIN([.B$4:.B22])-1" office:value-type="float" office:value="31">
            <text:p>31</text:p>
          </table:table-cell>
          <table:table-cell table:style-name="ce47"/>
          <table:table-cell table:style-name="ce82" table:formula="of:=MIN([.D$3:.D22])-1" office:value-type="float" office:value="28">
            <text:p>28</text:p>
          </table:table-cell>
          <table:table-cell table:style-name="ce104" table:formula="of:=MIN([.E$3:.E22])-1" office:value-type="float" office:value="13">
            <text:p>13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8" table:formula="of:=[.A23]+7" office:value-type="date" office:date-value="2017-03-03">
            <text:p>3 mars 2017</text:p>
          </table:table-cell>
          <table:table-cell table:style-name="ce35" table:formula="of:=MIN([.B$4:.B23])-1" office:value-type="float" office:value="30">
            <text:p>30</text:p>
          </table:table-cell>
          <table:table-cell table:style-name="ce47" office:value-type="string">
            <text:p><text:s/></text:p>
          </table:table-cell>
          <table:table-cell table:style-name="ce82" table:formula="of:=MIN([.D$3:.D23])-1" office:value-type="float" office:value="27">
            <text:p>27</text:p>
          </table:table-cell>
          <table:table-cell table:style-name="ce105"/>
          <table:table-cell table:style-name="ce131"/>
          <table:table-cell table:style-name="ce156" office:value-type="float" office:value="3">
            <text:p>3</text:p>
          </table:table-cell>
          <table:table-cell table:style-name="ce169"/>
          <table:table-cell table:style-name="ce182" office:value-type="float" office:value="12">
            <text:p>12</text:p>
          </table:table-cell>
          <table:table-cell table:style-name="ce198" office:value-type="float" office:value="6">
            <text:p>6</text:p>
          </table:table-cell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24]+7" office:value-type="date" office:date-value="2017-03-10">
            <text:p>10 mars 2017</text:p>
          </table:table-cell>
          <table:table-cell table:style-name="ce35" table:formula="of:=MIN([.B$4:.B24])-1" office:value-type="float" office:value="29">
            <text:p>29</text:p>
          </table:table-cell>
          <table:table-cell table:style-name="ce47" office:value-type="string">
            <text:p><text:s/></text:p>
          </table:table-cell>
          <table:table-cell table:style-name="ce82" table:formula="of:=MIN([.D$3:.D24])-1" office:value-type="float" office:value="26">
            <text:p>26</text:p>
          </table:table-cell>
          <table:table-cell table:style-name="ce104" table:formula="of:=MIN([.E$3:.E24])-1" office:value-type="float" office:value="12">
            <text:p>12</text:p>
          </table:table-cell>
          <table:table-cell table:style-name="ce130" table:formula="of:=MIN([.F$3:.F24])-1" office:value-type="float" office:value="7">
            <text:p>7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25]+7" office:value-type="date" office:date-value="2017-03-17">
            <text:p>17 mars 2017</text:p>
          </table:table-cell>
          <table:table-cell table:style-name="ce35" table:formula="of:=MIN([.B$4:.B25])-1" office:value-type="float" office:value="28">
            <text:p>28</text:p>
          </table:table-cell>
          <table:table-cell table:style-name="ce47" office:value-type="string">
            <text:p><text:s/></text:p>
          </table:table-cell>
          <table:table-cell table:style-name="ce82" table:formula="of:=MIN([.D$3:.D25])-1" office:value-type="float" office:value="25">
            <text:p>25</text:p>
          </table:table-cell>
          <table:table-cell table:style-name="ce105"/>
          <table:table-cell table:style-name="ce131"/>
          <table:table-cell table:style-name="ce156" office:value-type="float" office:value="2">
            <text:p>2</text:p>
          </table:table-cell>
          <table:table-cell table:style-name="ce169" office:value-type="float" office:value="2">
            <text:p>2</text:p>
          </table:table-cell>
          <table:table-cell table:style-name="ce182" office:value-type="float" office:value="11">
            <text:p>11</text:p>
          </table:table-cell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26]+7" office:value-type="date" office:date-value="2017-03-24">
            <text:p>24 mars 2017</text:p>
          </table:table-cell>
          <table:table-cell table:style-name="ce35" table:formula="of:=MIN([.B$4:.B26])-1" office:value-type="float" office:value="27">
            <text:p>27</text:p>
          </table:table-cell>
          <table:table-cell table:style-name="ce47" office:value-type="string">
            <text:p><text:s/></text:p>
          </table:table-cell>
          <table:table-cell table:style-name="ce82" table:formula="of:=MIN([.D$3:.D26])-1" office:value-type="float" office:value="24">
            <text:p>24</text:p>
          </table:table-cell>
          <table:table-cell table:style-name="ce104" table:formula="of:=MIN([.E$3:.E26])-1" office:value-type="float" office:value="11">
            <text:p>11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27]+7" office:value-type="date" office:date-value="2017-03-31">
            <text:p>31 mars 2017</text:p>
          </table:table-cell>
          <table:table-cell table:style-name="ce35" table:formula="of:=MIN([.B$4:.B27])-1" office:value-type="float" office:value="26">
            <text:p>26</text:p>
          </table:table-cell>
          <table:table-cell table:style-name="ce47" office:value-type="string">
            <text:p><text:s/></text:p>
          </table:table-cell>
          <table:table-cell table:style-name="ce82" table:formula="of:=MIN([.D$3:.D27])-1" office:value-type="float" office:value="23">
            <text:p>23</text:p>
          </table:table-cell>
          <table:table-cell table:style-name="ce105"/>
          <table:table-cell table:style-name="ce131"/>
          <table:table-cell table:style-name="ce156" office:value-type="float" office:value="1">
            <text:p>1</text:p>
          </table:table-cell>
          <table:table-cell table:style-name="ce169" office:value-type="float" office:value="1">
            <text:p>1</text:p>
          </table:table-cell>
          <table:table-cell table:style-name="ce182" office:value-type="float" office:value="10">
            <text:p>10</text:p>
          </table:table-cell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7" table:formula="of:=[.A28]+7" office:value-type="date" office:date-value="2017-04-07">
            <text:p>7 avr. 2017</text:p>
          </table:table-cell>
          <table:table-cell table:style-name="ce35" table:formula="of:=MIN([.B$4:.B28])-1" office:value-type="float" office:value="25">
            <text:p>25</text:p>
          </table:table-cell>
          <table:table-cell table:style-name="ce47" office:value-type="string">
            <text:p><text:s/></text:p>
          </table:table-cell>
          <table:table-cell table:style-name="ce82" table:formula="of:=MIN([.D$3:.D28])-1" office:value-type="float" office:value="22">
            <text:p>22</text:p>
          </table:table-cell>
          <table:table-cell table:style-name="ce104" table:formula="of:=MIN([.E$3:.E28])-1" office:value-type="float" office:value="10">
            <text:p>10</text:p>
          </table:table-cell>
          <table:table-cell table:style-name="ce130" table:formula="of:=MIN([.F$3:.F28])-1" office:value-type="float" office:value="6">
            <text:p>6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29]+7" office:value-type="date" office:date-value="2017-04-14">
            <text:p>14 avr. 2017</text:p>
          </table:table-cell>
          <table:table-cell table:style-name="ce35" table:formula="of:=MIN([.B$4:.B29])-1" office:value-type="float" office:value="24">
            <text:p>24</text:p>
          </table:table-cell>
          <table:table-cell table:style-name="ce47" office:value-type="string">
            <text:p><text:s/></text:p>
          </table:table-cell>
          <table:table-cell table:style-name="ce82" table:formula="of:=MIN([.D$3:.D29])-1" office:value-type="float" office:value="21">
            <text:p>21</text:p>
          </table:table-cell>
          <table:table-cell table:style-name="ce105"/>
          <table:table-cell table:style-name="ce131"/>
          <table:table-cell table:style-name="ce156" office:value-type="float" office:value="25">
            <text:p>25</text:p>
          </table:table-cell>
          <table:table-cell table:style-name="ce169"/>
          <table:table-cell table:style-name="ce182" office:value-type="float" office:value="9">
            <text:p>9</text:p>
          </table:table-cell>
          <table:table-cell table:style-name="ce198" office:value-type="float" office:value="5">
            <text:p>5</text:p>
          </table:table-cell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30]+7" office:value-type="date" office:date-value="2017-04-21">
            <text:p>21 avr. 2017</text:p>
          </table:table-cell>
          <table:table-cell table:style-name="ce35" table:formula="of:=MIN([.B$4:.B30])-1" office:value-type="float" office:value="23">
            <text:p>23</text:p>
          </table:table-cell>
          <table:table-cell table:style-name="ce50"/>
          <table:table-cell table:style-name="ce82" table:formula="of:=MIN([.D$3:.D30])-1" office:value-type="float" office:value="20">
            <text:p>20</text:p>
          </table:table-cell>
          <table:table-cell table:style-name="ce104" table:formula="of:=MIN([.E$3:.E30])-1" office:value-type="float" office:value="9">
            <text:p>9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31]+7" office:value-type="date" office:date-value="2017-04-28">
            <text:p>28 avr. 2017</text:p>
          </table:table-cell>
          <table:table-cell table:style-name="ce35" table:formula="of:=MIN([.B$4:.B31])-1" office:value-type="float" office:value="22">
            <text:p>22</text:p>
          </table:table-cell>
          <table:table-cell table:style-name="ce47" office:value-type="string">
            <text:p><text:s/></text:p>
          </table:table-cell>
          <table:table-cell table:style-name="ce82" table:formula="of:=MIN([.D$3:.D31])-1" office:value-type="float" office:value="19">
            <text:p>19</text:p>
          </table:table-cell>
          <table:table-cell table:style-name="ce105"/>
          <table:table-cell table:style-name="ce131"/>
          <table:table-cell table:style-name="ce156" table:formula="of:=MIN([.G$30:.G31])-1" office:value-type="float" office:value="24">
            <text:p>24</text:p>
          </table:table-cell>
          <table:table-cell table:style-name="ce169" office:value-type="float" office:value="12">
            <text:p>12</text:p>
          </table:table-cell>
          <table:table-cell table:style-name="ce182" office:value-type="float" office:value="8">
            <text:p>8</text:p>
          </table:table-cell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8" table:formula="of:=[.A32]+7" office:value-type="date" office:date-value="2017-05-05">
            <text:p>5 mai 2017</text:p>
          </table:table-cell>
          <table:table-cell table:style-name="ce35" table:formula="of:=MIN([.B$4:.B32])-1" office:value-type="float" office:value="21">
            <text:p>21</text:p>
          </table:table-cell>
          <table:table-cell table:style-name="ce47" office:value-type="string">
            <text:p><text:s/></text:p>
          </table:table-cell>
          <table:table-cell table:style-name="ce82" table:formula="of:=MIN([.D$3:.D32])-1" office:value-type="float" office:value="18">
            <text:p>18</text:p>
          </table:table-cell>
          <table:table-cell table:style-name="ce104" table:formula="of:=MIN([.E$3:.E32])-1" office:value-type="float" office:value="8">
            <text:p>8</text:p>
          </table:table-cell>
          <table:table-cell table:style-name="ce130" table:formula="of:=MIN([.F$3:.F32])-1" office:value-type="float" office:value="5">
            <text:p>5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33]+7" office:value-type="date" office:date-value="2017-05-12">
            <text:p>12 mai 2017</text:p>
          </table:table-cell>
          <table:table-cell table:style-name="ce35" table:formula="of:=MIN([.B$4:.B33])-1" office:value-type="float" office:value="20">
            <text:p>20</text:p>
          </table:table-cell>
          <table:table-cell table:style-name="ce47" office:value-type="string">
            <text:p><text:s/></text:p>
          </table:table-cell>
          <table:table-cell table:style-name="ce82" table:formula="of:=MIN([.D$3:.D33])-1" office:value-type="float" office:value="17">
            <text:p>17</text:p>
          </table:table-cell>
          <table:table-cell table:style-name="ce105"/>
          <table:table-cell table:style-name="ce131"/>
          <table:table-cell table:style-name="ce156" table:formula="of:=MIN([.G$30:.G33])-1" office:value-type="float" office:value="23">
            <text:p>23</text:p>
          </table:table-cell>
          <table:table-cell table:style-name="ce169"/>
          <table:table-cell table:style-name="ce182" office:value-type="float" office:value="7">
            <text:p>7</text:p>
          </table:table-cell>
          <table:table-cell table:style-name="ce198" office:value-type="float" office:value="4">
            <text:p>4</text:p>
          </table:table-cell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34]+7" office:value-type="date" office:date-value="2017-05-19">
            <text:p>19 mai 2017</text:p>
          </table:table-cell>
          <table:table-cell table:style-name="ce35" table:formula="of:=MIN([.B$4:.B34])-1" office:value-type="float" office:value="19">
            <text:p>19</text:p>
          </table:table-cell>
          <table:table-cell table:style-name="ce47" office:value-type="string">
            <text:p><text:s/></text:p>
          </table:table-cell>
          <table:table-cell table:style-name="ce83" office:value-type="string">
            <text:p>16+15</text:p>
          </table:table-cell>
          <table:table-cell table:style-name="ce104" table:formula="of:=MIN([.E$3:.E34])-1" office:value-type="float" office:value="7">
            <text:p>7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35]+7" office:value-type="date" office:date-value="2017-05-26">
            <text:p>26 mai 2017</text:p>
          </table:table-cell>
          <table:table-cell table:style-name="ce38" office:value-type="string" table:number-columns-spanned="12" table:number-rows-spanned="1">
            <text:p>pas de distribution</text:p>
          </table:table-cell>
          <table:covered-table-cell table:style-name="ce51"/>
          <table:covered-table-cell table:style-name="ce86"/>
          <table:covered-table-cell table:style-name="ce109"/>
          <table:covered-table-cell table:style-name="ce134"/>
          <table:covered-table-cell table:style-name="ce160"/>
          <table:covered-table-cell table:style-name="ce173"/>
          <table:covered-table-cell table:style-name="ce187"/>
          <table:covered-table-cell table:style-name="ce202"/>
          <table:covered-table-cell table:style-name="ce217"/>
          <table:covered-table-cell table:style-name="ce234"/>
          <table:covered-table-cell table:style-name="ce249"/>
          <table:table-cell table:style-name="ce261"/>
          <table:table-cell table:style-name="ce271"/>
          <table:table-cell table:style-name="ce280"/>
          <table:table-cell table:style-name="ce292" office:value-type="string">
            <text:p>pont de l'ascension</text:p>
          </table:table-cell>
          <table:table-cell table:number-columns-repeated="1006"/>
        </table:table-row>
        <table:table-row table:style-name="ro10" table:visibility="collapse">
          <table:table-cell table:style-name="ce27" table:formula="of:=[.A36]+7" office:value-type="date" office:date-value="2017-06-02">
            <text:p>2 juin 2017</text:p>
          </table:table-cell>
          <table:table-cell table:style-name="ce35" table:formula="of:=MIN([.B$4:.B36])-1" office:value-type="float" office:value="18">
            <text:p>18</text:p>
          </table:table-cell>
          <table:table-cell table:style-name="ce47" office:value-type="string">
            <text:p><text:s/></text:p>
          </table:table-cell>
          <table:table-cell table:style-name="ce82" office:value-type="float" office:value="14">
            <text:p>14</text:p>
          </table:table-cell>
          <table:table-cell table:style-name="ce104" table:formula="of:=MIN([.E$3:.E36])-1" office:value-type="float" office:value="6">
            <text:p>6</text:p>
          </table:table-cell>
          <table:table-cell table:style-name="ce130" table:formula="of:=MIN([.F$3:.F36])-1" office:value-type="float" office:value="4">
            <text:p>4</text:p>
          </table:table-cell>
          <table:table-cell table:style-name="ce156"/>
          <table:table-cell table:style-name="ce169"/>
          <table:table-cell table:style-name="ce183"/>
          <table:table-cell table:style-name="ce203" table:number-columns-spanned="15" table:number-rows-spanned="1"/>
          <table:covered-table-cell table:style-name="ce218"/>
          <table:covered-table-cell table:style-name="ce235"/>
          <table:covered-table-cell table:style-name="ce250"/>
          <table:covered-table-cell table:style-name="ce262"/>
          <table:covered-table-cell table:style-name="ce270"/>
          <table:covered-table-cell table:style-name="ce281"/>
          <table:covered-table-cell table:style-name="ce31"/>
          <table:covered-table-cell table:number-columns-repeated="7"/>
          <table:table-cell table:number-columns-repeated="999"/>
        </table:table-row>
        <table:table-row table:style-name="ro10" table:visibility="collapse">
          <table:table-cell table:style-name="ce27" table:formula="of:=[.A37]+7" office:value-type="date" office:date-value="2017-06-09">
            <text:p>9 juin 2017</text:p>
          </table:table-cell>
          <table:table-cell table:style-name="ce35" table:formula="of:=MIN([.B$4:.B37])-1" office:value-type="float" office:value="17">
            <text:p>17</text:p>
          </table:table-cell>
          <table:table-cell table:style-name="ce47" office:value-type="string">
            <text:p><text:s/></text:p>
          </table:table-cell>
          <table:table-cell table:style-name="ce82" table:formula="of:=MIN([.D$3:.D37])-1" office:value-type="float" office:value="13">
            <text:p>13</text:p>
          </table:table-cell>
          <table:table-cell table:style-name="ce105"/>
          <table:table-cell table:style-name="ce131"/>
          <table:table-cell table:style-name="ce156" table:formula="of:=MIN([.G$30:.G37])-1" office:value-type="float" office:value="22">
            <text:p>22</text:p>
          </table:table-cell>
          <table:table-cell table:style-name="ce169" table:formula="of:=MIN([.H$30:.H37])-1" office:value-type="float" office:value="11">
            <text:p>11</text:p>
          </table:table-cell>
          <table:table-cell table:style-name="ce182" office:value-type="float" office:value="6">
            <text:p>6</text:p>
          </table:table-cell>
          <table:table-cell table:style-name="ce198" office:value-type="float" office:value="3">
            <text:p>3</text:p>
          </table:table-cell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38]+7" office:value-type="date" office:date-value="2017-06-16">
            <text:p>16 juin 2017</text:p>
          </table:table-cell>
          <table:table-cell table:style-name="ce35" table:formula="of:=MIN([.B$4:.B38])-1" office:value-type="float" office:value="16">
            <text:p>16</text:p>
          </table:table-cell>
          <table:table-cell table:style-name="ce47" office:value-type="string">
            <text:p><text:s/></text:p>
          </table:table-cell>
          <table:table-cell table:style-name="ce82" table:formula="of:=MIN([.D$3:.D38])-1" office:value-type="float" office:value="12">
            <text:p>12</text:p>
          </table:table-cell>
          <table:table-cell table:style-name="ce104" table:formula="of:=MIN([.E$3:.E38])-1" office:value-type="float" office:value="5">
            <text:p>5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39]+7" office:value-type="date" office:date-value="2017-06-23">
            <text:p>23 juin 2017</text:p>
          </table:table-cell>
          <table:table-cell table:style-name="ce35" table:formula="of:=MIN([.B$4:.B39])-1" office:value-type="float" office:value="15">
            <text:p>15</text:p>
          </table:table-cell>
          <table:table-cell table:style-name="ce47" office:value-type="string">
            <text:p><text:s/></text:p>
          </table:table-cell>
          <table:table-cell table:style-name="ce82" table:formula="of:=MIN([.D$3:.D39])-1" office:value-type="float" office:value="11">
            <text:p>11</text:p>
          </table:table-cell>
          <table:table-cell table:style-name="ce105"/>
          <table:table-cell table:style-name="ce131"/>
          <table:table-cell table:style-name="ce156" table:formula="of:=MIN([.G$30:.G39])-1" office:value-type="float" office:value="21">
            <text:p>21</text:p>
          </table:table-cell>
          <table:table-cell table:style-name="ce169"/>
          <table:table-cell table:style-name="ce182" office:value-type="float" office:value="5">
            <text:p>5</text:p>
          </table:table-cell>
          <table:table-cell table:style-name="ce199"/>
          <table:table-cell table:style-name="ce213"/>
          <table:table-cell table:style-name="ce230" office:value-type="float" office:value="8">
            <text:p>8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 office:value-type="string">
            <text:p>Nouveau contrat Chevre</text:p>
          </table:table-cell>
          <table:table-cell table:number-columns-repeated="1006"/>
        </table:table-row>
        <table:table-row table:style-name="ro10" table:visibility="collapse">
          <table:table-cell table:style-name="ce27" table:formula="of:=[.A40]+7" office:value-type="date" office:date-value="2017-06-30">
            <text:p>30 juin 2017</text:p>
          </table:table-cell>
          <table:table-cell table:style-name="ce35" table:formula="of:=MIN([.B$4:.B40])-1" office:value-type="float" office:value="14">
            <text:p>14</text:p>
          </table:table-cell>
          <table:table-cell table:style-name="ce47" office:value-type="string">
            <text:p><text:s/></text:p>
          </table:table-cell>
          <table:table-cell table:style-name="ce82" table:formula="of:=MIN([.D$3:.D40])-1" office:value-type="float" office:value="10">
            <text:p>10</text:p>
          </table:table-cell>
          <table:table-cell table:style-name="ce104" table:formula="of:=MIN([.E$3:.E40])-1" office:value-type="float" office:value="4">
            <text:p>4</text:p>
          </table:table-cell>
          <table:table-cell table:style-name="ce130" table:formula="of:=MIN([.F$3:.F40])-1" office:value-type="float" office:value="3">
            <text:p>3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8" table:formula="of:=[.A41]+7" office:value-type="date" office:date-value="2017-07-07">
            <text:p>7 juil. 2017</text:p>
          </table:table-cell>
          <table:table-cell table:style-name="ce35" table:formula="of:=MIN([.B$4:.B41])-1" office:value-type="float" office:value="13">
            <text:p>13</text:p>
          </table:table-cell>
          <table:table-cell table:style-name="ce47" office:value-type="string">
            <text:p><text:s/></text:p>
          </table:table-cell>
          <table:table-cell table:style-name="ce83" office:value-type="string">
            <text:p>9+8</text:p>
          </table:table-cell>
          <table:table-cell table:style-name="ce105"/>
          <table:table-cell table:style-name="ce131"/>
          <table:table-cell table:style-name="ce156" table:formula="of:=MIN([.G$30:.G41])-1" office:value-type="float" office:value="20">
            <text:p>20</text:p>
          </table:table-cell>
          <table:table-cell table:style-name="ce169" table:formula="of:=MIN([.H$30:.H41])-1" office:value-type="float" office:value="10">
            <text:p>10</text:p>
          </table:table-cell>
          <table:table-cell table:style-name="ce183"/>
          <table:table-cell table:style-name="ce199"/>
          <table:table-cell table:style-name="ce213"/>
          <table:table-cell table:style-name="ce230" office:value-type="float" office:value="7">
            <text:p>7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42]+7" office:value-type="date" office:date-value="2017-07-14">
            <text:p>14 juil. 2017</text:p>
          </table:table-cell>
          <table:table-cell table:style-name="ce35" table:formula="of:=MIN([.B$4:.B42])-1" office:value-type="float" office:value="12">
            <text:p>12</text:p>
          </table:table-cell>
          <table:table-cell table:style-name="ce50"/>
          <table:table-cell table:style-name="ce87"/>
          <table:table-cell table:style-name="ce105"/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43]+7" office:value-type="date" office:date-value="2017-07-21">
            <text:p>21 juil. 2017</text:p>
          </table:table-cell>
          <table:table-cell table:style-name="ce35" table:formula="of:=MIN([.B$4:.B43])-1" office:value-type="float" office:value="11">
            <text:p>11</text:p>
          </table:table-cell>
          <table:table-cell table:style-name="ce47" office:value-type="string">
            <text:p><text:s/></text:p>
          </table:table-cell>
          <table:table-cell table:style-name="ce87"/>
          <table:table-cell table:style-name="ce105"/>
          <table:table-cell table:style-name="ce131"/>
          <table:table-cell table:style-name="ce156" table:formula="of:=MIN([.G$30:.G43])-1" office:value-type="float" office:value="19">
            <text:p>19</text:p>
          </table:table-cell>
          <table:table-cell table:style-name="ce169"/>
          <table:table-cell table:style-name="ce183"/>
          <table:table-cell table:style-name="ce199"/>
          <table:table-cell table:style-name="ce213"/>
          <table:table-cell table:style-name="ce230" office:value-type="string">
            <text:p>X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8" table:formula="of:=[.A44]+7" office:value-type="date" office:date-value="2017-07-28">
            <text:p>28 juil. 2017</text:p>
          </table:table-cell>
          <table:table-cell table:style-name="ce35" table:formula="of:=MIN([.B$4:.B44])-1" office:value-type="float" office:value="10">
            <text:p>10</text:p>
          </table:table-cell>
          <table:table-cell table:style-name="ce50"/>
          <table:table-cell table:style-name="ce87"/>
          <table:table-cell table:style-name="ce105"/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0" table:visibility="collapse">
          <table:table-cell table:style-name="ce27" table:formula="of:=[.A45]+7" office:value-type="date" office:date-value="2017-08-04">
            <text:p>4 août 2017</text:p>
          </table:table-cell>
          <table:table-cell table:style-name="ce35" table:formula="of:=MIN([.B$4:.B45])-1" office:value-type="float" office:value="9">
            <text:p>9</text:p>
          </table:table-cell>
          <table:table-cell table:style-name="ce50"/>
          <table:table-cell table:style-name="ce87"/>
          <table:table-cell table:style-name="ce105"/>
          <table:table-cell table:style-name="ce131"/>
          <table:table-cell table:style-name="ce156" table:formula="of:=MIN([.G$30:.G45])-1" office:value-type="float" office:value="18">
            <text:p>18</text:p>
          </table:table-cell>
          <table:table-cell table:style-name="ce169" table:formula="of:=MIN([.H$30:.H45])-1" office:value-type="float" office:value="9">
            <text:p>9</text:p>
          </table:table-cell>
          <table:table-cell table:style-name="ce183"/>
          <table:table-cell table:style-name="ce199"/>
          <table:table-cell table:style-name="ce213"/>
          <table:table-cell table:style-name="ce230" office:value-type="float" office:value="6">
            <text:p>6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46]+7" office:value-type="date" office:date-value="2017-08-11">
            <text:p>11 août 2017</text:p>
          </table:table-cell>
          <table:table-cell table:style-name="ce35" table:formula="of:=MIN([.B$4:.B46])-1" office:value-type="float" office:value="8">
            <text:p>8</text:p>
          </table:table-cell>
          <table:table-cell table:style-name="ce50"/>
          <table:table-cell table:style-name="ce87"/>
          <table:table-cell table:style-name="ce105"/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47]+7" office:value-type="date" office:date-value="2017-08-18">
            <text:p>18 août 2017</text:p>
          </table:table-cell>
          <table:table-cell table:style-name="ce35" table:formula="of:=MIN([.B$4:.B47])-1" office:value-type="float" office:value="7">
            <text:p>7</text:p>
          </table:table-cell>
          <table:table-cell table:style-name="ce50"/>
          <table:table-cell table:style-name="ce82" office:value-type="float" office:value="7">
            <text:p>7</text:p>
          </table:table-cell>
          <table:table-cell table:style-name="ce105"/>
          <table:table-cell table:style-name="ce131"/>
          <table:table-cell table:style-name="ce156" table:formula="of:=MIN([.G$30:.G47])-1" office:value-type="float" office:value="17">
            <text:p>17</text:p>
          </table:table-cell>
          <table:table-cell table:style-name="ce169"/>
          <table:table-cell table:style-name="ce183"/>
          <table:table-cell table:style-name="ce199"/>
          <table:table-cell table:style-name="ce213"/>
          <table:table-cell table:style-name="ce230" office:value-type="float" office:value="5">
            <text:p>5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0" table:visibility="collapse">
          <table:table-cell table:style-name="ce27" table:formula="of:=[.A48]+7" office:value-type="date" office:date-value="2017-08-25">
            <text:p>25 août 2017</text:p>
          </table:table-cell>
          <table:table-cell table:style-name="ce35" table:formula="of:=MIN([.B$4:.B48])-1" office:value-type="float" office:value="6">
            <text:p>6</text:p>
          </table:table-cell>
          <table:table-cell table:style-name="ce47" office:value-type="string">
            <text:p><text:s/></text:p>
          </table:table-cell>
          <table:table-cell table:style-name="ce82" table:formula="of:=MIN([.D$3:.D48])-1" office:value-type="float" office:value="6">
            <text:p>6</text:p>
          </table:table-cell>
          <table:table-cell table:style-name="ce104" table:formula="of:=MIN([.E$3:.E48])-1" office:value-type="float" office:value="3">
            <text:p>3</text:p>
          </table:table-cell>
          <table:table-cell table:style-name="ce130" table:formula="of:=MIN([.F$3:.F48])-1" office:value-type="float" office:value="2">
            <text:p>2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8" office:value-type="date" office:date-value="2017-09-01">
            <text:p>1 sept. 2017</text:p>
          </table:table-cell>
          <table:table-cell table:style-name="ce35" table:formula="of:=MIN([.B$4:.B49])-1" office:value-type="float" office:value="5">
            <text:p>5</text:p>
          </table:table-cell>
          <table:table-cell table:style-name="ce47" office:value-type="string">
            <text:p><text:s/></text:p>
          </table:table-cell>
          <table:table-cell table:style-name="ce82" table:formula="of:=MIN([.D$3:.D49])-1" office:value-type="float" office:value="5">
            <text:p>5</text:p>
          </table:table-cell>
          <table:table-cell table:style-name="ce105"/>
          <table:table-cell table:style-name="ce131"/>
          <table:table-cell table:style-name="ce156" table:formula="of:=MIN([.G$30:.G49])-1" office:value-type="float" office:value="16">
            <text:p>16</text:p>
          </table:table-cell>
          <table:table-cell table:style-name="ce169" table:formula="of:=MIN([.H$30:.H49])-1" office:value-type="float" office:value="8">
            <text:p>8</text:p>
          </table:table-cell>
          <table:table-cell table:style-name="ce182" office:value-type="float" office:value="4">
            <text:p>4</text:p>
          </table:table-cell>
          <table:table-cell table:style-name="ce199"/>
          <table:table-cell table:style-name="ce213"/>
          <table:table-cell table:style-name="ce230" office:value-type="float" office:value="4">
            <text:p>4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50]+7" office:value-type="date" office:date-value="2017-09-08">
            <text:p>8 sept. 2017</text:p>
          </table:table-cell>
          <table:table-cell table:style-name="ce35" table:formula="of:=MIN([.B$4:.B50])-1" office:value-type="float" office:value="4">
            <text:p>4</text:p>
          </table:table-cell>
          <table:table-cell table:style-name="ce47" office:value-type="string">
            <text:p><text:s/></text:p>
          </table:table-cell>
          <table:table-cell table:style-name="ce82" table:formula="of:=MIN([.D$3:.D50])-1" office:value-type="float" office:value="4">
            <text:p>4</text:p>
          </table:table-cell>
          <table:table-cell table:style-name="ce104" table:formula="of:=MIN([.E$3:.E50])-1" office:value-type="float" office:value="2">
            <text:p>2</text:p>
          </table:table-cell>
          <table:table-cell table:style-name="ce131"/>
          <table:table-cell table:style-name="ce156"/>
          <table:table-cell table:style-name="ce169"/>
          <table:table-cell table:style-name="ce183"/>
          <table:table-cell table:style-name="ce199"/>
          <table:table-cell table:style-name="ce212" office:value-type="float" office:value="7">
            <text:p>7</text:p>
          </table:table-cell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51]+7" office:value-type="date" office:date-value="2017-09-15">
            <text:p>15 sept. 2017</text:p>
          </table:table-cell>
          <table:table-cell table:style-name="ce35" table:formula="of:=MIN([.B$4:.B51])-1" office:value-type="float" office:value="3">
            <text:p>3</text:p>
          </table:table-cell>
          <table:table-cell table:style-name="ce47" office:value-type="string">
            <text:p><text:s/></text:p>
          </table:table-cell>
          <table:table-cell table:style-name="ce82" table:formula="of:=MIN([.D$3:.D51])-1" office:value-type="float" office:value="3">
            <text:p>3</text:p>
          </table:table-cell>
          <table:table-cell table:style-name="ce105"/>
          <table:table-cell table:style-name="ce131"/>
          <table:table-cell table:style-name="ce156" table:formula="of:=MIN([.G$30:.G51])-1" office:value-type="float" office:value="15">
            <text:p>15</text:p>
          </table:table-cell>
          <table:table-cell table:style-name="ce169"/>
          <table:table-cell table:style-name="ce182" office:value-type="float" office:value="3">
            <text:p>3</text:p>
          </table:table-cell>
          <table:table-cell table:style-name="ce198" office:value-type="float" office:value="2">
            <text:p>2</text:p>
          </table:table-cell>
          <table:table-cell table:style-name="ce213"/>
          <table:table-cell table:style-name="ce230" office:value-type="float" office:value="3">
            <text:p>3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52]+7" office:value-type="date" office:date-value="2017-09-22">
            <text:p>22 sept. 2017</text:p>
          </table:table-cell>
          <table:table-cell table:style-name="ce35" table:formula="of:=MIN([.B$4:.B52])-1" office:value-type="float" office:value="2">
            <text:p>2</text:p>
          </table:table-cell>
          <table:table-cell table:style-name="ce47" office:value-type="string">
            <text:p><text:s/></text:p>
          </table:table-cell>
          <table:table-cell table:style-name="ce82" table:formula="of:=MIN([.D$3:.D52])-1" office:value-type="float" office:value="2">
            <text:p>2</text:p>
          </table:table-cell>
          <table:table-cell table:style-name="ce104" table:formula="of:=MIN([.E$3:.E52])-1" office:value-type="float" office:value="1">
            <text:p>1</text:p>
          </table:table-cell>
          <table:table-cell table:style-name="ce130" table:formula="of:=MIN([.F$3:.F52])-1" office:value-type="float" office:value="1">
            <text:p>1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3"/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53]+7" office:value-type="date" office:date-value="2017-09-29">
            <text:p>29 sept. 2017</text:p>
          </table:table-cell>
          <table:table-cell table:style-name="ce35" table:formula="of:=MIN([.B$4:.B53])-1" office:value-type="float" office:value="1">
            <text:p>1</text:p>
          </table:table-cell>
          <table:table-cell table:style-name="ce47" office:value-type="string">
            <text:p><text:s/></text:p>
          </table:table-cell>
          <table:table-cell table:style-name="ce82" table:formula="of:=MIN([.D$3:.D53])-1" office:value-type="float" office:value="1">
            <text:p>1</text:p>
          </table:table-cell>
          <table:table-cell table:style-name="ce105"/>
          <table:table-cell table:style-name="ce131"/>
          <table:table-cell table:style-name="ce156" table:formula="of:=MIN([.G$30:.G53])-1" office:value-type="float" office:value="14">
            <text:p>14</text:p>
          </table:table-cell>
          <table:table-cell table:style-name="ce169" table:formula="of:=MIN([.H$30:.H53])-1" office:value-type="float" office:value="7">
            <text:p>7</text:p>
          </table:table-cell>
          <table:table-cell table:style-name="ce182" office:value-type="float" office:value="2">
            <text:p>2</text:p>
          </table:table-cell>
          <table:table-cell table:style-name="ce199"/>
          <table:table-cell table:style-name="ce213"/>
          <table:table-cell table:style-name="ce230" office:value-type="float" office:value="2">
            <text:p>2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7" table:formula="of:=[.A54]+7" office:value-type="date" office:date-value="2017-10-06">
            <text:p>6 oct. 2017</text:p>
          </table:table-cell>
          <table:table-cell table:style-name="ce35" office:value-type="float" office:value="50">
            <text:p>50</text:p>
          </table:table-cell>
          <table:table-cell table:style-name="ce47" office:value-type="string">
            <text:p><text:s/></text:p>
          </table:table-cell>
          <table:table-cell table:style-name="ce88" office:value-type="float" office:value="48">
            <text:p>48</text:p>
          </table:table-cell>
          <table:table-cell table:style-name="ce105"/>
          <table:table-cell table:style-name="ce135" office:value-type="float" office:value="23">
            <text:p>23</text:p>
          </table:table-cell>
          <table:table-cell table:style-name="ce156"/>
          <table:table-cell table:style-name="ce169"/>
          <table:table-cell table:style-name="ce183"/>
          <table:table-cell table:style-name="ce199"/>
          <table:table-cell table:style-name="ce212" office:value-type="float" office:value="6">
            <text:p>6</text:p>
          </table:table-cell>
          <table:table-cell table:style-name="ce230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55]+7" office:value-type="date" office:date-value="2017-10-13">
            <text:p>13 oct. 2017</text:p>
          </table:table-cell>
          <table:table-cell table:style-name="ce35" table:formula="of:=MIN([.B$55:.B55])-1" office:value-type="float" office:value="49">
            <text:p>49</text:p>
          </table:table-cell>
          <table:table-cell table:style-name="ce47" office:value-type="string">
            <text:p><text:s/></text:p>
          </table:table-cell>
          <table:table-cell table:style-name="ce88" table:formula="of:=MIN([.D$55:.D55])-1" office:value-type="float" office:value="47">
            <text:p>47</text:p>
          </table:table-cell>
          <table:table-cell table:style-name="ce105"/>
          <table:table-cell table:style-name="ce131"/>
          <table:table-cell table:style-name="ce156" table:formula="of:=MIN([.G$30:.G55])-1" office:value-type="float" office:value="13">
            <text:p>13</text:p>
          </table:table-cell>
          <table:table-cell table:style-name="ce169"/>
          <table:table-cell table:style-name="ce182" office:value-type="float" office:value="1">
            <text:p>1</text:p>
          </table:table-cell>
          <table:table-cell table:style-name="ce198" office:value-type="float" office:value="1">
            <text:p>1</text:p>
          </table:table-cell>
          <table:table-cell table:style-name="ce213"/>
          <table:table-cell table:style-name="ce230" office:value-type="float" office:value="1">
            <text:p>1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56]+7" office:value-type="date" office:date-value="2017-10-20">
            <text:p>20 oct. 2017</text:p>
          </table:table-cell>
          <table:table-cell table:style-name="ce35" table:formula="of:=MIN([.B$55:.B56])-1" office:value-type="float" office:value="48">
            <text:p>48</text:p>
          </table:table-cell>
          <table:table-cell table:style-name="ce47" office:value-type="string">
            <text:p><text:s/></text:p>
          </table:table-cell>
          <table:table-cell table:style-name="ce88" table:formula="of:=MIN([.D$55:.D56])-1" office:value-type="float" office:value="46">
            <text:p>46</text:p>
          </table:table-cell>
          <table:table-cell table:style-name="ce110" office:value-type="float" office:value="12">
            <text:p>12</text:p>
          </table:table-cell>
          <table:table-cell table:style-name="ce135" table:formula="of:=MIN([.F$55:.F56])-1" office:value-type="float" office:value="22">
            <text:p>22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51" office:value-type="float" office:value="4">
            <text:p>4</text:p>
          </table:table-cell>
          <table:table-cell table:style-name="ce263"/>
          <table:table-cell table:style-name="ce272"/>
          <table:table-cell table:style-name="ce282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57]+7" office:value-type="date" office:date-value="2017-10-27">
            <text:p>27 oct. 2017</text:p>
          </table:table-cell>
          <table:table-cell table:style-name="ce35" table:formula="of:=MIN([.B$55:.B57])-1" office:value-type="float" office:value="47">
            <text:p>47</text:p>
          </table:table-cell>
          <table:table-cell table:style-name="ce47" office:value-type="string">
            <text:p><text:s/></text:p>
          </table:table-cell>
          <table:table-cell table:style-name="ce88" table:formula="of:=MIN([.D$55:.D57])-1" office:value-type="float" office:value="45">
            <text:p>45</text:p>
          </table:table-cell>
          <table:table-cell table:style-name="ce105"/>
          <table:table-cell table:style-name="ce131"/>
          <table:table-cell table:style-name="ce156" table:formula="of:=MIN([.G$30:.G57])-1" office:value-type="float" office:value="12">
            <text:p>12</text:p>
          </table:table-cell>
          <table:table-cell table:style-name="ce169" table:formula="of:=MIN([.H$30:.H57])-1" office:value-type="float" office:value="6">
            <text:p>6</text:p>
          </table:table-cell>
          <table:table-cell table:style-name="ce182" office:value-type="float" office:value="20">
            <text:p>20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8" table:formula="of:=[.A58]+7" office:value-type="date" office:date-value="2017-11-03">
            <text:p>3 nov. 2017</text:p>
          </table:table-cell>
          <table:table-cell table:style-name="ce35" table:formula="of:=MIN([.B$55:.B58])-1" office:value-type="float" office:value="46">
            <text:p>46</text:p>
          </table:table-cell>
          <table:table-cell table:style-name="ce52"/>
          <table:table-cell table:style-name="ce88" table:formula="of:=MIN([.D$55:.D58])-1" office:value-type="float" office:value="44">
            <text:p>44</text:p>
          </table:table-cell>
          <table:table-cell table:style-name="ce105"/>
          <table:table-cell table:style-name="ce135" table:formula="of:=MIN([.F$55:.F58])-1" office:value-type="float" office:value="21">
            <text:p>21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20" office:value-type="float" office:value="5">
            <text:p>5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59]+7" office:value-type="date" office:date-value="2017-11-10">
            <text:p>10 nov. 2017</text:p>
          </table:table-cell>
          <table:table-cell table:style-name="ce35" table:formula="of:=MIN([.B$55:.B59])-1" office:value-type="float" office:value="45">
            <text:p>45</text:p>
          </table:table-cell>
          <table:table-cell table:style-name="ce47" office:value-type="string">
            <text:p><text:s/></text:p>
          </table:table-cell>
          <table:table-cell table:style-name="ce88" table:formula="of:=MIN([.D$55:.D59])-1" office:value-type="float" office:value="43">
            <text:p>43</text:p>
          </table:table-cell>
          <table:table-cell table:style-name="ce105"/>
          <table:table-cell table:style-name="ce131"/>
          <table:table-cell table:style-name="ce156" table:formula="of:=MIN([.G$30:.G59])-1" office:value-type="float" office:value="11">
            <text:p>11</text:p>
          </table:table-cell>
          <table:table-cell table:style-name="ce169"/>
          <table:table-cell table:style-name="ce182" table:formula="of:=MIN([.I$58:.I59])-1" office:value-type="float" office:value="19">
            <text:p>19</text:p>
          </table:table-cell>
          <table:table-cell table:style-name="ce198" office:value-type="float" office:value="10">
            <text:p>10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60]+7" office:value-type="date" office:date-value="2017-11-17">
            <text:p>17 nov. 2017</text:p>
          </table:table-cell>
          <table:table-cell table:style-name="ce35" table:formula="of:=MIN([.B$55:.B60])-1" office:value-type="float" office:value="44">
            <text:p>44</text:p>
          </table:table-cell>
          <table:table-cell table:style-name="ce47" office:value-type="string">
            <text:p><text:s/></text:p>
          </table:table-cell>
          <table:table-cell table:style-name="ce88" table:formula="of:=MIN([.D$55:.D60])-1" office:value-type="float" office:value="42">
            <text:p>42</text:p>
          </table:table-cell>
          <table:table-cell table:style-name="ce110" table:formula="of:=MIN([.E$55:.E60])-1" office:value-type="float" office:value="11">
            <text:p>11</text:p>
          </table:table-cell>
          <table:table-cell table:style-name="ce135" table:formula="of:=MIN([.F$55:.F60])-1" office:value-type="float" office:value="20">
            <text:p>20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51" table:formula="of:=MIN([.M$57:.M60])-1" office:value-type="float" office:value="3">
            <text:p>3</text:p>
          </table:table-cell>
          <table:table-cell table:style-name="ce263"/>
          <table:table-cell table:style-name="ce272"/>
          <table:table-cell table:style-name="ce282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61]+7" office:value-type="date" office:date-value="2017-11-24">
            <text:p>24 nov. 2017</text:p>
          </table:table-cell>
          <table:table-cell table:style-name="ce35" table:formula="of:=MIN([.B$55:.B61])-1" office:value-type="float" office:value="43">
            <text:p>43</text:p>
          </table:table-cell>
          <table:table-cell table:style-name="ce47" office:value-type="string">
            <text:p><text:s/></text:p>
          </table:table-cell>
          <table:table-cell table:style-name="ce88" table:formula="of:=MIN([.D$55:.D61])-1" office:value-type="float" office:value="41">
            <text:p>41</text:p>
          </table:table-cell>
          <table:table-cell table:style-name="ce105"/>
          <table:table-cell table:style-name="ce131"/>
          <table:table-cell table:style-name="ce156" table:formula="of:=MIN([.G$30:.G61])-1" office:value-type="float" office:value="10">
            <text:p>10</text:p>
          </table:table-cell>
          <table:table-cell table:style-name="ce169" table:formula="of:=MIN([.H$30:.H61])-1" office:value-type="float" office:value="5">
            <text:p>5</text:p>
          </table:table-cell>
          <table:table-cell table:style-name="ce182" table:formula="of:=MIN([.I$58:.I61])-1" office:value-type="float" office:value="18">
            <text:p>18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7" table:formula="of:=[.A62]+7" office:value-type="date" office:date-value="2017-12-01">
            <text:p>1 déc. 2017</text:p>
          </table:table-cell>
          <table:table-cell table:style-name="ce35" table:formula="of:=MIN([.B$55:.B62])-1" office:value-type="float" office:value="42">
            <text:p>42</text:p>
          </table:table-cell>
          <table:table-cell table:style-name="ce47" office:value-type="string">
            <text:p><text:s/></text:p>
          </table:table-cell>
          <table:table-cell table:style-name="ce88" table:formula="of:=MIN([.D$55:.D62])-1" office:value-type="float" office:value="40">
            <text:p>40</text:p>
          </table:table-cell>
          <table:table-cell table:style-name="ce105"/>
          <table:table-cell table:style-name="ce135" table:formula="of:=MIN([.F$55:.F62])-1" office:value-type="float" office:value="19">
            <text:p>19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20" office:value-type="float" office:value="4">
            <text:p>4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63]+7" office:value-type="date" office:date-value="2017-12-08">
            <text:p>8 déc. 2017</text:p>
          </table:table-cell>
          <table:table-cell table:style-name="ce35" table:formula="of:=MIN([.B$55:.B63])-1" office:value-type="float" office:value="41">
            <text:p>41</text:p>
          </table:table-cell>
          <table:table-cell table:style-name="ce47" office:value-type="string">
            <text:p><text:s/></text:p>
          </table:table-cell>
          <table:table-cell table:style-name="ce88" table:formula="of:=MIN([.D$55:.D63])-1" office:value-type="float" office:value="39">
            <text:p>39</text:p>
          </table:table-cell>
          <table:table-cell table:style-name="ce105"/>
          <table:table-cell table:style-name="ce131"/>
          <table:table-cell table:style-name="ce156" table:formula="of:=MIN([.G$30:.G63])-1" office:value-type="float" office:value="9">
            <text:p>9</text:p>
          </table:table-cell>
          <table:table-cell table:style-name="ce169"/>
          <table:table-cell table:style-name="ce182" table:formula="of:=MIN([.I$58:.I63])-1" office:value-type="float" office:value="17">
            <text:p>17</text:p>
          </table:table-cell>
          <table:table-cell table:style-name="ce198" table:formula="of:=MIN([.J$58:.J63])-1" office:value-type="float" office:value="9">
            <text:p>9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64]+7" office:value-type="date" office:date-value="2017-12-15">
            <text:p>15 déc. 2017</text:p>
          </table:table-cell>
          <table:table-cell table:style-name="ce35" table:formula="of:=MIN([.B$55:.B64])-1" office:value-type="float" office:value="40">
            <text:p>40</text:p>
          </table:table-cell>
          <table:table-cell table:style-name="ce47" office:value-type="string">
            <text:p><text:s/></text:p>
          </table:table-cell>
          <table:table-cell table:style-name="ce88" table:formula="of:=MIN([.D$55:.D64])-1" office:value-type="float" office:value="38">
            <text:p>38</text:p>
          </table:table-cell>
          <table:table-cell table:style-name="ce110" table:formula="of:=MIN([.E$55:.E64])-1" office:value-type="float" office:value="10">
            <text:p>10</text:p>
          </table:table-cell>
          <table:table-cell table:style-name="ce135" table:formula="of:=MIN([.F$55:.F64])-1" office:value-type="float" office:value="18">
            <text:p>18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51" table:formula="of:=MIN([.M$57:.M64])-1" office:value-type="float" office:value="2">
            <text:p>2</text:p>
          </table:table-cell>
          <table:table-cell table:style-name="ce263"/>
          <table:table-cell table:style-name="ce272"/>
          <table:table-cell table:style-name="ce282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65]+7" office:value-type="date" office:date-value="2017-12-22">
            <text:p>22 déc. 2017</text:p>
          </table:table-cell>
          <table:table-cell table:style-name="ce35" table:formula="of:=MIN([.B$55:.B65])-1" office:value-type="float" office:value="39">
            <text:p>39</text:p>
          </table:table-cell>
          <table:table-cell table:style-name="ce47" office:value-type="string">
            <text:p><text:s/></text:p>
          </table:table-cell>
          <table:table-cell table:style-name="ce89" office:value-type="string">
            <text:p>37+36</text:p>
          </table:table-cell>
          <table:table-cell table:style-name="ce105"/>
          <table:table-cell table:style-name="ce131"/>
          <table:table-cell table:style-name="ce156" table:formula="of:=MIN([.G$30:.G65])-1" office:value-type="float" office:value="8">
            <text:p>8</text:p>
          </table:table-cell>
          <table:table-cell table:style-name="ce169" table:formula="of:=MIN([.H$30:.H65])-1" office:value-type="float" office:value="4">
            <text:p>4</text:p>
          </table:table-cell>
          <table:table-cell table:style-name="ce182" table:formula="of:=MIN([.I$58:.I65])-1" office:value-type="float" office:value="16">
            <text:p>16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7" table:formula="of:=[.A66]+7" office:value-type="date" office:date-value="2017-12-29">
            <text:p>29 déc. 2017</text:p>
          </table:table-cell>
          <table:table-cell table:style-name="ce36" office:value-type="string" table:number-columns-spanned="12" table:number-rows-spanned="2">
            <text:p>pas de distribution sauf </text:p>
            <text:p>7ème livraison de champignon en quinzaine (par erreur)</text:p>
          </table:table-cell>
          <table:covered-table-cell table:style-name="ce53"/>
          <table:covered-table-cell table:style-name="ce90"/>
          <table:covered-table-cell table:style-name="ce111"/>
          <table:covered-table-cell table:style-name="ce136"/>
          <table:covered-table-cell table:style-name="ce162"/>
          <table:covered-table-cell table:style-name="ce174"/>
          <table:covered-table-cell table:style-name="ce189"/>
          <table:covered-table-cell table:style-name="ce205"/>
          <table:covered-table-cell table:style-name="ce221"/>
          <table:covered-table-cell table:style-name="ce237"/>
          <table:covered-table-cell table:style-name="ce252"/>
          <table:table-cell table:style-name="ce264"/>
          <table:table-cell table:style-name="ce274"/>
          <table:table-cell table:style-name="ce283"/>
          <table:table-cell table:style-name="ce290" office:value-type="string" table:number-columns-spanned="1" table:number-rows-spanned="2">
            <text:p>salle et parking indisponible</text:p>
          </table:table-cell>
          <table:table-cell table:number-columns-repeated="1006"/>
        </table:table-row>
        <table:table-row table:style-name="ro11" table:visibility="collapse">
          <table:table-cell table:style-name="ce28" table:formula="of:=[.A67]+7" office:value-type="date" office:date-value="2018-01-05">
            <text:p>5 janv. 2018</text:p>
          </table:table-cell>
          <table:covered-table-cell table:style-name="ce39"/>
          <table:covered-table-cell table:style-name="ce54"/>
          <table:covered-table-cell table:style-name="ce91"/>
          <table:covered-table-cell table:style-name="ce112"/>
          <table:covered-table-cell table:style-name="ce137"/>
          <table:covered-table-cell table:style-name="ce163"/>
          <table:covered-table-cell table:style-name="ce175"/>
          <table:covered-table-cell table:style-name="ce190"/>
          <table:covered-table-cell table:style-name="ce206"/>
          <table:covered-table-cell table:style-name="ce222"/>
          <table:covered-table-cell table:style-name="ce238"/>
          <table:covered-table-cell table:style-name="ce253"/>
          <table:table-cell table:style-name="ce264"/>
          <table:table-cell table:style-name="ce274"/>
          <table:table-cell table:style-name="ce283"/>
          <table:covered-table-cell table:style-name="ce31" office:value-type="string">
            <text:p>salle fermé</text:p>
          </table:covered-table-cell>
          <table:table-cell table:number-columns-repeated="1006"/>
        </table:table-row>
        <table:table-row table:style-name="ro11" table:visibility="collapse">
          <table:table-cell table:style-name="ce28" table:formula="of:=[.A68]+7" office:value-type="date" office:date-value="2018-01-12">
            <text:p>12 janv. 2018</text:p>
          </table:table-cell>
          <table:table-cell table:style-name="ce35" table:formula="of:=MIN([.B$55:.B68])-1" office:value-type="float" office:value="38">
            <text:p>38</text:p>
          </table:table-cell>
          <table:table-cell table:style-name="ce47" office:value-type="string">
            <text:p><text:s/></text:p>
          </table:table-cell>
          <table:table-cell table:style-name="ce89" office:value-type="string">
            <text:p>35 +34</text:p>
          </table:table-cell>
          <table:table-cell table:style-name="ce110" table:formula="of:=MIN([.E$55:.E68])-1" office:value-type="float" office:value="9">
            <text:p>9</text:p>
          </table:table-cell>
          <table:table-cell table:style-name="ce135" table:formula="of:=MIN([.F$55:.F68])-1" office:value-type="float" office:value="17">
            <text:p>17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51" table:formula="of:=MIN([.M$57:.M68])-1" office:value-type="float" office:value="1">
            <text:p>1</text:p>
          </table:table-cell>
          <table:table-cell table:style-name="ce263"/>
          <table:table-cell table:style-name="ce272"/>
          <table:table-cell table:style-name="ce282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69]+7" office:value-type="date" office:date-value="2018-01-19">
            <text:p>19 janv. 2018</text:p>
          </table:table-cell>
          <table:table-cell table:style-name="ce35" table:formula="of:=MIN([.B$55:.B69])-1" office:value-type="float" office:value="37">
            <text:p>37</text:p>
          </table:table-cell>
          <table:table-cell table:style-name="ce47" office:value-type="string">
            <text:p><text:s/></text:p>
          </table:table-cell>
          <table:table-cell table:style-name="ce88" office:value-type="float" office:value="33">
            <text:p>33</text:p>
          </table:table-cell>
          <table:table-cell table:style-name="ce105"/>
          <table:table-cell table:style-name="ce131"/>
          <table:table-cell table:style-name="ce156" office:value-type="float" office:value="6">
            <text:p>6</text:p>
          </table:table-cell>
          <table:table-cell table:style-name="ce169"/>
          <table:table-cell table:style-name="ce182" table:formula="of:=MIN([.I$58:.I69])-1" office:value-type="float" office:value="15">
            <text:p>15</text:p>
          </table:table-cell>
          <table:table-cell table:style-name="ce198" table:formula="of:=MIN([.J$58:.J69])-1" office:value-type="float" office:value="8">
            <text:p>8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70]+7" office:value-type="date" office:date-value="2018-01-26">
            <text:p>26 janv. 2018</text:p>
          </table:table-cell>
          <table:table-cell table:style-name="ce35" table:formula="of:=MIN([.B$55:.B70])-1" office:value-type="float" office:value="36">
            <text:p>36</text:p>
          </table:table-cell>
          <table:table-cell table:style-name="ce47" office:value-type="string">
            <text:p><text:s/></text:p>
          </table:table-cell>
          <table:table-cell table:style-name="ce88" table:formula="of:=MIN([.D$55:.D70])-1" office:value-type="float" office:value="32">
            <text:p>32</text:p>
          </table:table-cell>
          <table:table-cell table:style-name="ce105"/>
          <table:table-cell table:style-name="ce135" table:formula="of:=MIN([.F$55:.F70])-1" office:value-type="float" office:value="16">
            <text:p>16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20" office:value-type="float" office:value="2">
            <text:p>2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30" table:formula="of:=[.A71]+7" office:value-type="date" office:date-value="2018-02-02">
            <text:p>2 févr. 2018</text:p>
          </table:table-cell>
          <table:table-cell table:style-name="ce35" table:formula="of:=MIN([.B$55:.B71])-1" office:value-type="float" office:value="35">
            <text:p>35</text:p>
          </table:table-cell>
          <table:table-cell table:style-name="ce47" office:value-type="string">
            <text:p><text:s/></text:p>
          </table:table-cell>
          <table:table-cell table:style-name="ce88" table:formula="of:=MIN([.D$55:.D71])-1" office:value-type="float" office:value="31">
            <text:p>31</text:p>
          </table:table-cell>
          <table:table-cell table:style-name="ce105"/>
          <table:table-cell table:style-name="ce131"/>
          <table:table-cell table:style-name="ce156" table:formula="of:=MIN([.G$30:.G71])-1" office:value-type="float" office:value="5">
            <text:p>5</text:p>
          </table:table-cell>
          <table:table-cell table:style-name="ce169" table:formula="of:=MIN([.H$30:.H71])-1" office:value-type="float" office:value="3">
            <text:p>3</text:p>
          </table:table-cell>
          <table:table-cell table:style-name="ce182" table:formula="of:=MIN([.I$58:.I71])-1" office:value-type="float" office:value="14">
            <text:p>14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0" table:formula="of:=[.A72]+7" office:value-type="date" office:date-value="2018-02-09">
            <text:p>9 févr. 2018</text:p>
          </table:table-cell>
          <table:table-cell table:style-name="ce35" table:formula="of:=MIN([.B$55:.B72])-1" office:value-type="float" office:value="34">
            <text:p>34</text:p>
          </table:table-cell>
          <table:table-cell table:style-name="ce47" office:value-type="string">
            <text:p><text:s/></text:p>
          </table:table-cell>
          <table:table-cell table:style-name="ce88" table:formula="of:=MIN([.D$55:.D72])-1" office:value-type="float" office:value="30">
            <text:p>30</text:p>
          </table:table-cell>
          <table:table-cell table:style-name="ce110" table:formula="of:=MIN([.E$55:.E72])-1" office:value-type="float" office:value="8">
            <text:p>8</text:p>
          </table:table-cell>
          <table:table-cell table:style-name="ce135" table:formula="of:=MIN([.F$55:.F72])-1" office:value-type="float" office:value="15">
            <text:p>15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0" table:formula="of:=[.A73]+7" office:value-type="date" office:date-value="2018-02-16">
            <text:p>16 févr. 2018</text:p>
          </table:table-cell>
          <table:table-cell table:style-name="ce35" table:formula="of:=MIN([.B$55:.B73])-1" office:value-type="float" office:value="33">
            <text:p>33</text:p>
          </table:table-cell>
          <table:table-cell table:style-name="ce47" office:value-type="string">
            <text:p><text:s/></text:p>
          </table:table-cell>
          <table:table-cell table:style-name="ce88" table:formula="of:=MIN([.D$55:.D73])-1" office:value-type="float" office:value="29">
            <text:p>29</text:p>
          </table:table-cell>
          <table:table-cell table:style-name="ce105"/>
          <table:table-cell table:style-name="ce131"/>
          <table:table-cell table:style-name="ce156" table:formula="of:=MIN([.G$30:.G73])-1" office:value-type="float" office:value="4">
            <text:p>4</text:p>
          </table:table-cell>
          <table:table-cell table:style-name="ce169"/>
          <table:table-cell table:style-name="ce182" table:formula="of:=MIN([.I$58:.I73])-1" office:value-type="float" office:value="13">
            <text:p>13</text:p>
          </table:table-cell>
          <table:table-cell table:style-name="ce198" table:formula="of:=MIN([.J$58:.J73])-1" office:value-type="float" office:value="7">
            <text:p>7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0" table:formula="of:=[.A74]+7" office:value-type="date" office:date-value="2018-02-23">
            <text:p>23 févr. 2018</text:p>
          </table:table-cell>
          <table:table-cell table:style-name="ce35" table:formula="of:=MIN([.B$55:.B74])-1" office:value-type="float" office:value="32">
            <text:p>32</text:p>
          </table:table-cell>
          <table:table-cell table:style-name="ce47" office:value-type="string">
            <text:p><text:s/></text:p>
          </table:table-cell>
          <table:table-cell table:style-name="ce88" table:formula="of:=MIN([.D$55:.D74])-1" office:value-type="float" office:value="28">
            <text:p>28</text:p>
          </table:table-cell>
          <table:table-cell table:style-name="ce105"/>
          <table:table-cell table:style-name="ce135" table:formula="of:=MIN([.F$55:.F74])-1" office:value-type="float" office:value="14">
            <text:p>14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23" office:value-type="float" office:value="1">
            <text:p>1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8" table:formula="of:=[.A75]+7" office:value-type="date" office:date-value="2018-03-02">
            <text:p>2 mars 2018</text:p>
          </table:table-cell>
          <table:table-cell table:style-name="ce35" table:formula="of:=MIN([.B$55:.B75])-1" office:value-type="float" office:value="31">
            <text:p>31</text:p>
          </table:table-cell>
          <table:table-cell table:style-name="ce50"/>
          <table:table-cell table:style-name="ce88" table:formula="of:=MIN([.D$55:.D75])-1" office:value-type="float" office:value="27">
            <text:p>27</text:p>
          </table:table-cell>
          <table:table-cell table:style-name="ce105"/>
          <table:table-cell table:style-name="ce131"/>
          <table:table-cell table:style-name="ce156" table:formula="of:=MIN([.G$30:.G75])-1" office:value-type="float" office:value="3">
            <text:p>3</text:p>
          </table:table-cell>
          <table:table-cell table:style-name="ce169" table:formula="of:=MIN([.H$30:.H75])-1" office:value-type="float" office:value="2">
            <text:p>2</text:p>
          </table:table-cell>
          <table:table-cell table:style-name="ce182" table:formula="of:=MIN([.I$58:.I75])-1" office:value-type="float" office:value="12">
            <text:p>12</text:p>
          </table:table-cell>
          <table:table-cell table:style-name="ce204"/>
          <table:table-cell table:style-name="ce219"/>
          <table:table-cell table:style-name="ce230" office:value-type="float" office:value="9">
            <text:p>9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76]+7" office:value-type="date" office:date-value="2018-03-09">
            <text:p>9 mars 2018</text:p>
          </table:table-cell>
          <table:table-cell table:style-name="ce35" table:formula="of:=MIN([.B$55:.B76])-1" office:value-type="float" office:value="30">
            <text:p>30</text:p>
          </table:table-cell>
          <table:table-cell table:style-name="ce47" office:value-type="string">
            <text:p><text:s/></text:p>
          </table:table-cell>
          <table:table-cell table:style-name="ce88" table:formula="of:=MIN([.D$55:.D76])-1" office:value-type="float" office:value="26">
            <text:p>26</text:p>
          </table:table-cell>
          <table:table-cell table:style-name="ce110" table:formula="of:=MIN([.E$55:.E76])-1" office:value-type="float" office:value="7">
            <text:p>7</text:p>
          </table:table-cell>
          <table:table-cell table:style-name="ce135" table:formula="of:=MIN([.F$55:.F76])-1" office:value-type="float" office:value="13">
            <text:p>13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77]+7" office:value-type="date" office:date-value="2018-03-16">
            <text:p>16 mars 2018</text:p>
          </table:table-cell>
          <table:table-cell table:style-name="ce35" table:formula="of:=MIN([.B$55:.B77])-1" office:value-type="float" office:value="29">
            <text:p>29</text:p>
          </table:table-cell>
          <table:table-cell table:style-name="ce47" office:value-type="string">
            <text:p><text:s/></text:p>
          </table:table-cell>
          <table:table-cell table:style-name="ce88" table:formula="of:=MIN([.D$55:.D77])-1" office:value-type="float" office:value="25">
            <text:p>25</text:p>
          </table:table-cell>
          <table:table-cell table:style-name="ce105"/>
          <table:table-cell table:style-name="ce131"/>
          <table:table-cell table:style-name="ce156" table:formula="of:=MIN([.G$30:.G77])-1" office:value-type="float" office:value="2">
            <text:p>2</text:p>
          </table:table-cell>
          <table:table-cell table:style-name="ce169"/>
          <table:table-cell table:style-name="ce182" table:formula="of:=MIN([.I$58:.I77])-1" office:value-type="float" office:value="11">
            <text:p>11</text:p>
          </table:table-cell>
          <table:table-cell table:style-name="ce198" table:formula="of:=MIN([.J$58:.J77])-1" office:value-type="float" office:value="6">
            <text:p>6</text:p>
          </table:table-cell>
          <table:table-cell table:style-name="ce219"/>
          <table:table-cell table:style-name="ce230" office:value-type="float" office:value="8">
            <text:p>8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78]+7" office:value-type="date" office:date-value="2018-03-23">
            <text:p>23 mars 2018</text:p>
          </table:table-cell>
          <table:table-cell table:style-name="ce35" table:formula="of:=MIN([.B$55:.B78])-1" office:value-type="float" office:value="28">
            <text:p>28</text:p>
          </table:table-cell>
          <table:table-cell table:style-name="ce47" office:value-type="string">
            <text:p><text:s/></text:p>
          </table:table-cell>
          <table:table-cell table:style-name="ce88" table:formula="of:=MIN([.D$55:.D78])-1" office:value-type="float" office:value="24">
            <text:p>24</text:p>
          </table:table-cell>
          <table:table-cell table:style-name="ce105"/>
          <table:table-cell table:style-name="ce135" table:formula="of:=MIN([.F$55:.F78])-1" office:value-type="float" office:value="12">
            <text:p>12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79]+7" office:value-type="date" office:date-value="2018-03-30">
            <text:p>30 mars 2018</text:p>
          </table:table-cell>
          <table:table-cell table:style-name="ce35" table:formula="of:=MIN([.B$55:.B79])-1" office:value-type="float" office:value="27">
            <text:p>27</text:p>
          </table:table-cell>
          <table:table-cell table:style-name="ce47" office:value-type="string">
            <text:p><text:s/></text:p>
          </table:table-cell>
          <table:table-cell table:style-name="ce88" table:formula="of:=MIN([.D$55:.D79])-1" office:value-type="float" office:value="23">
            <text:p>23</text:p>
          </table:table-cell>
          <table:table-cell table:style-name="ce105"/>
          <table:table-cell table:style-name="ce131"/>
          <table:table-cell table:style-name="ce156" table:formula="of:=MIN([.G$30:.G79])-1" office:value-type="float" office:value="1">
            <text:p>1</text:p>
          </table:table-cell>
          <table:table-cell table:style-name="ce169" table:formula="of:=MIN([.H$30:.H79])-1" office:value-type="float" office:value="1">
            <text:p>1</text:p>
          </table:table-cell>
          <table:table-cell table:style-name="ce182" table:formula="of:=MIN([.I$58:.I79])-1" office:value-type="float" office:value="10">
            <text:p>10</text:p>
          </table:table-cell>
          <table:table-cell table:style-name="ce204"/>
          <table:table-cell table:style-name="ce219"/>
          <table:table-cell table:style-name="ce230" office:value-type="float" office:value="7">
            <text:p>7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31" table:formula="of:=[.A80]+7" office:value-type="date" office:date-value="2018-04-06">
            <text:p>6 avr. 2018</text:p>
          </table:table-cell>
          <table:table-cell table:style-name="ce35" table:formula="of:=MIN([.B$55:.B80])-1" office:value-type="float" office:value="26">
            <text:p>26</text:p>
          </table:table-cell>
          <table:table-cell table:style-name="ce47" office:value-type="string">
            <text:p><text:s/></text:p>
          </table:table-cell>
          <table:table-cell table:style-name="ce88" table:formula="of:=MIN([.D$55:.D80])-1" office:value-type="float" office:value="22">
            <text:p>22</text:p>
          </table:table-cell>
          <table:table-cell table:style-name="ce110" table:formula="of:=MIN([.E$55:.E80])-1" office:value-type="float" office:value="6">
            <text:p>6</text:p>
          </table:table-cell>
          <table:table-cell table:style-name="ce135" table:formula="of:=MIN([.F$55:.F80])-1" office:value-type="float" office:value="11">
            <text:p>11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81]+7" office:value-type="date" office:date-value="2018-04-13">
            <text:p>13 avr. 2018</text:p>
          </table:table-cell>
          <table:table-cell table:style-name="ce35" table:formula="of:=MIN([.B$55:.B81])-1" office:value-type="float" office:value="25">
            <text:p>25</text:p>
          </table:table-cell>
          <table:table-cell table:style-name="ce47" office:value-type="string">
            <text:p><text:s/></text:p>
          </table:table-cell>
          <table:table-cell table:style-name="ce88" table:formula="of:=MIN([.D$55:.D81])-1" office:value-type="float" office:value="21">
            <text:p>21</text:p>
          </table:table-cell>
          <table:table-cell table:style-name="ce105"/>
          <table:table-cell table:style-name="ce131"/>
          <table:table-cell table:style-name="ce156" office:value-type="float" office:value="20">
            <text:p>20</text:p>
          </table:table-cell>
          <table:table-cell table:style-name="ce169"/>
          <table:table-cell table:style-name="ce182" table:formula="of:=MIN([.I$58:.I81])-1" office:value-type="float" office:value="9">
            <text:p>9</text:p>
          </table:table-cell>
          <table:table-cell table:style-name="ce198" table:formula="of:=MIN([.J$58:.J81])-1" office:value-type="float" office:value="5">
            <text:p>5</text:p>
          </table:table-cell>
          <table:table-cell table:style-name="ce219"/>
          <table:table-cell table:style-name="ce230" office:value-type="float" office:value="6">
            <text:p>6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82]+7" office:value-type="date" office:date-value="2018-04-20">
            <text:p>20 avr. 2018</text:p>
          </table:table-cell>
          <table:table-cell table:style-name="ce35" table:formula="of:=MIN([.B$55:.B82])-1" office:value-type="float" office:value="24">
            <text:p>24</text:p>
          </table:table-cell>
          <table:table-cell table:style-name="ce47" office:value-type="string">
            <text:p><text:s/></text:p>
          </table:table-cell>
          <table:table-cell table:style-name="ce88" table:formula="of:=MIN([.D$55:.D82])-1" office:value-type="float" office:value="20">
            <text:p>20</text:p>
          </table:table-cell>
          <table:table-cell table:style-name="ce105"/>
          <table:table-cell table:style-name="ce135" table:formula="of:=MIN([.F$55:.F82])-1" office:value-type="float" office:value="10">
            <text:p>10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83]+7" office:value-type="date" office:date-value="2018-04-27">
            <text:p>27 avr. 2018</text:p>
          </table:table-cell>
          <table:table-cell table:style-name="ce35" table:formula="of:=MIN([.B$55:.B83])-1" office:value-type="float" office:value="23">
            <text:p>23</text:p>
          </table:table-cell>
          <table:table-cell table:style-name="ce47" office:value-type="string">
            <text:p><text:s/></text:p>
          </table:table-cell>
          <table:table-cell table:style-name="ce88" table:formula="of:=MIN([.D$55:.D83])-1" office:value-type="float" office:value="19">
            <text:p>19</text:p>
          </table:table-cell>
          <table:table-cell table:style-name="ce105"/>
          <table:table-cell table:style-name="ce131"/>
          <table:table-cell table:style-name="ce156" table:formula="of:=MIN([.G$82:.G83])-1" office:value-type="float" office:value="19">
            <text:p>19</text:p>
          </table:table-cell>
          <table:table-cell table:style-name="ce169" office:value-type="float" office:value="10">
            <text:p>10</text:p>
          </table:table-cell>
          <table:table-cell table:style-name="ce182" table:formula="of:=MIN([.I$58:.I83])-1" office:value-type="float" office:value="8">
            <text:p>8</text:p>
          </table:table-cell>
          <table:table-cell table:style-name="ce204"/>
          <table:table-cell table:style-name="ce219"/>
          <table:table-cell table:style-name="ce230" office:value-type="float" office:value="5">
            <text:p>5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8" table:formula="of:=[.A84]+7" office:value-type="date" office:date-value="2018-05-04">
            <text:p>4 mai 2018</text:p>
          </table:table-cell>
          <table:table-cell table:style-name="ce35" table:formula="of:=MIN([.B$55:.B84])-1" office:value-type="float" office:value="22">
            <text:p>22</text:p>
          </table:table-cell>
          <table:table-cell table:style-name="ce55" office:value-type="string">
            <text:p><text:s/></text:p>
          </table:table-cell>
          <table:table-cell table:style-name="ce89" office:value-type="string">
            <text:p>18+17</text:p>
          </table:table-cell>
          <table:table-cell table:style-name="ce110" table:formula="of:=MIN([.E$55:.E84])-1" office:value-type="float" office:value="5">
            <text:p>5</text:p>
          </table:table-cell>
          <table:table-cell table:style-name="ce135" table:formula="of:=MIN([.F$55:.F84])-1" office:value-type="float" office:value="9">
            <text:p>9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 office:value-type="string">
            <text:p>Nouveau contrat Pain</text:p>
          </table:table-cell>
          <table:table-cell table:number-columns-repeated="1006"/>
        </table:table-row>
        <table:table-row table:style-name="ro11" table:visibility="collapse">
          <table:table-cell table:style-name="ce28" table:formula="of:=[.A85]+7" office:value-type="date" office:date-value="2018-05-11">
            <text:p>11 mai 2018</text:p>
          </table:table-cell>
          <table:table-cell table:style-name="ce38" office:value-type="string" table:number-columns-spanned="12" table:number-rows-spanned="1">
            <text:p>A décaler : pas accès à MARC</text:p>
          </table:table-cell>
          <table:covered-table-cell table:style-name="ce56"/>
          <table:covered-table-cell table:style-name="ce92"/>
          <table:covered-table-cell table:style-name="ce113"/>
          <table:covered-table-cell table:style-name="ce138"/>
          <table:covered-table-cell table:style-name="ce164"/>
          <table:covered-table-cell table:style-name="ce176"/>
          <table:covered-table-cell table:style-name="ce191"/>
          <table:covered-table-cell table:style-name="ce207"/>
          <table:covered-table-cell table:style-name="ce224"/>
          <table:covered-table-cell table:style-name="ce239"/>
          <table:covered-table-cell table:style-name="ce250"/>
          <table:table-cell table:style-name="ce260"/>
          <table:table-cell table:style-name="ce270"/>
          <table:table-cell table:style-name="ce279"/>
          <table:table-cell table:style-name="ce292" office:value-type="string">
            <text:p>pont de l'ascension</text:p>
          </table:table-cell>
          <table:table-cell table:number-columns-repeated="1006"/>
        </table:table-row>
        <table:table-row table:style-name="ro11" table:visibility="collapse">
          <table:table-cell table:style-name="ce28" table:formula="of:=[.A86]+7" office:value-type="date" office:date-value="2018-05-18">
            <text:p>18 mai 2018</text:p>
          </table:table-cell>
          <table:table-cell table:style-name="ce35" table:formula="of:=MIN([.B$55:.B86])-1" office:value-type="float" office:value="21">
            <text:p>21</text:p>
          </table:table-cell>
          <table:table-cell table:style-name="ce55" office:value-type="string">
            <text:p><text:s/></text:p>
          </table:table-cell>
          <table:table-cell table:style-name="ce88" office:value-type="float" office:value="16">
            <text:p>16</text:p>
          </table:table-cell>
          <table:table-cell table:style-name="ce105"/>
          <table:table-cell table:style-name="ce135" table:formula="of:=MIN([.F$55:.F86])-1" office:value-type="float" office:value="8">
            <text:p>8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87]+7" office:value-type="date" office:date-value="2018-05-25">
            <text:p>25 mai 2018</text:p>
          </table:table-cell>
          <table:table-cell table:style-name="ce35" table:formula="of:=MIN([.B$55:.B87])-1" office:value-type="float" office:value="20">
            <text:p>20</text:p>
          </table:table-cell>
          <table:table-cell table:style-name="ce55" office:value-type="string">
            <text:p><text:s/></text:p>
          </table:table-cell>
          <table:table-cell table:style-name="ce88" table:formula="of:=MIN([.D$55:.D87])-1" office:value-type="float" office:value="15">
            <text:p>15</text:p>
          </table:table-cell>
          <table:table-cell table:style-name="ce105"/>
          <table:table-cell table:style-name="ce131"/>
          <table:table-cell table:style-name="ce156" table:formula="of:=MIN([.G$82:.G87])-1" office:value-type="float" office:value="18">
            <text:p>18</text:p>
          </table:table-cell>
          <table:table-cell table:style-name="ce169"/>
          <table:table-cell table:style-name="ce182" table:formula="of:=MIN([.I$58:.I87])-1" office:value-type="float" office:value="7">
            <text:p>7</text:p>
          </table:table-cell>
          <table:table-cell table:style-name="ce198" table:formula="of:=MIN([.J$58:.J87])-1" office:value-type="float" office:value="4">
            <text:p>4</text:p>
          </table:table-cell>
          <table:table-cell table:style-name="ce219"/>
          <table:table-cell table:style-name="ce230" office:value-type="float" office:value="3">
            <text:p>3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31" table:formula="of:=[.A88]+7" office:value-type="date" office:date-value="2018-06-01">
            <text:p>1 juin 2018</text:p>
          </table:table-cell>
          <table:table-cell table:style-name="ce35" table:formula="of:=MIN([.B$55:.B88])-1" office:value-type="float" office:value="19">
            <text:p>19</text:p>
          </table:table-cell>
          <table:table-cell table:style-name="ce55" office:value-type="string">
            <text:p><text:s/></text:p>
          </table:table-cell>
          <table:table-cell table:style-name="ce88" table:formula="of:=MIN([.D$55:.D88])-1" office:value-type="float" office:value="14">
            <text:p>14</text:p>
          </table:table-cell>
          <table:table-cell table:style-name="ce110" table:formula="of:=MIN([.E$55:.E88])-1" office:value-type="float" office:value="4">
            <text:p>4</text:p>
          </table:table-cell>
          <table:table-cell table:style-name="ce135" table:formula="of:=MIN([.F$55:.F88])-1" office:value-type="float" office:value="7">
            <text:p>7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89]+7" office:value-type="date" office:date-value="2018-06-08">
            <text:p>8 juin 2018</text:p>
          </table:table-cell>
          <table:table-cell table:style-name="ce35" table:formula="of:=MIN([.B$55:.B89])-1" office:value-type="float" office:value="18">
            <text:p>18</text:p>
          </table:table-cell>
          <table:table-cell table:style-name="ce55" office:value-type="string">
            <text:p><text:s/></text:p>
          </table:table-cell>
          <table:table-cell table:style-name="ce88" table:formula="of:=MIN([.D$55:.D89])-1" office:value-type="float" office:value="13">
            <text:p>13</text:p>
          </table:table-cell>
          <table:table-cell table:style-name="ce105"/>
          <table:table-cell table:style-name="ce131"/>
          <table:table-cell table:style-name="ce156" table:formula="of:=MIN([.G$82:.G89])-1" office:value-type="float" office:value="17">
            <text:p>17</text:p>
          </table:table-cell>
          <table:table-cell table:style-name="ce169" table:formula="of:=MIN([.H$82:.H89])-1" office:value-type="float" office:value="9">
            <text:p>9</text:p>
          </table:table-cell>
          <table:table-cell table:style-name="ce182" table:formula="of:=MIN([.I$58:.I89])-1" office:value-type="float" office:value="6">
            <text:p>6</text:p>
          </table:table-cell>
          <table:table-cell table:style-name="ce204"/>
          <table:table-cell table:style-name="ce219"/>
          <table:table-cell table:style-name="ce230" office:value-type="float" office:value="2">
            <text:p>2</text:p>
          </table:table-cell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90]+7" office:value-type="date" office:date-value="2018-06-15">
            <text:p>15 juin 2018</text:p>
          </table:table-cell>
          <table:table-cell table:style-name="ce35" table:formula="of:=MIN([.B$55:.B90])-1" office:value-type="float" office:value="17">
            <text:p>17</text:p>
          </table:table-cell>
          <table:table-cell table:style-name="ce55" office:value-type="string">
            <text:p><text:s/></text:p>
          </table:table-cell>
          <table:table-cell table:style-name="ce88" table:formula="of:=MIN([.D$55:.D90])-1" office:value-type="float" office:value="12">
            <text:p>12</text:p>
          </table:table-cell>
          <table:table-cell table:style-name="ce105"/>
          <table:table-cell table:style-name="ce135" table:formula="of:=MIN([.F$55:.F90])-1" office:value-type="float" office:value="6">
            <text:p>6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91]+7" office:value-type="date" office:date-value="2018-06-22">
            <text:p>22 juin 2018</text:p>
          </table:table-cell>
          <table:table-cell table:style-name="ce35" table:formula="of:=MIN([.B$55:.B91])-1" office:value-type="float" office:value="16">
            <text:p>16</text:p>
          </table:table-cell>
          <table:table-cell table:style-name="ce55" office:value-type="string">
            <text:p><text:s/></text:p>
          </table:table-cell>
          <table:table-cell table:style-name="ce88" table:formula="of:=MIN([.D$55:.D91])-1" office:value-type="float" office:value="11">
            <text:p>11</text:p>
          </table:table-cell>
          <table:table-cell table:style-name="ce105"/>
          <table:table-cell table:style-name="ce131"/>
          <table:table-cell table:style-name="ce156" table:formula="of:=MIN([.G$82:.G91])-1" office:value-type="float" office:value="16">
            <text:p>16</text:p>
          </table:table-cell>
          <table:table-cell table:style-name="ce169"/>
          <table:table-cell table:style-name="ce182" table:formula="of:=MIN([.I$58:.I91])-1" office:value-type="float" office:value="5">
            <text:p>5</text:p>
          </table:table-cell>
          <table:table-cell table:style-name="ce198" table:formula="of:=MIN([.J$58:.J91])-1" office:value-type="float" office:value="3">
            <text:p>3</text:p>
          </table:table-cell>
          <table:table-cell table:style-name="ce219"/>
          <table:table-cell table:style-name="Default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92]+7" office:value-type="date" office:date-value="2018-06-29">
            <text:p>29 juin 2018</text:p>
          </table:table-cell>
          <table:table-cell table:style-name="ce35" table:formula="of:=MIN([.B$55:.B92])-1" office:value-type="float" office:value="15">
            <text:p>15</text:p>
          </table:table-cell>
          <table:table-cell table:style-name="ce55" office:value-type="string">
            <text:p><text:s/></text:p>
          </table:table-cell>
          <table:table-cell table:style-name="ce88" table:formula="of:=MIN([.D$55:.D92])-1" office:value-type="float" office:value="10">
            <text:p>10</text:p>
          </table:table-cell>
          <table:table-cell table:style-name="ce110" table:formula="of:=MIN([.E$55:.E92])-1" office:value-type="float" office:value="3">
            <text:p>3</text:p>
          </table:table-cell>
          <table:table-cell table:style-name="ce135" table:formula="of:=MIN([.F$55:.F92])-1" office:value-type="float" office:value="5">
            <text:p>5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8" table:formula="of:=[.A93]+7" office:value-type="date" office:date-value="2018-07-06">
            <text:p>6 juil. 2018</text:p>
          </table:table-cell>
          <table:table-cell table:style-name="ce35" table:formula="of:=MIN([.B$55:.B93])-1" office:value-type="float" office:value="14">
            <text:p>14</text:p>
          </table:table-cell>
          <table:table-cell table:style-name="ce55" office:value-type="string">
            <text:p><text:s/></text:p>
          </table:table-cell>
          <table:table-cell table:style-name="ce88" table:formula="of:=MIN([.D$55:.D93])-1" office:value-type="float" office:value="9">
            <text:p>9</text:p>
          </table:table-cell>
          <table:table-cell table:style-name="ce105"/>
          <table:table-cell table:style-name="ce131"/>
          <table:table-cell table:style-name="ce156" table:formula="of:=MIN([.G$82:.G93])-1" office:value-type="float" office:value="15">
            <text:p>15</text:p>
          </table:table-cell>
          <table:table-cell table:style-name="ce169" table:formula="of:=MIN([.H$82:.H93])-1" office:value-type="float" office:value="8">
            <text:p>8</text:p>
          </table:table-cell>
          <table:table-cell table:style-name="ce182" table:formula="of:=MIN([.I$58:.I93])-1" office:value-type="float" office:value="4">
            <text:p>4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94]+7" office:value-type="date" office:date-value="2018-07-13">
            <text:p>13 juil. 2018</text:p>
          </table:table-cell>
          <table:table-cell table:style-name="ce35" table:formula="of:=MIN([.B$55:.B94])-1" office:value-type="float" office:value="13">
            <text:p>13</text:p>
          </table:table-cell>
          <table:table-cell table:style-name="ce50" office:value-type="string">
            <text:p>?</text:p>
          </table:table-cell>
          <table:table-cell table:style-name="ce88" table:formula="of:=MIN([.D$55:.D94])-1" office:value-type="float" office:value="8">
            <text:p>8</text:p>
          </table:table-cell>
          <table:table-cell table:style-name="ce105"/>
          <table:table-cell table:style-name="ce135" table:formula="of:=MIN([.F$55:.F94])-1" office:value-type="float" office:value="4">
            <text:p>4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95]+7" office:value-type="date" office:date-value="2018-07-20">
            <text:p>20 juil. 2018</text:p>
          </table:table-cell>
          <table:table-cell table:style-name="ce35" table:formula="of:=MIN([.B$55:.B95])-1" office:value-type="float" office:value="12">
            <text:p>12</text:p>
          </table:table-cell>
          <table:table-cell table:style-name="ce50" office:value-type="string">
            <text:p>?</text:p>
          </table:table-cell>
          <table:table-cell table:style-name="ce88" table:formula="of:=MIN([.D$55:.D95])-1" office:value-type="float" office:value="7">
            <text:p>7</text:p>
          </table:table-cell>
          <table:table-cell table:style-name="ce105"/>
          <table:table-cell table:style-name="ce131"/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28" table:formula="of:=[.A96]+7" office:value-type="date" office:date-value="2018-07-27">
            <text:p>27 juil. 2018</text:p>
          </table:table-cell>
          <table:table-cell table:style-name="ce35" table:formula="of:=MIN([.B$55:.B96])-1" office:value-type="float" office:value="11">
            <text:p>11</text:p>
          </table:table-cell>
          <table:table-cell table:style-name="ce50" office:value-type="string">
            <text:p>?</text:p>
          </table:table-cell>
          <table:table-cell table:style-name="ce93"/>
          <table:table-cell table:style-name="ce105"/>
          <table:table-cell table:style-name="ce131"/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1" table:visibility="collapse">
          <table:table-cell table:style-name="ce31" table:formula="of:=[.A97]+7" office:value-type="date" office:date-value="2018-08-03">
            <text:p>3 août 2018</text:p>
          </table:table-cell>
          <table:table-cell table:style-name="ce35" table:formula="of:=MIN([.B$55:.B97])-1" office:value-type="float" office:value="10">
            <text:p>10</text:p>
          </table:table-cell>
          <table:table-cell table:style-name="ce50" office:value-type="string">
            <text:p>?</text:p>
          </table:table-cell>
          <table:table-cell table:style-name="ce93"/>
          <table:table-cell table:style-name="ce105"/>
          <table:table-cell table:style-name="ce131"/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98]+7" office:value-type="date" office:date-value="2018-08-10">
            <text:p>10 août 2018</text:p>
          </table:table-cell>
          <table:table-cell table:style-name="ce35" table:formula="of:=MIN([.B$55:.B98])-1" office:value-type="float" office:value="9">
            <text:p>9</text:p>
          </table:table-cell>
          <table:table-cell table:style-name="ce50" office:value-type="string">
            <text:p>?</text:p>
          </table:table-cell>
          <table:table-cell table:style-name="ce93"/>
          <table:table-cell table:style-name="ce105"/>
          <table:table-cell table:style-name="ce131"/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99]+7" office:value-type="date" office:date-value="2018-08-17">
            <text:p>17 août 2018</text:p>
          </table:table-cell>
          <table:table-cell table:style-name="ce35" table:formula="of:=MIN([.B$55:.B99])-1" office:value-type="float" office:value="8">
            <text:p>8</text:p>
          </table:table-cell>
          <table:table-cell table:style-name="ce55" office:value-type="string">
            <text:p><text:s/></text:p>
          </table:table-cell>
          <table:table-cell table:style-name="ce93"/>
          <table:table-cell table:style-name="ce105"/>
          <table:table-cell table:style-name="ce131"/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100]+7" office:value-type="date" office:date-value="2018-08-24">
            <text:p>24 août 2018</text:p>
          </table:table-cell>
          <table:table-cell table:style-name="ce35" table:formula="of:=MIN([.B$55:.B100])-1" office:value-type="float" office:value="7">
            <text:p>7</text:p>
          </table:table-cell>
          <table:table-cell table:style-name="ce55" office:value-type="string">
            <text:p><text:s/></text:p>
          </table:table-cell>
          <table:table-cell table:style-name="ce88" table:formula="of:=MIN([.D$55:.D100])-1" office:value-type="float" office:value="6">
            <text:p>6</text:p>
          </table:table-cell>
          <table:table-cell table:style-name="ce110" table:formula="of:=MIN([.E$55:.E100])-1" office:value-type="float" office:value="2">
            <text:p>2</text:p>
          </table:table-cell>
          <table:table-cell table:style-name="ce135" table:formula="of:=MIN([.F$55:.F100])-1" office:value-type="float" office:value="3">
            <text:p>3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31" table:formula="of:=[.A101]+7" office:value-type="date" office:date-value="2018-08-31">
            <text:p>31 août 2018</text:p>
          </table:table-cell>
          <table:table-cell table:style-name="ce35" table:formula="of:=MIN([.B$55:.B101])-1" office:value-type="float" office:value="6">
            <text:p>6</text:p>
          </table:table-cell>
          <table:table-cell table:style-name="ce55" office:value-type="string">
            <text:p><text:s/></text:p>
          </table:table-cell>
          <table:table-cell table:style-name="ce88" table:formula="of:=MIN([.D$55:.D101])-1" office:value-type="float" office:value="5">
            <text:p>5</text:p>
          </table:table-cell>
          <table:table-cell table:style-name="ce105"/>
          <table:table-cell table:style-name="ce131"/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1" table:visibility="collapse">
          <table:table-cell table:style-name="ce28" table:formula="of:=[.A102]+7" office:value-type="date" office:date-value="2018-09-07">
            <text:p>7 sept. 2018</text:p>
          </table:table-cell>
          <table:table-cell table:style-name="ce35" table:formula="of:=MIN([.B$55:.B102])-1" office:value-type="float" office:value="5">
            <text:p>5</text:p>
          </table:table-cell>
          <table:table-cell table:style-name="ce55" office:value-type="string">
            <text:p><text:s/></text:p>
          </table:table-cell>
          <table:table-cell table:style-name="ce88" table:formula="of:=MIN([.D$55:.D102])-1" office:value-type="float" office:value="4">
            <text:p>4</text:p>
          </table:table-cell>
          <table:table-cell table:style-name="ce105"/>
          <table:table-cell table:style-name="ce135" table:formula="of:=MIN([.F$55:.F102])-1" office:value-type="float" office:value="2">
            <text:p>2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2" office:value-type="float" office:value="6">
            <text:p>6</text:p>
          </table:table-cell>
          <table:table-cell table:style-name="ce236"/>
          <table:table-cell table:style-name="ce245"/>
          <table:table-cell table:style-name="ce265"/>
          <table:table-cell table:style-name="ce275"/>
          <table:table-cell table:style-name="ce284"/>
          <table:table-cell table:style-name="ce102"/>
          <table:table-cell table:number-columns-repeated="1006"/>
        </table:table-row>
        <table:table-row table:style-name="ro12" table:visibility="collapse">
          <table:table-cell table:style-name="ce28" table:formula="of:=[.A103]+7" office:value-type="date" office:date-value="2018-09-14">
            <text:p>14 sept. 2018</text:p>
          </table:table-cell>
          <table:table-cell table:style-name="ce35" table:formula="of:=MIN([.B$55:.B103])-1" office:value-type="float" office:value="4">
            <text:p>4</text:p>
          </table:table-cell>
          <table:table-cell table:style-name="ce55" office:value-type="string">
            <text:p><text:s/></text:p>
          </table:table-cell>
          <table:table-cell table:style-name="ce88" table:formula="of:=MIN([.D$55:.D103])-1" office:value-type="float" office:value="3">
            <text:p>3</text:p>
          </table:table-cell>
          <table:table-cell table:style-name="ce105"/>
          <table:table-cell table:style-name="ce131"/>
          <table:table-cell table:style-name="ce156" table:formula="of:=MIN([.G$82:.G103])-1" office:value-type="float" office:value="14">
            <text:p>14</text:p>
          </table:table-cell>
          <table:table-cell table:style-name="ce169"/>
          <table:table-cell table:style-name="ce182" table:formula="of:=MIN([.I$58:.I103])-1" office:value-type="float" office:value="3">
            <text:p>3</text:p>
          </table:table-cell>
          <table:table-cell table:style-name="ce198" table:formula="of:=MIN([.J$58:.J103])-1" office:value-type="float" office:value="2">
            <text:p>2</text:p>
          </table:table-cell>
          <table:table-cell table:style-name="ce219"/>
          <table:table-cell table:style-name="ce236"/>
          <table:table-cell table:style-name="ce245"/>
          <table:table-cell table:style-name="ce265"/>
          <table:table-cell table:style-name="ce275"/>
          <table:table-cell table:style-name="ce284"/>
          <table:table-cell table:style-name="ce102"/>
          <table:table-cell table:number-columns-repeated="1006"/>
        </table:table-row>
        <table:table-row table:style-name="ro12" table:visibility="collapse">
          <table:table-cell table:style-name="ce28" table:formula="of:=[.A104]+7" office:value-type="date" office:date-value="2018-09-21">
            <text:p>21 sept. 2018</text:p>
          </table:table-cell>
          <table:table-cell table:style-name="ce35" table:formula="of:=MIN([.B$55:.B104])-1" office:value-type="float" office:value="3">
            <text:p>3</text:p>
          </table:table-cell>
          <table:table-cell table:style-name="ce55" office:value-type="string">
            <text:p><text:s/></text:p>
          </table:table-cell>
          <table:table-cell table:style-name="ce88" table:formula="of:=MIN([.D$55:.D104])-1" office:value-type="float" office:value="2">
            <text:p>2</text:p>
          </table:table-cell>
          <table:table-cell table:style-name="ce105"/>
          <table:table-cell table:style-name="ce135" table:formula="of:=MIN([.F$55:.F104])-1" office:value-type="float" office:value="1">
            <text:p>1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59" office:value-type="float" office:value="2">
            <text:p>2</text:p>
          </table:table-cell>
          <table:table-cell table:style-name="ce276"/>
          <table:table-cell table:style-name="ce285"/>
          <table:table-cell table:style-name="ce102"/>
          <table:table-cell table:number-columns-repeated="1006"/>
        </table:table-row>
        <table:table-row table:style-name="ro12" table:visibility="collapse">
          <table:table-cell table:style-name="ce28" table:formula="of:=[.A105]+7" office:value-type="date" office:date-value="2018-09-28">
            <text:p>28 sept. 2018</text:p>
          </table:table-cell>
          <table:table-cell table:style-name="ce35" table:formula="of:=MIN([.B$55:.B105])-1" office:value-type="float" office:value="2">
            <text:p>2</text:p>
          </table:table-cell>
          <table:table-cell table:style-name="ce55" office:value-type="string">
            <text:p><text:s/></text:p>
          </table:table-cell>
          <table:table-cell table:style-name="ce88" table:formula="of:=MIN([.D$55:.D105])-1" office:value-type="float" office:value="1">
            <text:p>1</text:p>
          </table:table-cell>
          <table:table-cell table:style-name="ce105"/>
          <table:table-cell table:style-name="ce131"/>
          <table:table-cell table:style-name="ce156" table:formula="of:=MIN([.G$82:.G105])-1" office:value-type="float" office:value="13">
            <text:p>13</text:p>
          </table:table-cell>
          <table:table-cell table:style-name="ce169" table:formula="of:=MIN([.H$82:.H105])-1" office:value-type="float" office:value="7">
            <text:p>7</text:p>
          </table:table-cell>
          <table:table-cell table:style-name="ce182" table:formula="of:=MIN([.I$58:.I105])-1" office:value-type="float" office:value="2">
            <text:p>2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102"/>
          <table:table-cell table:number-columns-repeated="1006"/>
        </table:table-row>
        <table:table-row table:style-name="ro12" table:visibility="collapse">
          <table:table-cell table:style-name="ce31" table:formula="of:=[.A106]+7" office:value-type="date" office:date-value="2018-10-05">
            <text:p>5 oct. 2018</text:p>
          </table:table-cell>
          <table:table-cell table:style-name="ce35" table:formula="of:=MIN([.B$55:.B106])-1" office:value-type="float" office:value="1">
            <text:p>1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8">
            <text:p>48</text:p>
          </table:table-cell>
          <table:table-cell table:style-name="ce105"/>
          <table:table-cell table:style-name="ce139" office:value-type="float" office:value="24">
            <text:p>24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2" office:value-type="float" office:value="5">
            <text:p>5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07]+7" office:value-type="date" office:date-value="2018-10-12">
            <text:p>12 oct. 2018</text:p>
          </table:table-cell>
          <table:table-cell table:style-name="ce35" office:value-type="float" office:value="50">
            <text:p>50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7">
            <text:p>47</text:p>
          </table:table-cell>
          <table:table-cell table:style-name="ce105"/>
          <table:table-cell table:style-name="ce131"/>
          <table:table-cell table:style-name="ce156" table:formula="of:=MIN([.G$82:.G107])-1" office:value-type="float" office:value="12">
            <text:p>12</text:p>
          </table:table-cell>
          <table:table-cell table:style-name="ce169"/>
          <table:table-cell table:style-name="ce182" table:formula="of:=MIN([.I$58:.I107])-1" office:value-type="float" office:value="1">
            <text:p>1</text:p>
          </table:table-cell>
          <table:table-cell table:style-name="ce198" table:formula="of:=MIN([.J$58:.J107])-1" office:value-type="float" office:value="1">
            <text:p>1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08]+7" office:value-type="date" office:date-value="2018-10-19">
            <text:p>19 oct. 2018</text:p>
          </table:table-cell>
          <table:table-cell table:style-name="ce35" table:formula="of:=MIN([.B$108:.B108])-1" office:value-type="float" office:value="49">
            <text:p>49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6">
            <text:p>46</text:p>
          </table:table-cell>
          <table:table-cell table:style-name="ce114" office:value-type="float" office:value="12">
            <text:p>12</text:p>
          </table:table-cell>
          <table:table-cell table:style-name="ce114" office:value-type="float" office:value="23">
            <text:p>23</text:p>
          </table:table-cell>
          <table:table-cell table:style-name="ce161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 office:value-type="float" office:value="4">
            <text:p>4</text:p>
          </table:table-cell>
          <table:table-cell table:style-name="ce260"/>
          <table:table-cell table:style-name="ce270"/>
          <table:table-cell table:style-name="ce279"/>
          <table:table-cell table:style-name="ce31" office:value-type="string">
            <text:p>20/11: poisson 22/11 : agrumes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09]+7" office:value-type="date" office:date-value="2018-10-26">
            <text:p>26 oct. 2018</text:p>
          </table:table-cell>
          <table:table-cell table:style-name="ce35" table:formula="of:=MIN([.B$108:.B109])-1" office:value-type="float" office:value="48">
            <text:p>48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5">
            <text:p>45</text:p>
          </table:table-cell>
          <table:table-cell table:style-name="ce105"/>
          <table:table-cell table:style-name="ce131"/>
          <table:table-cell table:style-name="ce156" table:formula="of:=MIN([.G$82:.G109])-1" office:value-type="float" office:value="11">
            <text:p>11</text:p>
          </table:table-cell>
          <table:table-cell table:style-name="ce169" table:formula="of:=MIN([.H$82:.H109])-1" office:value-type="float" office:value="6">
            <text:p>6</text:p>
          </table:table-cell>
          <table:table-cell table:style-name="ce182" office:value-type="float" office:value="21">
            <text:p>21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28" table:formula="of:=[.A110]+7" office:value-type="date" office:date-value="2018-11-02">
            <text:p>2 nov. 2018</text:p>
          </table:table-cell>
          <table:table-cell table:style-name="ce35" table:formula="of:=MIN([.B$108:.B110])-1" office:value-type="float" office:value="47">
            <text:p>47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4">
            <text:p>44</text:p>
          </table:table-cell>
          <table:table-cell table:style-name="ce105"/>
          <table:table-cell table:style-name="ce140" office:value-type="float" office:value="22">
            <text:p>22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2" office:value-type="float" office:value="4">
            <text:p>4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/>
          <table:table-cell table:number-columns-repeated="1006"/>
        </table:table-row>
        <table:table-row table:style-name="ro12" table:visibility="collapse">
          <table:table-cell table:style-name="ce28" table:formula="of:=[.A111]+7" office:value-type="date" office:date-value="2018-11-09">
            <text:p>9 nov. 2018</text:p>
          </table:table-cell>
          <table:table-cell table:style-name="ce35" table:formula="of:=MIN([.B$108:.B111])-1" office:value-type="float" office:value="46">
            <text:p>46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3">
            <text:p>43</text:p>
          </table:table-cell>
          <table:table-cell table:style-name="ce105"/>
          <table:table-cell table:style-name="ce131"/>
          <table:table-cell table:style-name="ce156" table:formula="of:=MIN([.G$82:.G111])-1" office:value-type="float" office:value="10">
            <text:p>10</text:p>
          </table:table-cell>
          <table:table-cell table:style-name="ce169"/>
          <table:table-cell table:style-name="ce182" table:formula="of:=MIN([.I$110:.I111])-1" office:value-type="float" office:value="20">
            <text:p>20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/>
          <table:table-cell table:number-columns-repeated="1006"/>
        </table:table-row>
        <table:table-row table:style-name="ro12" table:visibility="collapse">
          <table:table-cell table:style-name="ce28" table:formula="of:=[.A112]+7" office:value-type="date" office:date-value="2018-11-16">
            <text:p>16 nov. 2018</text:p>
          </table:table-cell>
          <table:table-cell table:style-name="ce35" table:formula="of:=MIN([.B$108:.B112])-1" office:value-type="float" office:value="45">
            <text:p>45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2">
            <text:p>42</text:p>
          </table:table-cell>
          <table:table-cell table:style-name="ce115" office:value-type="float" office:value="11">
            <text:p>11</text:p>
          </table:table-cell>
          <table:table-cell table:style-name="ce115" office:value-type="float" office:value="21">
            <text:p>21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 office:value-type="float" office:value="3">
            <text:p>3</text:p>
          </table:table-cell>
          <table:table-cell table:style-name="ce260"/>
          <table:table-cell table:style-name="ce270"/>
          <table:table-cell table:style-name="ce279"/>
          <table:table-cell table:style-name="ce28"/>
          <table:table-cell table:number-columns-repeated="1006"/>
        </table:table-row>
        <table:table-row table:style-name="ro12" table:visibility="collapse">
          <table:table-cell table:style-name="ce28" table:formula="of:=[.A113]+7" office:value-type="date" office:date-value="2018-11-23">
            <text:p>23 nov. 2018</text:p>
          </table:table-cell>
          <table:table-cell table:style-name="ce35" table:formula="of:=MIN([.B$108:.B113])-1" office:value-type="float" office:value="44">
            <text:p>44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1">
            <text:p>41</text:p>
          </table:table-cell>
          <table:table-cell table:style-name="ce105"/>
          <table:table-cell table:style-name="ce131"/>
          <table:table-cell table:style-name="ce156" table:formula="of:=MIN([.G$82:.G113])-1" office:value-type="float" office:value="9">
            <text:p>9</text:p>
          </table:table-cell>
          <table:table-cell table:style-name="ce169" table:formula="of:=MIN([.H$82:.H113])-1" office:value-type="float" office:value="5">
            <text:p>5</text:p>
          </table:table-cell>
          <table:table-cell table:style-name="ce182" table:formula="of:=MIN([.I$110:.I113])-1" office:value-type="float" office:value="19">
            <text:p>19</text:p>
          </table:table-cell>
          <table:table-cell table:style-name="ce204" office:value-type="float" office:value="10">
            <text:p>10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/>
          <table:table-cell table:number-columns-repeated="1006"/>
        </table:table-row>
        <table:table-row table:style-name="ro12" table:visibility="collapse">
          <table:table-cell table:style-name="ce28" table:formula="of:=[.A114]+7" office:value-type="date" office:date-value="2018-11-30">
            <text:p>30 nov. 2018</text:p>
          </table:table-cell>
          <table:table-cell table:style-name="ce35" table:formula="of:=MIN([.B$108:.B114])-1" office:value-type="float" office:value="43">
            <text:p>43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40">
            <text:p>40</text:p>
          </table:table-cell>
          <table:table-cell table:style-name="ce105"/>
          <table:table-cell table:style-name="ce141" office:value-type="float" office:value="20">
            <text:p>20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2" office:value-type="float" office:value="3">
            <text:p>3</text:p>
          </table:table-cell>
          <table:table-cell table:style-name="ce236"/>
          <table:table-cell table:style-name="ce245"/>
          <table:table-cell table:style-name="ce259" office:value-type="float" office:value="1">
            <text:p>1</text:p>
          </table:table-cell>
          <table:table-cell table:style-name="ce276"/>
          <table:table-cell table:style-name="ce286" office:value-type="float" office:value="1">
            <text:p>1</text:p>
          </table:table-cell>
          <table:table-cell table:style-name="ce28"/>
          <table:table-cell table:number-columns-repeated="1006"/>
        </table:table-row>
        <table:table-row table:style-name="ro12" table:visibility="collapse">
          <table:table-cell table:style-name="ce31" table:formula="of:=[.A115]+7" office:value-type="date" office:date-value="2018-12-07">
            <text:p>7 déc. 2018</text:p>
          </table:table-cell>
          <table:table-cell table:style-name="ce35" table:formula="of:=MIN([.B$108:.B115])-1" office:value-type="float" office:value="42">
            <text:p>42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39">
            <text:p>39</text:p>
          </table:table-cell>
          <table:table-cell table:style-name="ce105"/>
          <table:table-cell table:style-name="ce131"/>
          <table:table-cell table:style-name="ce156" table:formula="of:=MIN([.G$82:.G115])-1" office:value-type="float" office:value="8">
            <text:p>8</text:p>
          </table:table-cell>
          <table:table-cell table:style-name="ce169"/>
          <table:table-cell table:style-name="ce182" table:formula="of:=MIN([.I$110:.I115])-1" office:value-type="float" office:value="18">
            <text:p>18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16]+7" office:value-type="date" office:date-value="2018-12-14">
            <text:p>14 déc. 2018</text:p>
          </table:table-cell>
          <table:table-cell table:style-name="ce35" table:formula="of:=MIN([.B$108:.B116])-1" office:value-type="float" office:value="41">
            <text:p>41</text:p>
          </table:table-cell>
          <table:table-cell table:style-name="ce55" office:value-type="string">
            <text:p><text:s/></text:p>
          </table:table-cell>
          <table:table-cell table:style-name="ce94" office:value-type="float" office:value="38">
            <text:p>38</text:p>
          </table:table-cell>
          <table:table-cell table:style-name="ce116" office:value-type="float" office:value="10">
            <text:p>10</text:p>
          </table:table-cell>
          <table:table-cell table:style-name="ce116" office:value-type="float" office:value="19">
            <text:p>19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 office:value-type="float" office:value="2">
            <text:p>2</text:p>
          </table:table-cell>
          <table:table-cell table:style-name="ce260"/>
          <table:table-cell table:style-name="ce270"/>
          <table:table-cell table:style-name="ce279"/>
          <table:table-cell table:style-name="ce31" office:value-type="string">
            <text:p>18/12 poisson 20/12 agrumes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17]+7" office:value-type="date" office:date-value="2018-12-21">
            <text:p>21 déc. 2018</text:p>
          </table:table-cell>
          <table:table-cell table:style-name="ce35" table:formula="of:=MIN([.B$108:.B117])-1" office:value-type="float" office:value="40">
            <text:p>40</text:p>
          </table:table-cell>
          <table:table-cell table:style-name="ce55" office:value-type="string">
            <text:p><text:s/></text:p>
          </table:table-cell>
          <table:table-cell table:style-name="ce95" office:value-type="string">
            <text:p>37/36</text:p>
          </table:table-cell>
          <table:table-cell table:style-name="ce105"/>
          <table:table-cell table:style-name="ce116" office:value-type="float" office:value="18">
            <text:p>18</text:p>
          </table:table-cell>
          <table:table-cell table:style-name="ce156" table:formula="of:=MIN([.G$82:.G117])-1" office:value-type="float" office:value="7">
            <text:p>7</text:p>
          </table:table-cell>
          <table:table-cell table:style-name="ce169" table:formula="of:=MIN([.H$82:.H117])-1" office:value-type="float" office:value="4">
            <text:p>4</text:p>
          </table:table-cell>
          <table:table-cell table:style-name="ce182" table:formula="of:=MIN([.I$110:.I117])-1" office:value-type="float" office:value="17">
            <text:p>17</text:p>
          </table:table-cell>
          <table:table-cell table:style-name="ce204" office:value-type="float" office:value="9">
            <text:p>9</text:p>
          </table:table-cell>
          <table:table-cell table:style-name="ce212" office:value-type="float" office:value="2">
            <text:p>2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18]+7" office:value-type="date" office:date-value="2018-12-28">
            <text:p>28 déc. 2018</text:p>
          </table:table-cell>
          <table:table-cell table:style-name="ce40" office:value-type="string" table:number-columns-spanned="13" table:number-rows-spanned="2">
            <text:p>vacances de Noël</text:p>
          </table:table-cell>
          <table:covered-table-cell table:style-name="ce57"/>
          <table:covered-table-cell table:style-name="ce96"/>
          <table:covered-table-cell table:style-name="ce117"/>
          <table:covered-table-cell table:style-name="ce142"/>
          <table:covered-table-cell table:style-name="ce165"/>
          <table:covered-table-cell table:style-name="ce177"/>
          <table:covered-table-cell table:style-name="ce192"/>
          <table:covered-table-cell table:style-name="ce208"/>
          <table:covered-table-cell table:style-name="ce225"/>
          <table:covered-table-cell table:style-name="ce240"/>
          <table:covered-table-cell table:style-name="ce254"/>
          <table:covered-table-cell table:style-name="ce266"/>
          <table:table-cell table:style-name="ce277"/>
          <table:table-cell table:style-name="ce287"/>
          <table:table-cell table:style-name="ce293"/>
          <table:table-cell table:number-columns-repeated="1006"/>
        </table:table-row>
        <table:table-row table:style-name="ro12" table:visibility="collapse">
          <table:table-cell table:style-name="ce28" table:formula="of:=[.A119]+7" office:value-type="date" office:date-value="2019-01-04">
            <text:p>4 janv. 2019</text:p>
          </table:table-cell>
          <table:covered-table-cell table:style-name="ce41"/>
          <table:covered-table-cell table:style-name="ce58"/>
          <table:covered-table-cell table:style-name="ce97"/>
          <table:covered-table-cell table:style-name="ce118"/>
          <table:covered-table-cell table:style-name="ce143"/>
          <table:covered-table-cell table:style-name="ce166"/>
          <table:covered-table-cell table:style-name="ce178"/>
          <table:covered-table-cell table:style-name="ce193"/>
          <table:covered-table-cell table:style-name="ce209"/>
          <table:covered-table-cell table:style-name="ce226"/>
          <table:covered-table-cell table:style-name="ce241"/>
          <table:covered-table-cell table:style-name="ce255"/>
          <table:covered-table-cell table:style-name="ce267"/>
          <table:table-cell table:style-name="ce277"/>
          <table:table-cell table:style-name="ce287"/>
          <table:table-cell table:style-name="ce293"/>
          <table:table-cell table:number-columns-repeated="1006"/>
        </table:table-row>
        <table:table-row table:style-name="ro12" table:visibility="collapse">
          <table:table-cell table:style-name="ce28" table:formula="of:=[.A120]+7" office:value-type="date" office:date-value="2019-01-11">
            <text:p>11 janv. 2019</text:p>
          </table:table-cell>
          <table:table-cell table:style-name="ce35" table:formula="of:=MIN([.B$108:.B120])-1" office:value-type="float" office:value="39">
            <text:p>39</text:p>
          </table:table-cell>
          <table:table-cell table:style-name="ce55" office:value-type="float" office:value="1">
            <text:p>1</text:p>
          </table:table-cell>
          <table:table-cell table:style-name="ce98" office:value-type="string">
            <text:p>35/34</text:p>
          </table:table-cell>
          <table:table-cell table:style-name="ce119" office:value-type="float" office:value="9">
            <text:p>9</text:p>
          </table:table-cell>
          <table:table-cell table:style-name="ce119" office:value-type="float" office:value="17">
            <text:p>17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 office:value-type="float" office:value="1">
            <text:p>1</text:p>
          </table:table-cell>
          <table:table-cell table:style-name="ce260"/>
          <table:table-cell table:style-name="ce270"/>
          <table:table-cell table:style-name="ce279"/>
          <table:table-cell table:style-name="ce28" office:value-type="string">
            <text:p>15/01 poisson</text:p>
          </table:table-cell>
          <table:table-cell table:number-columns-repeated="1006"/>
        </table:table-row>
        <table:table-row table:style-name="ro12" table:visibility="collapse">
          <table:table-cell table:style-name="ce28" table:formula="of:=[.A121]+7" office:value-type="date" office:date-value="2019-01-18">
            <text:p>18 janv. 2019</text:p>
          </table:table-cell>
          <table:table-cell table:style-name="ce35" table:formula="of:=MIN([.B$108:.B121])-1" office:value-type="float" office:value="38">
            <text:p>38</text:p>
          </table:table-cell>
          <table:table-cell table:style-name="ce55" office:value-type="float" office:value="2">
            <text:p>2</text:p>
          </table:table-cell>
          <table:table-cell table:style-name="ce94" office:value-type="float" office:value="33">
            <text:p>33</text:p>
          </table:table-cell>
          <table:table-cell table:style-name="ce105"/>
          <table:table-cell table:style-name="ce131"/>
          <table:table-cell table:style-name="ce156" table:formula="of:=MIN([.G$82:.G121])-1" office:value-type="float" office:value="6">
            <text:p>6</text:p>
          </table:table-cell>
          <table:table-cell table:style-name="ce169"/>
          <table:table-cell table:style-name="ce182" table:formula="of:=MIN([.I$110:.I121])-1" office:value-type="float" office:value="16">
            <text:p>16</text:p>
          </table:table-cell>
          <table:table-cell table:style-name="ce204" office:value-type="float" office:value="8">
            <text:p>8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 office:value-type="string">
            <text:p><text:s/>24/01 agrumes</text:p>
          </table:table-cell>
          <table:table-cell table:number-columns-repeated="1006"/>
        </table:table-row>
        <table:table-row table:style-name="ro12" table:visibility="collapse">
          <table:table-cell table:style-name="ce28" table:formula="of:=[.A122]+7" office:value-type="date" office:date-value="2019-01-25">
            <text:p>25 janv. 2019</text:p>
          </table:table-cell>
          <table:table-cell table:style-name="ce35" table:formula="of:=MIN([.B$108:.B122])-1" office:value-type="float" office:value="37">
            <text:p>37</text:p>
          </table:table-cell>
          <table:table-cell table:style-name="ce55" office:value-type="float" office:value="3">
            <text:p>3</text:p>
          </table:table-cell>
          <table:table-cell table:style-name="ce94" office:value-type="float" office:value="32">
            <text:p>32</text:p>
          </table:table-cell>
          <table:table-cell table:style-name="ce105"/>
          <table:table-cell table:style-name="ce144" office:value-type="float" office:value="16">
            <text:p>16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2" office:value-type="float" office:value="1">
            <text:p>1</text:p>
          </table:table-cell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94"/>
          <table:table-cell table:number-columns-repeated="1006"/>
        </table:table-row>
        <table:table-row table:style-name="ro12" table:visibility="collapse">
          <table:table-cell table:style-name="ce31" table:formula="of:=[.A123]+7" office:value-type="date" office:date-value="2019-02-01">
            <text:p>1 févr. 2019</text:p>
          </table:table-cell>
          <table:table-cell table:style-name="ce35" table:formula="of:=MIN([.B$108:.B123])-1" office:value-type="float" office:value="36">
            <text:p>36</text:p>
          </table:table-cell>
          <table:table-cell table:style-name="ce55" office:value-type="float" office:value="4">
            <text:p>4</text:p>
          </table:table-cell>
          <table:table-cell table:style-name="ce99" office:value-type="float" office:value="31">
            <text:p>31</text:p>
          </table:table-cell>
          <table:table-cell table:style-name="ce105"/>
          <table:table-cell table:style-name="ce131"/>
          <table:table-cell table:style-name="ce156" table:formula="of:=MIN([.G$82:.G123])-1" office:value-type="float" office:value="5">
            <text:p>5</text:p>
          </table:table-cell>
          <table:table-cell table:style-name="ce169" table:formula="of:=MIN([.H$82:.H123])-1" office:value-type="float" office:value="3">
            <text:p>3</text:p>
          </table:table-cell>
          <table:table-cell table:style-name="ce182" table:formula="of:=MIN([.I$110:.I123])-1" office:value-type="float" office:value="15">
            <text:p>15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 office:value-type="string">
            <text:p>5/02 poisson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24]+7" office:value-type="date" office:date-value="2019-02-08">
            <text:p>8 févr. 2019</text:p>
          </table:table-cell>
          <table:table-cell table:style-name="ce35" table:formula="of:=MIN([.B$108:.B124])-1" office:value-type="float" office:value="35">
            <text:p>35</text:p>
          </table:table-cell>
          <table:table-cell table:style-name="ce59" office:value-type="float" office:value="4">
            <text:p>4</text:p>
          </table:table-cell>
          <table:table-cell table:style-name="ce94" office:value-type="float" office:value="30">
            <text:p>30</text:p>
          </table:table-cell>
          <table:table-cell table:style-name="ce120" office:value-type="float" office:value="8">
            <text:p>8</text:p>
          </table:table-cell>
          <table:table-cell table:style-name="ce120" office:value-type="float" office:value="15">
            <text:p>15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25]+7" office:value-type="date" office:date-value="2019-02-15">
            <text:p>15 févr. 2019</text:p>
          </table:table-cell>
          <table:table-cell table:style-name="ce35" table:formula="of:=MIN([.B$108:.B125])-1" office:value-type="float" office:value="34">
            <text:p>34</text:p>
          </table:table-cell>
          <table:table-cell table:style-name="ce60" office:value-type="float" office:value="4">
            <text:p>4</text:p>
          </table:table-cell>
          <table:table-cell table:style-name="ce94" office:value-type="float" office:value="29">
            <text:p>29</text:p>
          </table:table-cell>
          <table:table-cell table:style-name="ce105"/>
          <table:table-cell table:style-name="ce131"/>
          <table:table-cell table:style-name="ce156" table:formula="of:=MIN([.G$82:.G125])-1" office:value-type="float" office:value="4">
            <text:p>4</text:p>
          </table:table-cell>
          <table:table-cell table:style-name="ce169"/>
          <table:table-cell table:style-name="ce182" table:formula="of:=MIN([.I$110:.I125])-1" office:value-type="float" office:value="14">
            <text:p>14</text:p>
          </table:table-cell>
          <table:table-cell table:style-name="ce204" office:value-type="float" office:value="7">
            <text:p>7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26]+7" office:value-type="date" office:date-value="2019-02-22">
            <text:p>22 févr. 2019</text:p>
          </table:table-cell>
          <table:table-cell table:style-name="ce35" table:formula="of:=MIN([.B$108:.B126])-1" office:value-type="float" office:value="33">
            <text:p>33</text:p>
          </table:table-cell>
          <table:table-cell table:style-name="ce61" office:value-type="float" office:value="4">
            <text:p>4</text:p>
          </table:table-cell>
          <table:table-cell table:style-name="ce94" office:value-type="float" office:value="28">
            <text:p>28</text:p>
          </table:table-cell>
          <table:table-cell table:style-name="ce105"/>
          <table:table-cell table:style-name="ce145" office:value-type="float" office:value="14">
            <text:p>14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31" office:value-type="string">
            <text:p>28/02 agrumes</text:p>
          </table:table-cell>
          <table:table-cell table:number-columns-repeated="1006"/>
        </table:table-row>
        <table:table-row table:style-name="ro12" table:visibility="collapse">
          <table:table-cell table:style-name="ce28" table:formula="of:=[.A127]+7" office:value-type="date" office:date-value="2019-03-01">
            <text:p>1 mars 2019</text:p>
          </table:table-cell>
          <table:table-cell table:style-name="ce35" table:formula="of:=MIN([.B$108:.B127])-1" office:value-type="float" office:value="32">
            <text:p>32</text:p>
          </table:table-cell>
          <table:table-cell table:style-name="ce62" office:value-type="float" office:value="4">
            <text:p>4</text:p>
          </table:table-cell>
          <table:table-cell table:style-name="ce94" office:value-type="float" office:value="27">
            <text:p>27</text:p>
          </table:table-cell>
          <table:table-cell table:style-name="ce105"/>
          <table:table-cell table:style-name="ce131"/>
          <table:table-cell table:style-name="ce156" table:formula="of:=MIN([.G$82:.G127])-1" office:value-type="float" office:value="3">
            <text:p>3</text:p>
          </table:table-cell>
          <table:table-cell table:style-name="ce169" table:formula="of:=MIN([.H$82:.H127])-1" office:value-type="float" office:value="2">
            <text:p>2</text:p>
          </table:table-cell>
          <table:table-cell table:style-name="ce182" table:formula="of:=MIN([.I$110:.I127])-1" office:value-type="float" office:value="13">
            <text:p>13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/>
          <table:table-cell table:number-columns-repeated="1006"/>
        </table:table-row>
        <table:table-row table:style-name="ro12" table:visibility="collapse">
          <table:table-cell table:style-name="ce28" table:formula="of:=[.A128]+7" office:value-type="date" office:date-value="2019-03-08">
            <text:p>8 mars 2019</text:p>
          </table:table-cell>
          <table:table-cell table:style-name="ce35" table:formula="of:=MIN([.B$108:.B128])-1" office:value-type="float" office:value="31">
            <text:p>31</text:p>
          </table:table-cell>
          <table:table-cell table:style-name="ce63" office:value-type="float" office:value="4">
            <text:p>4</text:p>
          </table:table-cell>
          <table:table-cell table:style-name="ce94" office:value-type="float" office:value="26">
            <text:p>26</text:p>
          </table:table-cell>
          <table:table-cell table:style-name="ce121" office:value-type="float" office:value="7">
            <text:p>7</text:p>
          </table:table-cell>
          <table:table-cell table:style-name="ce121" office:value-type="float" office:value="13">
            <text:p>13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 office:value-type="string">
            <text:p>12/03 poisson</text:p>
          </table:table-cell>
          <table:table-cell table:number-columns-repeated="1006"/>
        </table:table-row>
        <table:table-row table:style-name="ro12" table:visibility="collapse">
          <table:table-cell table:style-name="ce28" table:formula="of:=[.A129]+7" office:value-type="date" office:date-value="2019-03-15">
            <text:p>15 mars 2019</text:p>
          </table:table-cell>
          <table:table-cell table:style-name="ce35" table:formula="of:=MIN([.B$108:.B129])-1" office:value-type="float" office:value="30">
            <text:p>30</text:p>
          </table:table-cell>
          <table:table-cell table:style-name="ce64" office:value-type="float" office:value="4">
            <text:p>4</text:p>
          </table:table-cell>
          <table:table-cell table:style-name="ce94" office:value-type="float" office:value="25">
            <text:p>25</text:p>
          </table:table-cell>
          <table:table-cell table:style-name="ce105"/>
          <table:table-cell table:style-name="ce131"/>
          <table:table-cell table:style-name="ce156" table:formula="of:=MIN([.G$82:.G129])-1" office:value-type="float" office:value="2">
            <text:p>2</text:p>
          </table:table-cell>
          <table:table-cell table:style-name="ce169"/>
          <table:table-cell table:style-name="ce182" table:formula="of:=MIN([.I$110:.I129])-1" office:value-type="float" office:value="12">
            <text:p>12</text:p>
          </table:table-cell>
          <table:table-cell table:style-name="ce204" office:value-type="float" office:value="6">
            <text:p>6</text:p>
          </table:table-cell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94"/>
          <table:table-cell table:number-columns-repeated="1006"/>
        </table:table-row>
        <table:table-row table:style-name="ro12" table:visibility="collapse">
          <table:table-cell table:style-name="ce28" table:formula="of:=[.A130]+7" office:value-type="date" office:date-value="2019-03-22">
            <text:p>22 mars 2019</text:p>
          </table:table-cell>
          <table:table-cell table:style-name="ce35" table:formula="of:=MIN([.B$108:.B130])-1" office:value-type="float" office:value="29">
            <text:p>29</text:p>
          </table:table-cell>
          <table:table-cell table:style-name="ce65" office:value-type="float" office:value="4">
            <text:p>4</text:p>
          </table:table-cell>
          <table:table-cell table:style-name="ce94" office:value-type="float" office:value="24">
            <text:p>24</text:p>
          </table:table-cell>
          <table:table-cell table:style-name="ce105"/>
          <table:table-cell table:style-name="ce146" office:value-type="float" office:value="12">
            <text:p>12</text:p>
          </table:table-cell>
          <table:table-cell table:style-name="ce156"/>
          <table:table-cell table:style-name="ce169"/>
          <table:table-cell table:style-name="ce188"/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8" office:value-type="string">
            <text:p>28/03 agrumes</text:p>
          </table:table-cell>
          <table:table-cell table:number-columns-repeated="1006"/>
        </table:table-row>
        <table:table-row table:style-name="ro12" table:visibility="collapse">
          <table:table-cell table:style-name="ce28" table:formula="of:=[.A131]+7" office:value-type="date" office:date-value="2019-03-29">
            <text:p>29 mars 2019</text:p>
          </table:table-cell>
          <table:table-cell table:style-name="ce35" table:formula="of:=MIN([.B$108:.B131])-1" office:value-type="float" office:value="28">
            <text:p>28</text:p>
          </table:table-cell>
          <table:table-cell table:style-name="ce66" office:value-type="float" office:value="4">
            <text:p>4</text:p>
          </table:table-cell>
          <table:table-cell table:style-name="ce94" office:value-type="float" office:value="23">
            <text:p>23</text:p>
          </table:table-cell>
          <table:table-cell table:style-name="ce105"/>
          <table:table-cell table:style-name="ce131"/>
          <table:table-cell table:style-name="ce156" table:formula="of:=MIN([.G$82:.G131])-1" office:value-type="float" office:value="1">
            <text:p>1</text:p>
          </table:table-cell>
          <table:table-cell table:style-name="ce169" table:formula="of:=MIN([.H$82:.H131])-1" office:value-type="float" office:value="1">
            <text:p>1</text:p>
          </table:table-cell>
          <table:table-cell table:style-name="ce182" table:formula="of:=MIN([.I$110:.I131])-1" office:value-type="float" office:value="11">
            <text:p>11</text:p>
          </table:table-cell>
          <table:table-cell table:style-name="ce204"/>
          <table:table-cell table:style-name="ce219"/>
          <table:table-cell table:style-name="ce236"/>
          <table:table-cell table:style-name="ce245"/>
          <table:table-cell table:style-name="ce260"/>
          <table:table-cell table:style-name="ce270"/>
          <table:table-cell table:style-name="ce279"/>
          <table:table-cell table:style-name="ce294"/>
          <table:table-cell table:number-columns-repeated="1006"/>
        </table:table-row>
        <table:table-row table:style-name="ro12" table:visibility="collapse">
          <table:table-cell table:style-name="ce31" table:formula="of:=[.A132]+7" office:value-type="date" office:date-value="2019-04-05">
            <text:p>5 avr. 2019</text:p>
          </table:table-cell>
          <table:table-cell table:style-name="ce42" table:formula="of:=MIN([.B$108:.B132])-1" office:value-type="float" office:value="27">
            <text:p>27</text:p>
          </table:table-cell>
          <table:table-cell table:style-name="ce67" office:value-type="float" office:value="4">
            <text:p>4</text:p>
          </table:table-cell>
          <table:table-cell table:style-name="ce94" office:value-type="float" office:value="22">
            <text:p>22</text:p>
          </table:table-cell>
          <table:table-cell table:style-name="ce122" office:value-type="float" office:value="6">
            <text:p>6</text:p>
          </table:table-cell>
          <table:table-cell table:style-name="ce122" office:value-type="float" office:value="11">
            <text:p>11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33]+7" office:value-type="date" office:date-value="2019-04-12">
            <text:p>12 avr. 2019</text:p>
          </table:table-cell>
          <table:table-cell table:style-name="ce42" table:formula="of:=MIN([.B$108:.B133])-1" office:value-type="float" office:value="26">
            <text:p>26</text:p>
          </table:table-cell>
          <table:table-cell table:style-name="ce68" office:value-type="float" office:value="4">
            <text:p>4</text:p>
          </table:table-cell>
          <table:table-cell table:style-name="ce94" office:value-type="float" office:value="21">
            <text:p>21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33])-1" office:value-type="float" office:value="10">
            <text:p>10</text:p>
          </table:table-cell>
          <table:table-cell table:style-name="ce210" office:value-type="float" office:value="5">
            <text:p>5</text:p>
          </table:table-cell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 office:value-type="string">
            <text:p>9/04 poisson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34]+7" office:value-type="date" office:date-value="2019-04-19">
            <text:p>19 avr. 2019</text:p>
          </table:table-cell>
          <table:table-cell table:style-name="ce42" table:formula="of:=MIN([.B$108:.B134])-1" office:value-type="float" office:value="25">
            <text:p>25</text:p>
          </table:table-cell>
          <table:table-cell table:style-name="ce69" office:value-type="float" office:value="4">
            <text:p>4</text:p>
          </table:table-cell>
          <table:table-cell table:style-name="ce94" office:value-type="float" office:value="20">
            <text:p>20</text:p>
          </table:table-cell>
          <table:table-cell table:style-name="ce123"/>
          <table:table-cell table:style-name="ce148" office:value-type="float" office:value="10">
            <text:p>10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 office:value-type="string">
            <text:p>25/04 agrumes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35]+7" office:value-type="date" office:date-value="2019-04-26">
            <text:p>26 avr. 2019</text:p>
          </table:table-cell>
          <table:table-cell table:style-name="ce42" table:formula="of:=MIN([.B$108:.B135])-1" office:value-type="float" office:value="24">
            <text:p>24</text:p>
          </table:table-cell>
          <table:table-cell table:style-name="ce70" office:value-type="float" office:value="4">
            <text:p>4</text:p>
          </table:table-cell>
          <table:table-cell table:style-name="ce94" office:value-type="float" office:value="19">
            <text:p>19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35])-1" office:value-type="float" office:value="9">
            <text:p>9</text:p>
          </table:table-cell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 table:visibility="collapse">
          <table:table-cell table:style-name="ce32" table:formula="of:=[.A136]+7" office:value-type="date" office:date-value="2019-05-03">
            <text:p>3 mai 2019</text:p>
          </table:table-cell>
          <table:table-cell table:style-name="ce42" table:formula="of:=MIN([.B$108:.B136])-1" office:value-type="float" office:value="23">
            <text:p>23</text:p>
          </table:table-cell>
          <table:table-cell table:style-name="ce71" office:value-type="float" office:value="4">
            <text:p>4</text:p>
          </table:table-cell>
          <table:table-cell table:style-name="ce94" office:value-type="float" office:value="18">
            <text:p>18</text:p>
          </table:table-cell>
          <table:table-cell table:style-name="ce124" office:value-type="float" office:value="5">
            <text:p>5</text:p>
          </table:table-cell>
          <table:table-cell table:style-name="ce149" office:value-type="float" office:value="9">
            <text:p>9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 table:visibility="collapse">
          <table:table-cell table:style-name="ce32" table:formula="of:=[.A137]+7" office:value-type="date" office:date-value="2019-05-10">
            <text:p>10 mai 2019</text:p>
          </table:table-cell>
          <table:table-cell table:style-name="ce42" table:formula="of:=MIN([.B$108:.B137])-1" office:value-type="float" office:value="22">
            <text:p>22</text:p>
          </table:table-cell>
          <table:table-cell table:style-name="ce72" office:value-type="float" office:value="4">
            <text:p>4</text:p>
          </table:table-cell>
          <table:table-cell table:style-name="ce94" office:value-type="float" office:value="17">
            <text:p>17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37])-1" office:value-type="float" office:value="8">
            <text:p>8</text:p>
          </table:table-cell>
          <table:table-cell table:style-name="ce210" office:value-type="float" office:value="4">
            <text:p>4</text:p>
          </table:table-cell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 table:visibility="collapse">
          <table:table-cell table:style-name="ce32" table:formula="of:=[.A138]+7" office:value-type="date" office:date-value="2019-05-17">
            <text:p>17 mai 2019</text:p>
          </table:table-cell>
          <table:table-cell table:style-name="ce42" table:formula="of:=MIN([.B$108:.B138])-1" office:value-type="float" office:value="21">
            <text:p>21</text:p>
          </table:table-cell>
          <table:table-cell table:style-name="ce73" office:value-type="float" office:value="4">
            <text:p>4</text:p>
          </table:table-cell>
          <table:table-cell table:style-name="ce94" office:value-type="float" office:value="16">
            <text:p>16</text:p>
          </table:table-cell>
          <table:table-cell table:style-name="ce123"/>
          <table:table-cell table:style-name="ce150" office:value-type="float" office:value="8">
            <text:p>8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 office:value-type="string">
            <text:p>14/05 poisson</text:p>
          </table:table-cell>
          <table:table-cell table:number-columns-repeated="1006"/>
        </table:table-row>
        <table:table-row table:style-name="ro12" table:visibility="collapse">
          <table:table-cell table:style-name="ce32" table:formula="of:=[.A139]+7" office:value-type="date" office:date-value="2019-05-24">
            <text:p>24 mai 2019</text:p>
          </table:table-cell>
          <table:table-cell table:style-name="ce42" table:formula="of:=MIN([.B$108:.B139])-1" office:value-type="float" office:value="20">
            <text:p>20</text:p>
          </table:table-cell>
          <table:table-cell table:style-name="ce74" office:value-type="float" office:value="4">
            <text:p>4</text:p>
          </table:table-cell>
          <table:table-cell table:style-name="ce95" office:value-type="string">
            <text:p>15/14</text:p>
          </table:table-cell>
          <table:table-cell table:style-name="ce125" office:value-type="float" office:value="4">
            <text:p>4</text:p>
          </table:table-cell>
          <table:table-cell table:style-name="ce125" office:value-type="float" office:value="7">
            <text:p>7</text:p>
          </table:table-cell>
          <table:table-cell table:style-name="ce167"/>
          <table:table-cell table:style-name="ce179"/>
          <table:table-cell table:style-name="ce182" table:formula="of:=MIN([.I$110:.I139])-1" office:value-type="float" office:value="7">
            <text:p>7</text:p>
          </table:table-cell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 table:visibility="collapse">
          <table:table-cell table:style-name="ce32" table:formula="of:=[.A140]+7" office:value-type="date" office:date-value="2019-05-31">
            <text:p>31 mai 2019</text:p>
          </table:table-cell>
          <table:table-cell table:style-name="ce43" office:value-type="string" table:number-columns-spanned="15" table:number-rows-spanned="1">
            <text:p>pas accès à MARC</text:p>
          </table:table-cell>
          <table:covered-table-cell table:number-columns-repeated="14" table:style-name="ce75"/>
          <table:table-cell table:style-name="ce292" office:value-type="string">
            <text:p>pont de l'ascension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41]+7" office:value-type="date" office:date-value="2019-06-07">
            <text:p>7 juin 2019</text:p>
          </table:table-cell>
          <table:table-cell table:style-name="ce42" table:formula="of:=MIN([.B$108:.B141])-1" office:value-type="float" office:value="19">
            <text:p>19</text:p>
          </table:table-cell>
          <table:table-cell table:style-name="ce76" office:value-type="float" office:value="4">
            <text:p>4</text:p>
          </table:table-cell>
          <table:table-cell table:style-name="ce100" office:value-type="float" office:value="13">
            <text:p>13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41])-1" office:value-type="float" office:value="6">
            <text:p>6</text:p>
          </table:table-cell>
          <table:table-cell table:style-name="ce210" office:value-type="float" office:value="3">
            <text:p>3</text:p>
          </table:table-cell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42]+7" office:value-type="date" office:date-value="2019-06-14">
            <text:p>14 juin 2019</text:p>
          </table:table-cell>
          <table:table-cell table:style-name="ce42" table:formula="of:=MIN([.B$108:.B142])-1" office:value-type="float" office:value="18">
            <text:p>18</text:p>
          </table:table-cell>
          <table:table-cell table:style-name="ce77" office:value-type="float" office:value="4">
            <text:p>4</text:p>
          </table:table-cell>
          <table:table-cell table:style-name="ce100" office:value-type="float" office:value="12">
            <text:p>12</text:p>
          </table:table-cell>
          <table:table-cell table:style-name="ce123"/>
          <table:table-cell table:style-name="ce151" office:value-type="float" office:value="6">
            <text:p>6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 office:value-type="string">
            <text:p>11/06 poisson</text:p>
          </table:table-cell>
          <table:table-cell table:number-columns-repeated="1006"/>
        </table:table-row>
        <table:table-row table:style-name="ro12" table:visibility="collapse">
          <table:table-cell table:style-name="ce31" table:formula="of:=[.A143]+7" office:value-type="date" office:date-value="2019-06-21">
            <text:p>21 juin 2019</text:p>
          </table:table-cell>
          <table:table-cell table:style-name="ce42" table:formula="of:=MIN([.B$108:.B143])-1" office:value-type="float" office:value="17">
            <text:p>17</text:p>
          </table:table-cell>
          <table:table-cell table:style-name="ce78" office:value-type="float" office:value="4">
            <text:p>4</text:p>
          </table:table-cell>
          <table:table-cell table:style-name="ce100" office:value-type="float" office:value="11">
            <text:p>11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43])-1" office:value-type="float" office:value="5">
            <text:p>5</text:p>
          </table:table-cell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44]+7" office:value-type="date" office:date-value="2019-06-28">
            <text:p>28 juin 2019</text:p>
          </table:table-cell>
          <table:table-cell table:style-name="ce42" table:formula="of:=MIN([.B$108:.B144])-1" office:value-type="float" office:value="16">
            <text:p>16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10">
            <text:p>10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5">
            <text:p>5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 table:visibility="collapse">
          <table:table-cell table:style-name="ce32" table:formula="of:=[.A145]+7" office:value-type="date" office:date-value="2019-07-05">
            <text:p>5 juil. 2019</text:p>
          </table:table-cell>
          <table:table-cell table:style-name="ce42" table:formula="of:=MIN([.B$108:.B145])-1" office:value-type="float" office:value="15">
            <text:p>15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9">
            <text:p>9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45])-1" office:value-type="float" office:value="4">
            <text:p>4</text:p>
          </table:table-cell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 table:visibility="collapse">
          <table:table-cell table:style-name="ce32" table:formula="of:=[.A146]+7" office:value-type="date" office:date-value="2019-07-12">
            <text:p>12 juil. 2019</text:p>
          </table:table-cell>
          <table:table-cell table:style-name="ce42" table:formula="of:=MIN([.B$108:.B146])-1" office:value-type="float" office:value="14">
            <text:p>14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8">
            <text:p>8</text:p>
          </table:table-cell>
          <table:table-cell table:style-name="ce123"/>
          <table:table-cell table:style-name="ce152" office:value-type="float" office:value="4">
            <text:p>4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295" office:value-type="string" table:number-columns-spanned="1" table:number-rows-spanned="8">
            <text:p>salle poterie fermée</text:p>
            <text:p>Distribution sur le parking</text:p>
          </table:table-cell>
          <table:table-cell table:number-columns-repeated="1006"/>
        </table:table-row>
        <table:table-row table:style-name="ro12" table:visibility="collapse">
          <table:table-cell table:style-name="ce32" table:formula="of:=[.A147]+7" office:value-type="date" office:date-value="2019-07-19">
            <text:p>19 juil. 2019</text:p>
          </table:table-cell>
          <table:table-cell table:style-name="ce42" table:formula="of:=MIN([.B$108:.B147])-1" office:value-type="float" office:value="13">
            <text:p>13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7">
            <text:p>7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2"/>
          <table:table-cell table:number-columns-repeated="1006"/>
        </table:table-row>
        <table:table-row table:style-name="ro12" table:visibility="collapse">
          <table:table-cell table:style-name="ce32" table:formula="of:=[.A148]+7" office:value-type="date" office:date-value="2019-07-26">
            <text:p>26 juil. 2019</text:p>
          </table:table-cell>
          <table:table-cell table:style-name="ce42" table:formula="of:=MIN([.B$108:.B148])-1" office:value-type="float" office:value="12">
            <text:p>12</text:p>
          </table:table-cell>
          <table:table-cell table:style-name="ce79" office:value-type="float" office:value="4">
            <text:p>4</text:p>
          </table:table-cell>
          <table:table-cell table:style-name="ce100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2"/>
          <table:table-cell table:number-columns-repeated="1006"/>
        </table:table-row>
        <table:table-row table:style-name="ro12" table:visibility="collapse">
          <table:table-cell table:style-name="ce31" table:formula="of:=[.A149]+7" office:value-type="date" office:date-value="2019-08-02">
            <text:p>2 août 2019</text:p>
          </table:table-cell>
          <table:table-cell table:style-name="ce42" table:formula="of:=MIN([.B$108:.B149])-1" office:value-type="float" office:value="11">
            <text:p>11</text:p>
          </table:table-cell>
          <table:table-cell table:style-name="ce80"/>
          <table:table-cell table:style-name="ce100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50]+7" office:value-type="date" office:date-value="2019-08-09">
            <text:p>9 août 2019</text:p>
          </table:table-cell>
          <table:table-cell table:style-name="ce42" table:formula="of:=MIN([.B$108:.B150])-1" office:value-type="float" office:value="10">
            <text:p>10</text:p>
          </table:table-cell>
          <table:table-cell table:style-name="ce80"/>
          <table:table-cell table:style-name="ce100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51]+7" office:value-type="date" office:date-value="2019-08-16">
            <text:p>16 août 2019</text:p>
          </table:table-cell>
          <table:table-cell table:style-name="ce42" table:formula="of:=MIN([.B$108:.B151])-1" office:value-type="float" office:value="9">
            <text:p>9</text:p>
          </table:table-cell>
          <table:table-cell table:style-name="ce80"/>
          <table:table-cell table:style-name="ce100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52]+7" office:value-type="date" office:date-value="2019-08-23">
            <text:p>23 août 2019</text:p>
          </table:table-cell>
          <table:table-cell table:style-name="ce42" table:formula="of:=MIN([.B$108:.B152])-1" office:value-type="float" office:value="8">
            <text:p>8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6">
            <text:p>6</text:p>
          </table:table-cell>
          <table:table-cell table:style-name="ce127" office:value-type="float" office:value="2">
            <text:p>2</text:p>
          </table:table-cell>
          <table:table-cell table:style-name="ce127" office:value-type="float" office:value="3">
            <text:p>3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1"/>
          <table:table-cell table:number-columns-repeated="1006"/>
        </table:table-row>
        <table:table-row table:style-name="ro12" table:visibility="collapse">
          <table:table-cell table:style-name="ce31" table:formula="of:=[.A153]+7" office:value-type="date" office:date-value="2019-08-30">
            <text:p>30 août 2019</text:p>
          </table:table-cell>
          <table:table-cell table:style-name="ce42" table:formula="of:=MIN([.B$108:.B153])-1" office:value-type="float" office:value="7">
            <text:p>7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5">
            <text:p>5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covered-table-cell table:style-name="ce31"/>
          <table:table-cell table:number-columns-repeated="1006"/>
        </table:table-row>
        <table:table-row table:style-name="ro12">
          <table:table-cell table:style-name="ce32" table:formula="of:=[.A154]+7" office:value-type="date" office:date-value="2019-09-06">
            <text:p>6 sept. 2019</text:p>
          </table:table-cell>
          <table:table-cell table:style-name="ce42" table:formula="of:=MIN([.B$108:.B154])-1" office:value-type="float" office:value="6">
            <text:p>6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4">
            <text:p>4</text:p>
          </table:table-cell>
          <table:table-cell table:style-name="ce123"/>
          <table:table-cell table:style-name="ce153" office:value-type="float" office:value="2">
            <text:p>2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12" office:value-type="float" office:value="6">
            <text:p>6</text:p>
          </table:table-cell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>
          <table:table-cell table:style-name="ce32" table:formula="of:=[.A155]+7" office:value-type="date" office:date-value="2019-09-13">
            <text:p>13 sept. 2019</text:p>
          </table:table-cell>
          <table:table-cell table:style-name="ce42" table:formula="of:=MIN([.B$108:.B155])-1" office:value-type="float" office:value="5">
            <text:p>5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3">
            <text:p>3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55])-1" office:value-type="float" office:value="3">
            <text:p>3</text:p>
          </table:table-cell>
          <table:table-cell table:style-name="ce210" office:value-type="float" office:value="2">
            <text:p>2</text:p>
          </table:table-cell>
          <table:table-cell table:style-name="Default"/>
          <table:table-cell table:style-name="ce230" office:value-type="float" office:value="1">
            <text:p>1</text:p>
          </table:table-cell>
          <table:table-cell table:style-name="ce256"/>
          <table:table-cell table:style-name="ce268"/>
          <table:table-cell table:style-name="ce278"/>
          <table:table-cell table:style-name="ce288"/>
          <table:table-cell table:style-name="ce32" office:value-type="string">
            <text:p>MIEL</text:p>
          </table:table-cell>
          <table:table-cell table:number-columns-repeated="1006"/>
        </table:table-row>
        <table:table-row table:style-name="ro12">
          <table:table-cell table:style-name="ce32" table:formula="of:=[.A156]+7" office:value-type="date" office:date-value="2019-09-20">
            <text:p>20 sept. 2019</text:p>
          </table:table-cell>
          <table:table-cell table:style-name="ce42" table:formula="of:=MIN([.B$108:.B156])-1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2">
            <text:p>2</text:p>
          </table:table-cell>
          <table:table-cell table:number-columns-repeated="2" table:style-name="ce128" office:value-type="float" office:value="1">
            <text:p>1</text:p>
          </table:table-cell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>
          <table:table-cell table:style-name="ce32" table:formula="of:=[.A157]+7" office:value-type="date" office:date-value="2019-09-27">
            <text:p>27 sept. 2019</text:p>
          </table:table-cell>
          <table:table-cell table:style-name="ce42" table:formula="of:=MIN([.B$108:.B157])-1" office:value-type="float" office:value="3">
            <text:p>3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1">
            <text:p>1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57])-1" office:value-type="float" office:value="2">
            <text:p>2</text:p>
          </table:table-cell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2"/>
          <table:table-cell table:number-columns-repeated="1006"/>
        </table:table-row>
        <table:table-row table:style-name="ro12">
          <table:table-cell table:style-name="ce31" table:formula="of:=[.A158]+7" office:value-type="date" office:date-value="2019-10-04">
            <text:p>4 oct. 2019</text:p>
          </table:table-cell>
          <table:table-cell table:style-name="ce42" table:formula="of:=MIN([.B$108:.B158])-1" office:value-type="float" office:value="2">
            <text:p>2</text:p>
          </table:table-cell>
          <table:table-cell table:style-name="ce79" office:value-type="float" office:value="4">
            <text:p>4</text:p>
          </table:table-cell>
          <table:table-cell table:style-name="ce100" office:value-type="float" office:value="0">
            <text:p>0</text:p>
          </table:table-cell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12" office:value-type="float" office:value="5">
            <text:p>5</text:p>
          </table:table-cell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>
          <table:table-cell table:style-name="ce31" table:formula="of:=[.A159]+7" office:value-type="date" office:date-value="2019-10-11">
            <text:p>11 oct. 2019</text:p>
          </table:table-cell>
          <table:table-cell table:style-name="ce42" table:formula="of:=MIN([.B$108:.B159])-1" office:value-type="float" office:value="1">
            <text:p>1</text:p>
          </table:table-cell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82" table:formula="of:=MIN([.I$110:.I159])-1" office:value-type="float" office:value="1">
            <text:p>1</text:p>
          </table:table-cell>
          <table:table-cell table:style-name="ce210" office:value-type="float" office:value="1">
            <text:p>1</text:p>
          </table:table-cell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>
          <table:table-cell table:style-name="ce31" table:formula="of:=[.A160]+7" office:value-type="date" office:date-value="2019-10-18">
            <text:p>18 oct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>
          <table:table-cell table:style-name="ce31" table:formula="of:=[.A161]+7" office:value-type="date" office:date-value="2019-10-25">
            <text:p>25 oct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2">
          <table:table-cell table:style-name="ce32" table:formula="of:=[.A162]+7" office:value-type="date" office:date-value="2019-11-01">
            <text:p>1 nov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style-name="ce297" table:number-columns-repeated="1006"/>
        </table:table-row>
        <table:table-row table:style-name="ro12">
          <table:table-cell table:style-name="ce32" table:formula="of:=[.A163]+7" office:value-type="date" office:date-value="2019-11-08">
            <text:p>8 nov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12" office:value-type="float" office:value="4">
            <text:p>4</text:p>
          </table:table-cell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style-name="ce297" table:number-columns-repeated="1006"/>
        </table:table-row>
        <table:table-row table:style-name="ro12">
          <table:table-cell table:style-name="ce32" table:formula="of:=[.A164]+7" office:value-type="date" office:date-value="2019-11-15">
            <text:p>15 nov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0">
          <table:table-cell table:style-name="ce32" table:formula="of:=[.A165]+7" office:value-type="date" office:date-value="2019-11-22">
            <text:p>22 nov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7">
          <table:table-cell table:style-name="ce32" table:formula="of:=[.A166]+7" office:value-type="date" office:date-value="2019-11-29">
            <text:p>29 nov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12" office:value-type="float" office:value="3">
            <text:p>3</text:p>
          </table:table-cell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0">
          <table:table-cell table:style-name="ce31" table:formula="of:=[.A167]+7" office:value-type="date" office:date-value="2019-12-06">
            <text:p>6 déc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0">
          <table:table-cell table:style-name="ce31" table:formula="of:=[.A168]+7" office:value-type="date" office:date-value="2019-12-13">
            <text:p>13 déc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7">
          <table:table-cell table:style-name="ce31" table:formula="of:=[.A169]+7" office:value-type="date" office:date-value="2019-12-20">
            <text:p>20 déc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12" office:value-type="float" office:value="2">
            <text:p>2</text:p>
          </table:table-cell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0">
          <table:table-cell table:style-name="ce31" table:formula="of:=[.A170]+7" office:value-type="date" office:date-value="2019-12-27">
            <text:p>27 déc. 2019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10">
          <table:table-cell table:style-name="ce32" table:formula="of:=[.A171]+7" office:value-type="date" office:date-value="2020-01-03">
            <text:p>3 janv. 2020</text:p>
          </table:table-cell>
          <table:table-cell table:style-name="ce42"/>
          <table:table-cell table:style-name="ce79" office:value-type="float" office:value="4">
            <text:p>4</text:p>
          </table:table-cell>
          <table:table-cell table:style-name="ce101"/>
          <table:table-cell table:style-name="ce123"/>
          <table:table-cell table:style-name="ce147"/>
          <table:table-cell table:style-name="ce167"/>
          <table:table-cell table:style-name="ce179"/>
          <table:table-cell table:style-name="ce194"/>
          <table:table-cell table:style-name="ce210"/>
          <table:table-cell table:style-name="ce227"/>
          <table:table-cell table:style-name="ce242"/>
          <table:table-cell table:style-name="ce256"/>
          <table:table-cell table:style-name="ce268"/>
          <table:table-cell table:style-name="ce278"/>
          <table:table-cell table:style-name="ce288"/>
          <table:table-cell table:style-name="ce31"/>
          <table:table-cell table:number-columns-repeated="1006"/>
        </table:table-row>
        <table:table-row table:style-name="ro7">
          <table:table-cell table:style-name="ce31" table:formula="of:=[.A172]+7" office:value-type="date" office:date-value="2020-01-10">
            <text:p>10 janv. 2020</text:p>
          </table:table-cell>
          <table:table-cell table:style-name="ce44"/>
          <table:table-cell table:style-name="ce81"/>
          <table:table-cell table:style-name="ce103"/>
          <table:table-cell table:style-name="ce129"/>
          <table:table-cell table:style-name="ce154"/>
          <table:table-cell table:style-name="ce168"/>
          <table:table-cell table:style-name="ce180"/>
          <table:table-cell table:style-name="ce195"/>
          <table:table-cell table:style-name="ce211"/>
          <table:table-cell table:style-name="ce228"/>
          <table:table-cell table:style-name="ce243"/>
          <table:table-cell table:style-name="ce257"/>
          <table:table-cell table:style-name="ce269"/>
          <table:table-cell/>
          <table:table-cell table:style-name="ce289"/>
          <table:table-cell table:number-columns-repeated="1007"/>
        </table:table-row>
        <table:table-row table:style-name="ro7">
          <table:table-cell table:style-name="ce32" table:formula="of:=[.A173]+7" office:value-type="date" office:date-value="2020-01-17">
            <text:p>17 janv. 2020</text:p>
          </table:table-cell>
          <table:table-cell table:style-name="ce44"/>
          <table:table-cell table:style-name="ce81"/>
          <table:table-cell table:style-name="ce103"/>
          <table:table-cell table:style-name="ce129"/>
          <table:table-cell table:style-name="ce154"/>
          <table:table-cell table:style-name="ce168"/>
          <table:table-cell table:style-name="ce180"/>
          <table:table-cell table:style-name="ce195"/>
          <table:table-cell table:style-name="ce211"/>
          <table:table-cell table:style-name="ce228"/>
          <table:table-cell table:style-name="ce243"/>
          <table:table-cell table:style-name="ce257"/>
          <table:table-cell table:style-name="ce269"/>
          <table:table-cell/>
          <table:table-cell table:style-name="ce289"/>
          <table:table-cell table:number-columns-repeated="1007"/>
        </table:table-row>
        <table:table-row table:style-name="ro7">
          <table:table-cell table:style-name="ce31" table:formula="of:=[.A174]+7" office:value-type="date" office:date-value="2020-01-24">
            <text:p>24 janv. 2020</text:p>
          </table:table-cell>
          <table:table-cell table:style-name="ce44"/>
          <table:table-cell table:style-name="ce81"/>
          <table:table-cell table:style-name="ce103"/>
          <table:table-cell table:style-name="ce129"/>
          <table:table-cell table:style-name="ce154"/>
          <table:table-cell table:style-name="ce168"/>
          <table:table-cell table:style-name="ce180"/>
          <table:table-cell table:style-name="ce195"/>
          <table:table-cell table:style-name="ce211"/>
          <table:table-cell table:style-name="ce212" office:value-type="float" office:value="1">
            <text:p>1</text:p>
          </table:table-cell>
          <table:table-cell table:style-name="ce243"/>
          <table:table-cell table:style-name="ce257"/>
          <table:table-cell table:style-name="ce269"/>
          <table:table-cell/>
          <table:table-cell table:style-name="ce289"/>
          <table:table-cell table:number-columns-repeated="1007"/>
        </table:table-row>
        <table:table-row table:style-name="ro7" table:number-rows-repeated="13">
          <table:table-cell table:style-name="ce28"/>
          <table:table-cell table:style-name="ce44"/>
          <table:table-cell table:style-name="ce81"/>
          <table:table-cell table:style-name="ce103"/>
          <table:table-cell table:style-name="ce129"/>
          <table:table-cell table:style-name="ce154"/>
          <table:table-cell table:style-name="ce168"/>
          <table:table-cell table:style-name="ce180"/>
          <table:table-cell table:style-name="ce195"/>
          <table:table-cell table:style-name="ce211"/>
          <table:table-cell table:style-name="ce228"/>
          <table:table-cell table:style-name="ce243"/>
          <table:table-cell table:style-name="ce257"/>
          <table:table-cell table:style-name="ce269"/>
          <table:table-cell/>
          <table:table-cell table:style-name="ce289"/>
          <table:table-cell table:number-columns-repeated="1007"/>
        </table:table-row>
        <table:table-row table:style-name="ro7" table:number-rows-repeated="313">
          <table:table-cell/>
          <table:table-cell table:style-name="ce44"/>
          <table:table-cell table:style-name="ce81"/>
          <table:table-cell table:style-name="ce103"/>
          <table:table-cell table:style-name="ce129"/>
          <table:table-cell table:style-name="ce154"/>
          <table:table-cell table:style-name="ce168"/>
          <table:table-cell table:style-name="ce180"/>
          <table:table-cell table:style-name="ce195"/>
          <table:table-cell table:style-name="ce211"/>
          <table:table-cell table:style-name="ce228"/>
          <table:table-cell table:style-name="ce243"/>
          <table:table-cell table:style-name="ce257"/>
          <table:table-cell table:style-name="ce269"/>
          <table:table-cell/>
          <table:table-cell table:style-name="ce289"/>
          <table:table-cell table:number-columns-repeated="1007"/>
        </table:table-row>
        <table:table-row table:style-name="ro7" table:number-rows-repeated="1048074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 table:print="false">
        <table:table-column table:style-name="co12" table:default-cell-style-name="ce530"/>
        <table:table-column table:style-name="co11" table:number-columns-repeated="2" table:default-cell-style-name="Default"/>
        <table:table-row table:style-name="ro7">
          <table:table-cell table:style-name="ce524" office:value-type="date" office:date-value="2012-03-02" calcext:value-type="date">
            <text:p>2012-03-02</text:p>
          </table:table-cell>
          <table:table-cell table:number-columns-repeated="2"/>
        </table:table-row>
        <table:table-row table:style-name="ro7">
          <table:table-cell table:style-name="ce524" table:formula="of:=[.A1]+7" office:value-type="date" office:date-value="2012-03-09" calcext:value-type="date">
            <text:p>2012-03-09</text:p>
          </table:table-cell>
          <table:table-cell table:number-columns-repeated="2"/>
        </table:table-row>
        <table:table-row table:style-name="ro7">
          <table:table-cell table:style-name="ce524" table:formula="of:=[.A2]+7" office:value-type="date" office:date-value="2012-03-16" calcext:value-type="date">
            <text:p>2012-03-16</text:p>
          </table:table-cell>
          <table:table-cell table:number-columns-repeated="2"/>
        </table:table-row>
        <table:table-row table:style-name="ro7">
          <table:table-cell table:style-name="ce524" table:formula="of:=[.A3]+7" office:value-type="date" office:date-value="2012-03-23" calcext:value-type="date">
            <text:p>2012-03-23</text:p>
          </table:table-cell>
          <table:table-cell table:number-columns-repeated="2"/>
        </table:table-row>
        <table:table-row table:style-name="ro7">
          <table:table-cell table:style-name="ce525" table:formula="of:=[.A4]+7" office:value-type="date" office:date-value="2012-03-30" calcext:value-type="date">
            <text:p>2012-03-30</text:p>
          </table:table-cell>
          <table:table-cell table:number-columns-repeated="2"/>
        </table:table-row>
        <table:table-row table:style-name="ro7">
          <table:table-cell table:style-name="ce525" table:formula="of:=[.A5]+7" office:value-type="date" office:date-value="2012-04-06" calcext:value-type="date">
            <text:p>2012-04-06</text:p>
          </table:table-cell>
          <table:table-cell table:number-columns-repeated="2"/>
        </table:table-row>
        <table:table-row table:style-name="ro7">
          <table:table-cell table:style-name="ce525" table:formula="of:=[.A6]+7" office:value-type="date" office:date-value="2012-04-13" calcext:value-type="date">
            <text:p>2012-04-13</text:p>
          </table:table-cell>
          <table:table-cell table:number-columns-repeated="2"/>
        </table:table-row>
        <table:table-row table:style-name="ro7">
          <table:table-cell table:style-name="ce525" table:formula="of:=[.A7]+7" office:value-type="date" office:date-value="2012-04-20" calcext:value-type="date">
            <text:p>2012-04-20</text:p>
          </table:table-cell>
          <table:table-cell table:number-columns-repeated="2"/>
        </table:table-row>
        <table:table-row table:style-name="ro7">
          <table:table-cell table:style-name="ce524" table:formula="of:=[.A8]+7" office:value-type="date" office:date-value="2012-04-27" calcext:value-type="date">
            <text:p>2012-04-27</text:p>
          </table:table-cell>
          <table:table-cell table:number-columns-repeated="2"/>
        </table:table-row>
        <table:table-row table:style-name="ro7">
          <table:table-cell table:style-name="ce524" table:formula="of:=[.A9]+7" office:value-type="date" office:date-value="2012-05-04" calcext:value-type="date">
            <text:p>2012-05-04</text:p>
          </table:table-cell>
          <table:table-cell table:number-columns-repeated="2"/>
        </table:table-row>
        <table:table-row table:style-name="ro7">
          <table:table-cell table:style-name="ce526" table:formula="of:=[.A10]+7" office:value-type="date" office:date-value="2012-05-11" calcext:value-type="date">
            <text:p>2012-05-11</text:p>
          </table:table-cell>
          <table:table-cell table:number-columns-repeated="2"/>
        </table:table-row>
        <table:table-row table:style-name="ro7">
          <table:table-cell table:style-name="ce524" table:formula="of:=[.A11]+7" office:value-type="date" office:date-value="2012-05-18" calcext:value-type="date">
            <text:p>2012-05-18</text:p>
          </table:table-cell>
          <table:table-cell table:number-columns-repeated="2"/>
        </table:table-row>
        <table:table-row table:style-name="ro7">
          <table:table-cell table:style-name="ce525" table:formula="of:=[.A12]+7" office:value-type="date" office:date-value="2012-05-25" calcext:value-type="date">
            <text:p>2012-05-25</text:p>
          </table:table-cell>
          <table:table-cell table:number-columns-repeated="2"/>
        </table:table-row>
        <table:table-row table:style-name="ro7">
          <table:table-cell table:style-name="ce525" table:formula="of:=[.A13]+7" office:value-type="date" office:date-value="2012-06-01" calcext:value-type="date">
            <text:p>2012-06-01</text:p>
          </table:table-cell>
          <table:table-cell table:number-columns-repeated="2"/>
        </table:table-row>
        <table:table-row table:style-name="ro7">
          <table:table-cell table:style-name="ce525" table:formula="of:=[.A14]+7" office:value-type="date" office:date-value="2012-06-08" calcext:value-type="date">
            <text:p>2012-06-08</text:p>
          </table:table-cell>
          <table:table-cell table:number-columns-repeated="2"/>
        </table:table-row>
        <table:table-row table:style-name="ro7">
          <table:table-cell table:style-name="ce525" table:formula="of:=[.A15]+7" office:value-type="date" office:date-value="2012-06-15" calcext:value-type="date">
            <text:p>2012-06-15</text:p>
          </table:table-cell>
          <table:table-cell table:number-columns-repeated="2"/>
        </table:table-row>
        <table:table-row table:style-name="ro7">
          <table:table-cell table:style-name="ce525" table:formula="of:=[.A16]+7" office:value-type="date" office:date-value="2012-06-22" calcext:value-type="date">
            <text:p>2012-06-22</text:p>
          </table:table-cell>
          <table:table-cell table:number-columns-repeated="2"/>
        </table:table-row>
        <table:table-row table:style-name="ro7">
          <table:table-cell table:style-name="ce524" table:formula="of:=[.A17]+7" office:value-type="date" office:date-value="2012-06-29" calcext:value-type="date">
            <text:p>2012-06-29</text:p>
          </table:table-cell>
          <table:table-cell table:number-columns-repeated="2"/>
        </table:table-row>
        <table:table-row table:style-name="ro7">
          <table:table-cell table:style-name="ce524" table:formula="of:=[.A18]+7" office:value-type="date" office:date-value="2012-07-06" calcext:value-type="date">
            <text:p>2012-07-06</text:p>
          </table:table-cell>
          <table:table-cell table:number-columns-repeated="2"/>
        </table:table-row>
        <table:table-row table:style-name="ro7">
          <table:table-cell table:style-name="ce524" table:formula="of:=[.A19]+7" office:value-type="date" office:date-value="2012-07-13" calcext:value-type="date">
            <text:p>2012-07-13</text:p>
          </table:table-cell>
          <table:table-cell table:number-columns-repeated="2"/>
        </table:table-row>
        <table:table-row table:style-name="ro7">
          <table:table-cell table:style-name="ce524" table:formula="of:=[.A20]+7" office:value-type="date" office:date-value="2012-07-20" calcext:value-type="date">
            <text:p>2012-07-20</text:p>
          </table:table-cell>
          <table:table-cell table:number-columns-repeated="2"/>
        </table:table-row>
        <table:table-row table:style-name="ro7">
          <table:table-cell table:style-name="ce525" table:formula="of:=[.A21]+7" office:value-type="date" office:date-value="2012-07-27" calcext:value-type="date">
            <text:p>2012-07-27</text:p>
          </table:table-cell>
          <table:table-cell table:number-columns-repeated="2"/>
        </table:table-row>
        <table:table-row table:style-name="ro7">
          <table:table-cell table:style-name="ce525" table:formula="of:=[.A22]+7" office:value-type="date" office:date-value="2012-08-03" calcext:value-type="date">
            <text:p>2012-08-03</text:p>
          </table:table-cell>
          <table:table-cell table:number-columns-repeated="2"/>
        </table:table-row>
        <table:table-row table:style-name="ro7">
          <table:table-cell table:style-name="ce525" table:formula="of:=[.A23]+7" office:value-type="date" office:date-value="2012-08-10" calcext:value-type="date">
            <text:p>2012-08-10</text:p>
          </table:table-cell>
          <table:table-cell table:number-columns-repeated="2"/>
        </table:table-row>
        <table:table-row table:style-name="ro7">
          <table:table-cell table:style-name="ce525" table:formula="of:=[.A24]+7" office:value-type="date" office:date-value="2012-08-17" calcext:value-type="date">
            <text:p>2012-08-17</text:p>
          </table:table-cell>
          <table:table-cell table:number-columns-repeated="2"/>
        </table:table-row>
        <table:table-row table:style-name="ro7">
          <table:table-cell table:style-name="ce525" table:formula="of:=[.A25]+7" office:value-type="date" office:date-value="2012-08-24" calcext:value-type="date">
            <text:p>2012-08-24</text:p>
          </table:table-cell>
          <table:table-cell table:number-columns-repeated="2"/>
        </table:table-row>
        <table:table-row table:style-name="ro7">
          <table:table-cell table:style-name="ce527" table:formula="of:=[.A26]+7" office:value-type="date" office:date-value="2012-08-31" calcext:value-type="date">
            <text:p>2012-08-31</text:p>
          </table:table-cell>
          <table:table-cell table:number-columns-repeated="2"/>
        </table:table-row>
        <table:table-row table:style-name="ro7">
          <table:table-cell table:style-name="ce527" table:formula="of:=[.A27]+7" office:value-type="date" office:date-value="2012-09-07" calcext:value-type="date">
            <text:p>2012-09-07</text:p>
          </table:table-cell>
          <table:table-cell table:number-columns-repeated="2"/>
        </table:table-row>
        <table:table-row table:style-name="ro7">
          <table:table-cell table:style-name="ce527" table:formula="of:=[.A28]+7" office:value-type="date" office:date-value="2012-09-14" calcext:value-type="date">
            <text:p>2012-09-14</text:p>
          </table:table-cell>
          <table:table-cell table:number-columns-repeated="2"/>
        </table:table-row>
        <table:table-row table:style-name="ro7">
          <table:table-cell table:style-name="ce527" table:formula="of:=[.A29]+7" office:value-type="date" office:date-value="2012-09-21" calcext:value-type="date">
            <text:p>2012-09-21</text:p>
          </table:table-cell>
          <table:table-cell table:number-columns-repeated="2"/>
        </table:table-row>
        <table:table-row table:style-name="ro7">
          <table:table-cell table:style-name="ce525" table:formula="of:=[.A30]+7" office:value-type="date" office:date-value="2012-09-28" calcext:value-type="date">
            <text:p>2012-09-28</text:p>
          </table:table-cell>
          <table:table-cell table:number-columns-repeated="2"/>
        </table:table-row>
        <table:table-row table:style-name="ro8">
          <table:table-cell table:style-name="ce273" office:value-type="string" calcext:value-type="string">
            <text:p>Contrat</text:p>
          </table:table-cell>
          <table:table-cell table:number-columns-repeated="2" table:style-name="ce273" office:value-type="string" calcext:value-type="string">
            <text:p>2013-2014</text:p>
          </table:table-cell>
        </table:table-row>
        <table:table-row table:style-name="ro7">
          <table:table-cell table:style-name="ce528" office:value-type="string" calcext:value-type="string">
            <text:p>Légumes</text:p>
          </table:table-cell>
          <table:table-cell table:style-name="ce531"/>
          <table:table-cell table:style-name="ce540"/>
        </table:table-row>
        <table:table-row table:style-name="ro7">
          <table:table-cell table:style-name="ce528" office:value-type="string" calcext:value-type="string">
            <text:p>Produits laitiers</text:p>
          </table:table-cell>
          <table:table-cell table:style-name="ce532"/>
          <table:table-cell table:style-name="ce541"/>
        </table:table-row>
        <table:table-row table:style-name="ro7">
          <table:table-cell table:style-name="ce528" office:value-type="string" calcext:value-type="string">
            <text:p>Oeufs</text:p>
          </table:table-cell>
          <table:table-cell table:style-name="ce533"/>
          <table:table-cell table:style-name="ce542"/>
        </table:table-row>
        <table:table-row table:style-name="ro7">
          <table:table-cell table:style-name="ce528" office:value-type="string" calcext:value-type="string">
            <text:p>Pommes</text:p>
          </table:table-cell>
          <table:table-cell table:style-name="ce534" table:number-columns-repeated="2"/>
        </table:table-row>
        <table:table-row table:style-name="ro7">
          <table:table-cell table:style-name="ce528" office:value-type="string" calcext:value-type="string">
            <text:p>Pains</text:p>
          </table:table-cell>
          <table:table-cell table:style-name="ce535"/>
          <table:table-cell table:style-name="ce543"/>
        </table:table-row>
        <table:table-row table:style-name="ro4">
          <table:table-cell table:style-name="ce528" office:value-type="string" calcext:value-type="string">
            <text:p>Poulets</text:p>
          </table:table-cell>
          <table:table-cell table:style-name="ce536"/>
          <table:table-cell table:style-name="poulet"/>
        </table:table-row>
        <table:table-row table:style-name="ro7">
          <table:table-cell table:style-name="ce528" office:value-type="string" calcext:value-type="string">
            <text:p>Chèvre</text:p>
          </table:table-cell>
          <table:table-cell table:style-name="ce537"/>
          <table:table-cell table:style-name="ce544"/>
        </table:table-row>
        <table:table-row table:style-name="ro7">
          <table:table-cell table:style-name="ce528" office:value-type="string" calcext:value-type="string">
            <text:p>Champignons</text:p>
          </table:table-cell>
          <table:table-cell table:style-name="ce538"/>
          <table:table-cell table:style-name="ce545"/>
        </table:table-row>
        <table:table-row table:style-name="ro4">
          <table:table-cell table:style-name="ce528" office:value-type="string" calcext:value-type="string">
            <text:p>Huiles &amp; farines</text:p>
          </table:table-cell>
          <table:table-cell table:style-name="ce102"/>
          <table:table-cell table:style-name="ce322"/>
        </table:table-row>
        <table:table-row table:style-name="ro7">
          <table:table-cell table:style-name="ce529"/>
          <table:table-cell table:style-name="ce539"/>
          <table:table-cell/>
        </table:table-row>
        <table:table-row table:style-name="ro7">
          <table:table-cell table:style-name="ce525" table:formula="of:=[.A42]+7" office:value-type="date" office:date-value="1900-01-06" calcext:value-type="date">
            <text:p>1900-01-06</text:p>
          </table:table-cell>
          <table:table-cell table:number-columns-repeated="2"/>
        </table:table-row>
        <table:table-row table:style-name="ro7">
          <table:table-cell table:style-name="ce527" table:formula="of:=[.A43]+7" office:value-type="date" office:date-value="1900-01-13" calcext:value-type="date">
            <text:p>1900-01-13</text:p>
          </table:table-cell>
          <table:table-cell table:number-columns-repeated="2"/>
        </table:table-row>
        <table:table-row table:style-name="ro7">
          <table:table-cell table:style-name="ce527" table:formula="of:=[.A44]+7" office:value-type="date" office:date-value="1900-01-20" calcext:value-type="date">
            <text:p>1900-01-20</text:p>
          </table:table-cell>
          <table:table-cell table:number-columns-repeated="2"/>
        </table:table-row>
        <table:table-row table:style-name="ro7">
          <table:table-cell table:style-name="ce527" table:formula="of:=[.A45]+7" office:value-type="date" office:date-value="1900-01-27" calcext:value-type="date">
            <text:p>1900-01-27</text:p>
          </table:table-cell>
          <table:table-cell table:number-columns-repeated="2"/>
        </table:table-row>
        <table:table-row table:style-name="ro7">
          <table:table-cell table:style-name="ce527" table:formula="of:=[.A46]+7" office:value-type="date" office:date-value="1900-02-03" calcext:value-type="date">
            <text:p>1900-02-03</text:p>
          </table:table-cell>
          <table:table-cell table:number-columns-repeated="2"/>
        </table:table-row>
        <table:table-row table:style-name="ro7">
          <table:table-cell table:style-name="ce525" table:formula="of:=[.A47]+7" office:value-type="date" office:date-value="1900-02-10" calcext:value-type="date">
            <text:p>1900-02-10</text:p>
          </table:table-cell>
          <table:table-cell table:number-columns-repeated="2"/>
        </table:table-row>
        <table:table-row table:style-name="ro7">
          <table:table-cell table:style-name="ce525" table:formula="of:=[.A48]+7" office:value-type="date" office:date-value="1900-02-17" calcext:value-type="date">
            <text:p>1900-02-17</text:p>
          </table:table-cell>
          <table:table-cell table:number-columns-repeated="2"/>
        </table:table-row>
        <table:table-row table:style-name="ro7">
          <table:table-cell table:style-name="ce525" table:formula="of:=[.A49]+7" office:value-type="date" office:date-value="1900-02-24" calcext:value-type="date">
            <text:p>1900-02-24</text:p>
          </table:table-cell>
          <table:table-cell table:number-columns-repeated="2"/>
        </table:table-row>
        <table:table-row table:style-name="ro7">
          <table:table-cell table:style-name="ce525" table:formula="of:=[.A50]+7" office:value-type="date" office:date-value="1900-03-03" calcext:value-type="date">
            <text:p>1900-03-03</text:p>
          </table:table-cell>
          <table:table-cell table:number-columns-repeated="2"/>
        </table:table-row>
        <table:table-row table:style-name="ro7">
          <table:table-cell table:style-name="ce527" table:formula="of:=[.A51]+7" office:value-type="date" office:date-value="1900-03-10" calcext:value-type="date">
            <text:p>1900-03-10</text:p>
          </table:table-cell>
          <table:table-cell table:number-columns-repeated="2"/>
        </table:table-row>
        <table:table-row table:style-name="ro7" table:number-rows-repeated="1048523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Bahnschrift Light Condensed" svg:font-family="'Bahnschrift Light Condensed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egumes" style:family="table-cell" style:parent-style-name="Default">
      <style:table-cell-properties fo:background-color="#00ae00"/>
    </style:style>
    <style:style style:name="oeufs_20_" style:display-name="oeufs " style:family="table-cell" style:parent-style-name="Default">
      <style:table-cell-properties fo:background-color="#ffff66" fo:border="0.002cm solid #000000" css3t:text-justify="auto"/>
    </style:style>
    <style:style style:name="pas_20_livraison" style:display-name="pas livraison" style:family="table-cell" style:parent-style-name="Default">
      <style:table-cell-properties fo:background-color="transparent"/>
      <style:text-properties fo:color="#ffffff"/>
    </style:style>
    <style:style style:name="pain" style:family="table-cell" style:parent-style-name="Default">
      <style:table-cell-properties fo:background-color="#ff6600"/>
      <style:text-properties fo:color="#ff6600"/>
    </style:style>
    <style:style style:name="Millet" style:family="table-cell" style:parent-style-name="Default">
      <style:table-cell-properties fo:background-color="#0099ff"/>
    </style:style>
    <style:style style:name="chevre" style:family="table-cell" style:parent-style-name="Default">
      <style:table-cell-properties fo:background-color="#0000ff"/>
    </style:style>
    <style:style style:name="pomme" style:family="table-cell" style:parent-style-name="Default">
      <style:table-cell-properties fo:background-color="#ff0000"/>
    </style:style>
    <style:style style:name="poulet" style:family="table-cell" style:parent-style-name="Default">
      <style:table-cell-properties fo:background-color="#663300"/>
    </style:style>
    <style:style style:name="produit_20_laitier" style:display-name="produit laitier" style:family="table-cell" style:parent-style-name="Heading">
      <style:table-cell-properties fo:background-color="#ff00ff"/>
      <style:text-properties fo:font-size="10pt" fo:font-style="normal" fo:font-weight="normal"/>
    </style:style>
    <style:style style:name="champignons" style:family="table-cell" style:parent-style-name="Default">
      <style:table-cell-properties fo:background-color="#b3b300"/>
    </style:style>
    <style:style style:name="fraises" style:family="table-cell" style:parent-style-name="Default">
      <style:table-cell-properties fo:background-color="#b3b3b3"/>
    </style:style>
    <style:style style:name="produits_20_laitiers" style:display-name="produits laitiers" style:family="table-cell" style:parent-style-name="Default">
      <style:table-cell-properties fo:background-color="#ff99ff"/>
    </style:style>
    <style:style style:name="Fraises" style:family="table-cell" style:parent-style-name="Default">
      <style:table-cell-properties fo:background-color="#801900"/>
    </style:style>
    <style:style style:name="Kiwis" style:family="table-cell" style:parent-style-name="Default">
      <style:table-cell-properties fo:background-color="#66ff66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cm" fo:margin-right="0.101cm" style:shadow="none" fo:background-color="#ffffff" style:writing-mode="lr-tb" loext:scale-to-X="1" loext:scale-to-Y="3">
        <style:background-image/>
      </style:page-layout-properties>
      <style:header-style>
        <style:header-footer-properties fo:min-height="0.45cm" fo:margin-left="0cm" fo:margin-right="0cm" fo:margin-bottom="0.199cm"/>
      </style:header-style>
      <style:footer-style>
        <style:header-footer-properties fo:min-height="0.699cm" fo:margin-left="0.101cm" fo:margin-right="0.101cm" fo:margin-top="0.1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text-outline="false" style:text-line-through-styl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ja" style:country-asian="JP" style:font-style-asian="normal" style:font-weight-asian="normal" style:font-name-complex="Tahoma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2">modifié le </text:span><text:span text:style-name="MT2"><text:date style:data-style-name="N2" text:date-value="2019-09-03">03/09/2019</text:date></text:span></text:p>
        </style:region-left>
        <style:region-center>
          <text:p><text:span text:style-name="MT1">Planning des distributions <text:s/>de l'Amap LesGUMES</text:span></text:p>
        </style:region-center>
      </style:header>
      <style:header-left style:display="false"/>
      <style:footer>
        <style:region-left>
          <text:p><text:span text:style-name="MT3">(le numéro indique le nombre de distributions restantes du contrat en cours)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3/09/2019</text:date>, <text:time>22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7:27:00.84</meta:creation-date>
    <meta:editing-duration>PT18H2M18S</meta:editing-duration>
    <meta:editing-cycles>196</meta:editing-cycles>
    <meta:generator>OpenOffice/4.1.0$Win32 OpenOffice.org_project/410m18$Build-9764</meta:generator>
    <meta:initial-creator>Jean-Noël NICOLAS</meta:initial-creator>
    <dc:date>2019-09-03T22:18:38.28</dc:date>
    <dc:creator>Jean-Noel NICOLAS</dc:creator>
    <meta:document-statistic meta:table-count="3" meta:cell-count="1055" meta:object-count="0"/>
    <meta:user-defined meta:name="Info 1"/>
    <meta:user-defined meta:name="Info 2"/>
    <meta:user-defined meta:name="Info 3"/>
    <meta:user-defined meta:name="Info 4"/>
  </office:meta>
</office:document-meta>
</file>